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7146in"/>
    </style:style>
    <style:style style:name="Table1.B" style:family="table-column">
      <style:table-column-properties style:column-width="2.9361in"/>
    </style:style>
    <style:style style:name="Table1.C" style:family="table-column">
      <style:table-column-properties style:column-width="2.2743in"/>
    </style:style>
    <style:style style:name="Table1.A1" style:family="table-cell">
      <style:table-cell-properties style:vertical-align="middle" fo:padding="0.0194in" fo:border="none"/>
    </style:style>
    <style:style style:name="Table2" style:family="table">
      <style:table-properties style:width="5.9396in" table:align="left"/>
    </style:style>
    <style:style style:name="Table2.A" style:family="table-column">
      <style:table-column-properties style:column-width="0.4542in"/>
    </style:style>
    <style:style style:name="Table2.B" style:family="table-column">
      <style:table-column-properties style:column-width="0.7986in"/>
    </style:style>
    <style:style style:name="Table2.C" style:family="table-column">
      <style:table-column-properties style:column-width="0.9396in"/>
    </style:style>
    <style:style style:name="Table2.D" style:family="table-column">
      <style:table-column-properties style:column-width="1.5826in"/>
    </style:style>
    <style:style style:name="Table2.E" style:family="table-column">
      <style:table-column-properties style:column-width="2.1646in"/>
    </style:style>
    <style:style style:name="Table2.A1" style:family="table-cell">
      <style:table-cell-properties style:vertical-align="middle" fo:padding="0.0194in" fo:border="none"/>
    </style:style>
    <style:style style:name="P1" style:family="paragraph" style:parent-style-name="Heading_20_2">
      <style:paragraph-properties fo:margin-left="0in" fo:margin-right="0in" fo:text-indent="0in" style:auto-text-indent="false"/>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list-style-name="L5"/>
    <style:style style:name="P4" style:family="paragraph" style:parent-style-name="Preformatted_20_Text" style:list-style-name="L5">
      <style:paragraph-properties fo:margin-top="0in" fo:margin-bottom="0.1965in" style:contextual-spacing="false"/>
    </style:style>
    <style:style style:name="P5" style:family="paragraph" style:parent-style-name="Preformatted_20_Text" style:list-style-name="L9">
      <style:paragraph-properties fo:margin-top="0in" fo:margin-bottom="0.1965in" style:contextual-spacing="false"/>
    </style:style>
    <style:style style:name="P6" style:family="paragraph" style:parent-style-name="Preformatted_20_Text" style:list-style-name="L10"/>
    <style:style style:name="P7" style:family="paragraph" style:parent-style-name="Preformatted_20_Text" style:list-style-name="L10">
      <style:paragraph-properties fo:margin-top="0in" fo:margin-bottom="0.1965in" style:contextual-spacing="false"/>
    </style:style>
    <style:style style:name="P8" style:family="paragraph" style:parent-style-name="Preformatted_20_Text" style:list-style-name="L11"/>
    <style:style style:name="P9" style:family="paragraph" style:parent-style-name="Preformatted_20_Text" style:list-style-name="L11">
      <style:paragraph-properties fo:margin-top="0in" fo:margin-bottom="0.1965in" style:contextual-spacing="false"/>
    </style:style>
    <style:style style:name="P10" style:family="paragraph" style:parent-style-name="Preformatted_20_Text" style:list-style-name="L13">
      <style:paragraph-properties fo:margin-top="0in" fo:margin-bottom="0.1965in" style:contextual-spacing="false"/>
    </style:style>
    <style:style style:name="P11" style:family="paragraph" style:parent-style-name="Preformatted_20_Text" style:list-style-name="L23">
      <style:paragraph-properties fo:margin-top="0in" fo:margin-bottom="0.1965in" style:contextual-spacing="false"/>
    </style:style>
    <style:style style:name="P12" style:family="paragraph" style:parent-style-name="Preformatted_20_Text" style:list-style-name="L28"/>
    <style:style style:name="P13" style:family="paragraph" style:parent-style-name="Preformatted_20_Text" style:list-style-name="L28">
      <style:paragraph-properties fo:margin-top="0in" fo:margin-bottom="0.1965in" style:contextual-spacing="false"/>
    </style:style>
    <style:style style:name="P14" style:family="paragraph" style:parent-style-name="Preformatted_20_Text" style:list-style-name="L31">
      <style:paragraph-properties fo:margin-top="0in" fo:margin-bottom="0.1965in" style:contextual-spacing="false"/>
    </style:style>
    <style:style style:name="P15" style:family="paragraph" style:parent-style-name="Preformatted_20_Text" style:list-style-name="L36"/>
    <style:style style:name="P16" style:family="paragraph" style:parent-style-name="Preformatted_20_Text" style:list-style-name="L36">
      <style:paragraph-properties fo:margin-top="0in" fo:margin-bottom="0.1965in" style:contextual-spacing="false"/>
    </style:style>
    <style:style style:name="P17" style:family="paragraph" style:parent-style-name="Preformatted_20_Text" style:list-style-name="L53">
      <style:paragraph-properties fo:margin-top="0in" fo:margin-bottom="0.1965in" style:contextual-spacing="false"/>
    </style:style>
    <style:style style:name="P18" style:family="paragraph" style:parent-style-name="Preformatted_20_Text" style:list-style-name="L54"/>
    <style:style style:name="P19" style:family="paragraph" style:parent-style-name="Preformatted_20_Text" style:list-style-name="L54">
      <style:paragraph-properties fo:margin-top="0in" fo:margin-bottom="0.1965in" style:contextual-spacing="false"/>
    </style:style>
    <style:style style:name="P20" style:family="paragraph" style:parent-style-name="Preformatted_20_Text" style:list-style-name="L55"/>
    <style:style style:name="P21" style:family="paragraph" style:parent-style-name="Preformatted_20_Text" style:list-style-name="L55">
      <style:paragraph-properties fo:margin-top="0in" fo:margin-bottom="0.1965in" style:contextual-spacing="false"/>
    </style:style>
    <style:style style:name="P22" style:family="paragraph" style:parent-style-name="Quotations">
      <style:text-properties fo:font-style="italic"/>
    </style:style>
    <style:style style:name="P23" style:family="paragraph" style:parent-style-name="Quotations" style:list-style-name="L30">
      <style:text-properties fo:font-style="italic"/>
    </style:style>
    <style:style style:name="P24" style:family="paragraph" style:parent-style-name="Quotations">
      <style:text-properties fo:font-weight="bold"/>
    </style:style>
    <style:style style:name="P25" style:family="paragraph" style:parent-style-name="Quotations" style:list-style-name="L30"/>
    <style:style style:name="P26" style:family="paragraph" style:parent-style-name="Quotations" style:list-style-name="L63"/>
    <style:style style:name="P27" style:family="paragraph" style:parent-style-name="Table_20_Contents">
      <style:text-properties fo:font-weight="bold"/>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writing-mode="lr-tb"/>
    </style:style>
    <style:style style:name="P30" style:family="paragraph" style:parent-style-name="Text_20_body">
      <style:paragraph-properties style:writing-mode="lr-tb"/>
    </style:style>
    <style:style style:name="P31" style:family="paragraph" style:parent-style-name="Text_20_body" style:list-style-name="L1"/>
    <style:style style:name="P32" style:family="paragraph" style:parent-style-name="Text_20_body">
      <style:paragraph-properties fo:margin-left="0in" fo:margin-right="0in" fo:text-indent="0in" style:auto-text-indent="false"/>
      <style:text-properties fo:font-weight="bold"/>
    </style:style>
    <style:style style:name="P33" style:family="paragraph" style:parent-style-name="Text_20_body">
      <style:text-properties fo:font-weight="bold"/>
    </style:style>
    <style:style style:name="P34" style:family="paragraph" style:parent-style-name="Text_20_body" style:list-style-name="L10">
      <style:text-properties fo:font-weight="bold"/>
    </style:style>
    <style:style style:name="P35" style:family="paragraph" style:parent-style-name="Text_20_body" style:list-style-name="L28">
      <style:text-properties fo:font-weight="bold"/>
    </style:style>
    <style:style style:name="P36" style:family="paragraph" style:parent-style-name="Text_20_body" style:list-style-name="L55">
      <style:text-properties fo:font-weight="bold"/>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paragraph-properties fo:margin-left="0in" fo:margin-right="0in" fo:text-indent="0in" style:auto-text-indent="false"/>
    </style:style>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paragraph-properties fo:margin-left="0in" fo:margin-right="0in" fo:text-indent="0in" style:auto-text-indent="false"/>
    </style:style>
    <style:style style:name="P47" style:family="paragraph" style:parent-style-name="Text_20_body" style:list-style-name="L10">
      <style:paragraph-properties fo:margin-left="0in" fo:margin-right="0in" fo:text-indent="0in" style:auto-text-indent="false"/>
    </style:style>
    <style:style style:name="P48" style:family="paragraph" style:parent-style-name="Text_20_body" style:list-style-name="L11"/>
    <style:style style:name="P49" style:family="paragraph" style:parent-style-name="Text_20_body" style:list-style-name="L11">
      <style:paragraph-properties fo:margin-left="0in" fo:margin-right="0in" fo:text-indent="0in" style:auto-text-indent="false"/>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3">
      <style:paragraph-properties fo:margin-left="0in" fo:margin-right="0in" fo:text-indent="0in" style:auto-text-indent="false"/>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3">
      <style:paragraph-properties fo:margin-left="0in" fo:margin-right="0in" fo:text-indent="0in" style:auto-text-indent="false"/>
    </style:style>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8">
      <style:paragraph-properties fo:margin-left="0in" fo:margin-right="0in" fo:text-indent="0in" style:auto-text-indent="false"/>
    </style:style>
    <style:style style:name="P70" style:family="paragraph" style:parent-style-name="Text_20_body" style:list-style-name="L29"/>
    <style:style style:name="P71" style:family="paragraph" style:parent-style-name="Text_20_body" style:list-style-name="L31"/>
    <style:style style:name="P72" style:family="paragraph" style:parent-style-name="Text_20_body" style:list-style-name="L31">
      <style:paragraph-properties fo:margin-left="0in" fo:margin-right="0in" fo:text-indent="0in" style:auto-text-indent="false"/>
    </style:style>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6">
      <style:paragraph-properties fo:margin-left="0in" fo:margin-right="0in" fo:text-indent="0in" style:auto-text-indent="false"/>
    </style:style>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2"/>
    <style:style style:name="P85" style:family="paragraph" style:parent-style-name="Text_20_body" style:list-style-name="L43"/>
    <style:style style:name="P86" style:family="paragraph" style:parent-style-name="Text_20_body" style:list-style-name="L44"/>
    <style:style style:name="P87" style:family="paragraph" style:parent-style-name="Text_20_body" style:list-style-name="L45"/>
    <style:style style:name="P88" style:family="paragraph" style:parent-style-name="Text_20_body" style:list-style-name="L46"/>
    <style:style style:name="P89" style:family="paragraph" style:parent-style-name="Text_20_body" style:list-style-name="L47"/>
    <style:style style:name="P90" style:family="paragraph" style:parent-style-name="Text_20_body" style:list-style-name="L48"/>
    <style:style style:name="P91" style:family="paragraph" style:parent-style-name="Text_20_body" style:list-style-name="L49"/>
    <style:style style:name="P92" style:family="paragraph" style:parent-style-name="Text_20_body" style:list-style-name="L50"/>
    <style:style style:name="P93" style:family="paragraph" style:parent-style-name="Text_20_body" style:list-style-name="L51"/>
    <style:style style:name="P94" style:family="paragraph" style:parent-style-name="Text_20_body" style:list-style-name="L52"/>
    <style:style style:name="P95" style:family="paragraph" style:parent-style-name="Text_20_body" style:list-style-name="L53"/>
    <style:style style:name="P96" style:family="paragraph" style:parent-style-name="Text_20_body" style:list-style-name="L53">
      <style:paragraph-properties fo:margin-left="0in" fo:margin-right="0in" fo:text-indent="0in" style:auto-text-indent="false"/>
    </style:style>
    <style:style style:name="P97" style:family="paragraph" style:parent-style-name="Text_20_body" style:list-style-name="L54"/>
    <style:style style:name="P98" style:family="paragraph" style:parent-style-name="Text_20_body" style:list-style-name="L54">
      <style:paragraph-properties fo:margin-left="0in" fo:margin-right="0in" fo:text-indent="0in" style:auto-text-indent="false"/>
    </style:style>
    <style:style style:name="P99" style:family="paragraph" style:parent-style-name="Text_20_body" style:list-style-name="L55"/>
    <style:style style:name="P100" style:family="paragraph" style:parent-style-name="Text_20_body" style:list-style-name="L55">
      <style:paragraph-properties fo:margin-left="0in" fo:margin-right="0in" fo:text-indent="0in" style:auto-text-indent="false"/>
    </style:style>
    <style:style style:name="P101" style:family="paragraph" style:parent-style-name="Text_20_body" style:list-style-name="L56"/>
    <style:style style:name="P102" style:family="paragraph" style:parent-style-name="Text_20_body" style:list-style-name="L57"/>
    <style:style style:name="P103" style:family="paragraph" style:parent-style-name="Text_20_body" style:list-style-name="L58"/>
    <style:style style:name="P104" style:family="paragraph" style:parent-style-name="Text_20_body" style:list-style-name="L59"/>
    <style:style style:name="P105" style:family="paragraph" style:parent-style-name="Text_20_body" style:list-style-name="L60"/>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4"/>
    <style:style style:name="P109" style:family="paragraph" style:parent-style-name="Text_20_body" style:list-style-name="L65"/>
    <style:style style:name="P110" style:family="paragraph" style:parent-style-name="Text_20_body" style:list-style-name="L66"/>
    <style:style style:name="P111" style:family="paragraph" style:parent-style-name="Text_20_body" style:list-style-name="L67"/>
    <style:style style:name="P112" style:family="paragraph" style:parent-style-name="Text_20_body" style:list-style-name="L68"/>
    <style:style style:name="P113" style:family="paragraph" style:parent-style-name="Text_20_body" style:list-style-name="L69"/>
    <style:style style:name="P114" style:family="paragraph" style:parent-style-name="Text_20_body">
      <style:paragraph-properties fo:margin-left="0in" fo:margin-right="0in" fo:text-indent="0in" style:auto-text-indent="false" style:writing-mode="lr-tb"/>
      <style:text-properties fo:color="#2a6099" loext:opacity="100%"/>
    </style:style>
    <style:style style:name="P115" style:family="paragraph" style:parent-style-name="Text_20_body">
      <style:paragraph-properties style:writing-mode="lr-tb"/>
      <style:text-properties fo:color="#2a6099" loext:opacity="100%"/>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versación con Gemini</text:h>
      <text:section text:style-name="Sect1" text:name="chat-history">
        <text:p text:style-name="P28"/>
        <text:section text:style-name="Sect1" text:name="d9231adda64f7c41">
          <text:p text:style-name="P28"/>
          <text:section text:style-name="Sect1" text:name="user-query-content-0">
            <text:p text:style-name="P114">Tú dijiste</text:p>
            <text:p text:style-name="P115">cuando se está desarrollando un proyecto en Django, y uno pincha en un link y la respuesta es es TemplateDoesNotExist at /link/ es porque falta la urls.py principal y un htmlque mostrar? </text:p>
          </text:section>
          <text:h text:style-name="P1" text:outline-level="2">Gemini dijo</text:h>
          <text:section text:style-name="Sect2" text:name="model-response-message-contentr_d9231adda64f7c41">
            <text:p text:style-name="P28">No necesariamente te falta la <text:span text:style-name="Source_20_Text">urls.py</text:span> principal, de hecho, <text:span text:style-name="T1">si llegaste a ver el error </text:span><text:span text:style-name="Source_20_Text"><text:span text:style-name="T1">TemplateDoesNotExist</text:span></text:span><text:span text:style-name="T1">, significa que Django sí encontró la URL</text:span>, ejecutó la vista correspondiente, pero falló al intentar renderizar el archivo HTML.</text:p>
            <text:p text:style-name="Text_20_body">Aquí te explico exactamente qué está pasando y cómo solucionarlo:</text:p>
            <text:h text:style-name="Heading_20_3" text:outline-level="3">¿Qué significa el error?</text:h>
            <text:p text:style-name="Text_20_body">El error significa que tu vista (en <text:span text:style-name="Source_20_Text">views.py</text:span>) intentó llamar a un archivo <text:span text:style-name="Source_20_Text">.html</text:span> (por ejemplo, <text:span text:style-name="Source_20_Text">return render(request, 'inicio.html')</text:span>), pero Django <text:span text:style-name="T1">no pudo encontrar ese archivo</text:span> en las carpetas configuradas para las plantillas.</text:p>
            <text:p text:style-name="Horizontal_20_Line"/>
            <text:h text:style-name="Heading_20_3" text:outline-level="3">Pasos para solucionarlo</text:h>
            <text:h text:style-name="Heading_20_4" text:outline-level="4">1. Verificar la estructura de carpetas</text:h>
            <text:p text:style-name="Text_20_body">Django no busca en todo el proyecto. Por defecto, busca dentro de una carpeta llamada <text:span text:style-name="Source_20_Text">templates</text:span> dentro de cada aplicación. La estructura debe verse así:</text:p>
            <text:p text:style-name="P28">Plaintext</text:p>
            <text:p text:style-name="Preformatted_20_Text"><text:span text:style-name="Source_20_Text">mi_proyecto/</text:span></text:p>
            <text:p text:style-name="Preformatted_20_Text"><text:span text:style-name="Source_20_Text">├── mi_app/</text:span></text:p>
            <text:p text:style-name="Preformatted_20_Text"><text:span text:style-name="Source_20_Text">│ <text:s text:c="2"/>├── templates/</text:span></text:p>
            <text:p text:style-name="Preformatted_20_Text"><text:span text:style-name="Source_20_Text">│ <text:s text:c="2"/>│ <text:s text:c="2"/>└── mi_app/</text:span></text:p>
            <text:p text:style-name="Preformatted_20_Text"><text:span text:style-name="Source_20_Text">│ <text:s text:c="2"/>│ <text:s text:c="6"/>└── inicio.html <text:s/>&lt;-- El archivo debe estar aquí</text:span></text:p>
            <text:p text:style-name="Preformatted_20_Text"><text:span text:style-name="Source_20_Text">│ <text:s text:c="2"/>├── views.py</text:span></text:p>
            <text:p text:style-name="Preformatted_20_Text"><text:span text:style-name="Source_20_Text">│ <text:s text:c="2"/>└── urls.py</text:span></text:p>
            <text:p text:style-name="P2"><text:span text:style-name="Source_20_Text">└── manage.py</text:span></text:p>
            <text:h text:style-name="Heading_20_4" text:outline-level="4">2. Revisar la configuración de <text:span text:style-name="Source_20_Text">settings.py</text:span></text:h>
            <text:p text:style-name="Text_20_body">Asegúrate de que Django esté buscando en los lugares correctos. En tu archivo <text:span text:style-name="Source_20_Text">settings.py</text:span>, revisa la configuración de <text:span text:style-name="Source_20_Text">TEMPLATES</text:span>:</text:p>
            <text:p text:style-name="P28"><text:soft-page-break/>Python</text:p>
            <text:p text:style-name="Preformatted_20_Text"><text:span text:style-name="Source_20_Text">TEMPLATES = [</text:span></text:p>
            <text:p text:style-name="Preformatted_20_Text"><text:span text:style-name="Source_20_Text"><text:s text:c="4"/>{</text:span></text:p>
            <text:p text:style-name="Preformatted_20_Text"><text:span text:style-name="Source_20_Text"><text:s text:c="8"/>'BACKEND': 'django.template.backends.django.DjangoTemplates',</text:span></text:p>
            <text:p text:style-name="Preformatted_20_Text"><text:span text:style-name="Source_20_Text"><text:s text:c="8"/>'DIRS': [], # Aquí podrías agregar carpetas de templates globales</text:span></text:p>
            <text:p text:style-name="Preformatted_20_Text"><text:span text:style-name="Source_20_Text"><text:s text:c="8"/>'APP_DIRS': True, # Esto es clave: busca dentro de las carpetas 'templates' de cada app</text:span></text:p>
            <text:p text:style-name="Preformatted_20_Text"><text:span text:style-name="Source_20_Text"><text:s text:c="8"/># ...</text:span></text:p>
            <text:p text:style-name="Preformatted_20_Text"><text:span text:style-name="Source_20_Text"><text:s text:c="4"/>},</text:span></text:p>
            <text:p text:style-name="P2"><text:span text:style-name="Source_20_Text">]</text:span></text:p>
            <text:h text:style-name="Heading_20_4" text:outline-level="4">3. Revisar la Vista (<text:span text:style-name="Source_20_Text">views.py</text:span>)</text:h>
            <text:p text:style-name="Text_20_body">Asegúrate de que el nombre que pones en el <text:span text:style-name="Source_20_Text">render</text:span> coincida exactamente con el nombre y la ruta del archivo:</text:p>
            <text:p text:style-name="P28">Python</text:p>
            <text:p text:style-name="Preformatted_20_Text"><text:span text:style-name="Source_20_Text">from django.shortcuts import render</text:span></text:p>
            <text:p text:style-name="Preformatted_20_Text"/>
            <text:p text:style-name="Preformatted_20_Text"><text:span text:style-name="Source_20_Text">def mi_vista(request):</text:span></text:p>
            <text:p text:style-name="Preformatted_20_Text"><text:span text:style-name="Source_20_Text"><text:s text:c="4"/># Asegúrate que este nombre coincida con el archivo real</text:span></text:p>
            <text:p text:style-name="P2"><text:span text:style-name="Source_20_Text"><text:s text:c="4"/>return render(request, 'mi_app/inicio.html')</text:span></text:p>
            <text:p text:style-name="Horizontal_20_Line"/>
            <text:h text:style-name="Heading_20_3" text:outline-level="3">Resumen del flujo</text:h>
            <text:p text:style-name="Text_20_body">Si el error fuera la <text:span text:style-name="Source_20_Text">urls.py</text:span>, verías un error de <text:span text:style-name="T1">404 Not Found</text:span> o un error de configuración de URL, no un <text:span text:style-name="Source_20_Text">TemplateDoesNotExist</text:span>.</text:p>
            <text:p text:style-name="Text_20_body">¿Te gustaría que revisemos cómo configurar la carpeta de plantillas global en <text:span text:style-name="Source_20_Text">settings.py</text:span>?</text:p>
          </text:section>
        </text:section>
        <text:section text:style-name="Sect1" text:name="f492c888f477e1ce">
          <text:p text:style-name="P28"/>
          <text:section text:style-name="Sect1" text:name="user-query-content-1">
            <text:p text:style-name="P29">Tú dijiste</text:p>
            <text:p text:style-name="P30">cual es el flujo simplificado? pincho link..luego? </text:p>
          </text:section>
          <text:h text:style-name="P1" text:outline-level="2">Gemini dijo</text:h>
          <text:section text:style-name="Sect2" text:name="model-response-message-contentr_f492c888f477e1ce">
            <text:p text:style-name="P28">¡Claro que sí! Aquí tienes el flujo simplificado de qué sucede desde que haces clic en un enlace hasta que ves la página en tu navegador (o el error):</text:p>
            <text:p text:style-name="Horizontal_20_Line"/>
            <text:h text:style-name="Heading_20_3" text:outline-level="3">Flujo Simplificado de una Petición en Django</text:h>
            <text:list text:style-name="L1">
              <text:list-item>
                <text:p text:style-name="P31"><text:span text:style-name="T1">Clic en el enlace:</text:span> Tu navegador envía una petición HTTP al servidor de Django solicitando una URL (ej: <text:span text:style-name="Source_20_Text">/contacto/</text:span>).</text:p>
              </text:list-item>
              <text:list-item>
                <text:p text:style-name="P31"><text:soft-page-break/><text:span text:style-name="Source_20_Text"><text:span text:style-name="T1">urls.py</text:span></text:span><text:span text:style-name="T1"> (El recepcionista):</text:span> Django busca en tu archivo <text:span text:style-name="Source_20_Text">urls.py</text:span> principal (y los de las apps) cuál es la <text:span text:style-name="T1">Vista</text:span> asociada a esa dirección <text:span text:style-name="Source_20_Text">/contacto/</text:span>.</text:p>
              </text:list-item>
              <text:list-item>
                <text:p text:style-name="P31"><text:span text:style-name="Source_20_Text"><text:span text:style-name="T1">views.py</text:span></text:span><text:span text:style-name="T1"> (La lógica):</text:span> La vista ejecuta el código necesario (ej: traer datos de la base de datos). Al final, le dice a Django: <text:span text:style-name="T2">"Por favor, usa este archivo HTML para mostrar la respuesta"</text:span>.</text:p>
              </text:list-item>
              <text:list-item>
                <text:p text:style-name="P31"><text:span text:style-name="T1">Template Engine (El buscador de plantillas):</text:span> Aquí es donde ocurre el error <text:span text:style-name="Source_20_Text"><text:span text:style-name="T1">TemplateDoesNotExist</text:span></text:span>. Django busca el archivo <text:span text:style-name="Source_20_Text">.html</text:span> solicitado en las carpetas <text:span text:style-name="Source_20_Text">templates</text:span> de tu proyecto.</text:p>
                <text:list>
                  <text:list-item>
                    <text:p text:style-name="P31">✅ <text:span text:style-name="T1">Si lo encuentra:</text:span> Renderiza el HTML con los datos.</text:p>
                  </text:list-item>
                  <text:list-item>
                    <text:p text:style-name="P31">❌ <text:span text:style-name="T1">Si no lo encuentra:</text:span> Te muestra el error <text:span text:style-name="Source_20_Text">TemplateDoesNotExist</text:span>.</text:p>
                  </text:list-item>
                </text:list>
              </text:list-item>
              <text:list-item>
                <text:p text:style-name="P31"><text:span text:style-name="T1">Respuesta HTTP:</text:span> Django envía el HTML renderizado de vuelta al navegador del usuario.</text:p>
              </text:list-item>
            </text:list>
            <text:p text:style-name="Text_20_body">En resumen: El error que tienes ocurre en el <text:span text:style-name="T1">paso 4</text:span>, porque el recepcionista (URL) encontró la oficina (Vista), pero la oficina pidió un documento (Template) que no está en el archivador.</text:p>
            <text:p text:style-name="Text_20_body">¿Te gustaría que revisemos juntos cómo organizar tus carpetas de templates para evitar esto?</text:p>
          </text:section>
        </text:section>
        <text:section text:style-name="Sect1" text:name="3e5370eabcaf261f">
          <text:p text:style-name="P28"/>
          <text:section text:style-name="Sect1" text:name="user-query-content-2">
            <text:p text:style-name="P29">Tú dijiste</text:p>
            <text:p text:style-name="P30">o sea que la views.py está? </text:p>
          </text:section>
          <text:h text:style-name="P1" text:outline-level="2">Gemini dijo</text:h>
          <text:section text:style-name="Sect2" text:name="model-response-message-contentr_3e5370eabcaf261f">
            <text:p text:style-name="P32">Sí, exactamente.</text:p>
            <text:p text:style-name="Text_20_body">Si ves el error <text:span text:style-name="Source_20_Text">TemplateDoesNotExist</text:span>, significa que <text:span text:style-name="T1">la </text:span><text:span text:style-name="Source_20_Text"><text:span text:style-name="T1">views.py</text:span></text:span><text:span text:style-name="T1"> sí existe y fue encontrada</text:span>, y la función dentro de esa vista se ejecutó correctamente hasta la línea donde se intenta cargar el HTML.</text:p>
            <text:p text:style-name="Text_20_body">El problema está <text:span text:style-name="T1">justo después</text:span> de que la vista hace su trabajo, cuando intenta buscar el archivo <text:span text:style-name="Source_20_Text">.html</text:span> para mostrárselo al usuario.</text:p>
            <text:p text:style-name="Text_20_body">Para arreglarlo, verifica que:</text:p>
            <text:list text:style-name="L2">
              <text:list-item>
                <text:p text:style-name="P37">El archivo HTML exista en la carpeta correcta (<text:span text:style-name="Source_20_Text">templates/</text:span>).</text:p>
              </text:list-item>
              <text:list-item>
                <text:p text:style-name="P37">El nombre del archivo en <text:span text:style-name="Source_20_Text">render(request, 'nombre_archivo.html')</text:span> sea <text:span text:style-name="T1">exactamente igual</text:span> al nombre real del archivo.</text:p>
              </text:list-item>
            </text:list>
          </text:section>
        </text:section>
        <text:section text:style-name="Sect1" text:name="ba77c6eb8b770976">
          <text:p text:style-name="P28"/>
          <text:section text:style-name="Sect1" text:name="user-query-content-3">
            <text:p text:style-name="P29">Tú dijiste</text:p>
            <text:p text:style-name="P30">que error da si no está la view? </text:p>
          </text:section>
          <text:h text:style-name="P1" text:outline-level="2">Gemini dijo</text:h>
          <text:section text:style-name="Sect2" text:name="model-response-message-contentr_ba77c6eb8b770976">
            <text:p text:style-name="P28"><text:soft-page-break/>Si intentas acceder a una URL para la cual <text:span text:style-name="T1">no tienes una vista definida</text:span> en tu <text:span text:style-name="Source_20_Text">views.py</text:span>, o si esa vista no está correctamente mapeada en <text:span text:style-name="Source_20_Text">urls.py</text:span>, el comportamiento depende de cómo tengas configurada la depuración (<text:span text:style-name="Source_20_Text">DEBUG</text:span>) en tu <text:span text:style-name="Source_20_Text">settings.py</text:span>.</text:p>
            <text:p text:style-name="Text_20_body">Aquí están los escenarios:</text:p>
            <text:h text:style-name="Heading_20_3" text:outline-level="3">1. <text:span text:style-name="Source_20_Text">DEBUG = True</text:span> (Modo desarrollo)</text:h>
            <text:p text:style-name="Text_20_body">Si estás programando y tienes el modo depuración activado, Django te mostrará una <text:span text:style-name="T1">página de error detallada</text:span>.</text:p>
            <text:p text:style-name="Text_20_body">El error específico suele ser: <text:span text:style-name="Source_20_Text"><text:span text:style-name="T1">ViewDoesNotExist</text:span></text:span> o <text:span text:style-name="Source_20_Text"><text:span text:style-name="T1">AttributeError</text:span></text:span> (si la URL apunta a una vista que no existe dentro del módulo de vistas).</text:p>
            <text:p text:style-name="Quotations"><text:span text:style-name="T1">Lo que verás:</text:span> Una página naranja o blanca con un traceback (rastreo del error) indicando exactamente en qué línea del <text:span text:style-name="Source_20_Text">urls.py</text:span> falló la conexión con la vista.</text:p>
            <text:p text:style-name="Horizontal_20_Line"/>
            <text:h text:style-name="Heading_20_3" text:outline-level="3">2. <text:span text:style-name="Source_20_Text">DEBUG = False</text:span> (Modo producción)</text:h>
            <text:p text:style-name="Text_20_body">Si el sitio está en vivo, Django no muestra errores técnicos al usuario para evitar revelar información sensible.</text:p>
            <text:p text:style-name="Quotations"><text:span text:style-name="T1">Lo que verás:</text:span> La página estándar de <text:span text:style-name="T1">404 Not Found</text:span> (No encontrado).</text:p>
            <text:p text:style-name="Horizontal_20_Line"/>
            <text:h text:style-name="Heading_20_3" text:outline-level="3">En resume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Contents">Situación</text:p>
                  </table:table-cell>
                  <table:table-cell table:style-name="Table1.A1" office:value-type="string">
                    <text:p text:style-name="Table_20_Contents">Error en Desarrollo (<text:span text:style-name="Source_20_Text">DEBUG=True</text:span>)</text:p>
                  </table:table-cell>
                  <table:table-cell table:style-name="Table1.A1" office:value-type="string">
                    <text:p text:style-name="Table_20_Contents">Error en Producción (<text:span text:style-name="Source_20_Text">DEBUG=False</text:span>)</text:p>
                  </table:table-cell>
                </table:table-row>
              </table:table-header-rows>
              <table:table-row>
                <table:table-cell table:style-name="Table1.A1" office:value-type="string">
                  <text:p text:style-name="P27">Falta el archivo HTML</text:p>
                </table:table-cell>
                <table:table-cell table:style-name="Table1.A1" office:value-type="string">
                  <text:p text:style-name="Table_20_Contents"><text:span text:style-name="Source_20_Text">TemplateDoesNotExist</text:span></text:p>
                </table:table-cell>
                <table:table-cell table:style-name="Table1.A1" office:value-type="string">
                  <text:p text:style-name="Table_20_Contents">500 Server Error</text:p>
                </table:table-cell>
              </table:table-row>
              <table:table-row>
                <table:table-cell table:style-name="Table1.A1" office:value-type="string">
                  <text:p text:style-name="P27">Falta la vista (o mala URL)</text:p>
                </table:table-cell>
                <table:table-cell table:style-name="Table1.A1" office:value-type="string">
                  <text:p text:style-name="Table_20_Contents"><text:span text:style-name="Source_20_Text">ViewDoesNotExist</text:span> / <text:span text:style-name="Source_20_Text">AttributeError</text:span></text:p>
                </table:table-cell>
                <table:table-cell table:style-name="Table1.A1" office:value-type="string">
                  <text:p text:style-name="Table_20_Contents">404 Not Found</text:p>
                </table:table-cell>
              </table:table-row>
            </table:table>
            <text:p text:style-name="Text_20_body">¿Te gustaría que te muestre cómo crear una vista sencilla rápidamente para probar esto?</text:p>
          </text:section>
        </text:section>
        <text:section text:style-name="Sect1" text:name="6f50dae0e41e8a60">
          <text:p text:style-name="P28"/>
          <text:section text:style-name="Sect1" text:name="user-query-content-4">
            <text:p text:style-name="P29">Tú dijiste</text:p>
            <text:p text:style-name="P30">ok entonces pincho link, peticion va al servidor el servidor consulta al ruta principal, de ahi a la "inteligencia" o view y de ahi al html </text:p>
          </text:section>
          <text:h text:style-name="P1" text:outline-level="2">Gemini dijo</text:h>
          <text:section text:style-name="Sect2" text:name="model-response-message-contentr_6f50dae0e41e8a60">
            <text:p text:style-name="P28">¡Exactamente! Has descrito el flujo perfectamente de forma simplificada.</text:p>
            <text:p text:style-name="Text_20_body">Aquí tienes un resumen visual para fijar esos conceptos:</text:p>
            <text:p text:style-name="Horizontal_20_Line"/>
            <text:h text:style-name="Heading_20_3" text:outline-level="3"><text:soft-page-break/>Tu resumen de flujo (Corregido y detallado)</text:h>
            <text:list text:style-name="L3">
              <text:list-item>
                <text:p text:style-name="P38"><text:span text:style-name="T1">Clic:</text:span> Navegador envía petición HTTP (<text:span text:style-name="Source_20_Text">/ruta/</text:span>).</text:p>
              </text:list-item>
              <text:list-item>
                <text:p text:style-name="P38"><text:span text:style-name="T1">Servidor/URL (</text:span><text:span text:style-name="Source_20_Text"><text:span text:style-name="T1">urls.py</text:span></text:span><text:span text:style-name="T1">):</text:span> "Tengo esta ruta, ¿quién la maneja?".</text:p>
              </text:list-item>
              <text:list-item>
                <text:p text:style-name="P38"><text:span text:style-name="T1">Inteligencia (</text:span><text:span text:style-name="Source_20_Text"><text:span text:style-name="T1">views.py</text:span></text:span><text:span text:style-name="T1">):</text:span> "¡Yo la manejo! Voy a buscar datos a la base de datos... listo. Ahora necesito el archivo HTML para mostrar esto".</text:p>
              </text:list-item>
              <text:list-item>
                <text:p text:style-name="P38"><text:span text:style-name="T1">Template (</text:span><text:span text:style-name="Source_20_Text"><text:span text:style-name="T1">.html</text:span></text:span><text:span text:style-name="T1">):</text:span> La vista toma los datos, los pone en el HTML y genera la respuesta final.</text:p>
              </text:list-item>
            </text:list>
            <text:p text:style-name="Text_20_body">El error <text:span text:style-name="Source_20_Text"><text:span text:style-name="T1">TemplateDoesNotExist</text:span></text:span> ocurre justo en el paso <text:span text:style-name="T1">4</text:span>, cuando la "inteligencia" busca el archivo HTML y no lo encuentra.</text:p>
            <text:p text:style-name="Horizontal_20_Line"/>
            <text:h text:style-name="Heading_20_3" text:outline-level="3">¿Cómo puedo ayudarte más?</text:h>
            <text:p text:style-name="Text_20_body">¿Te gustaría que te muestre <text:span text:style-name="T1">cómo revisar si tu archivo </text:span><text:span text:style-name="Source_20_Text"><text:span text:style-name="T1">urls.py</text:span></text:span><text:span text:style-name="T1"> está apuntando correctamente a tu </text:span><text:span text:style-name="Source_20_Text"><text:span text:style-name="T1">views.py</text:span></text:span>?</text:p>
          </text:section>
        </text:section>
        <text:section text:style-name="Sect1" text:name="0c7aac087a1cd178">
          <text:p text:style-name="P28"/>
          <text:section text:style-name="Sect1" text:name="user-query-content-5">
            <text:p text:style-name="P29">Tú dijiste</text:p>
            <text:p text:style-name="P30">Elerror es TemplateDoesNotExist at /reservar/ </text:p>
          </text:section>
          <text:h text:style-name="P1" text:outline-level="2">Gemini dijo</text:h>
          <text:section text:style-name="Sect2" text:name="model-response-message-contentr_0c7aac087a1cd178">
            <text:p text:style-name="P28">¡Entendido! Ese error específico (<text:span text:style-name="Source_20_Text">TemplateDoesNotExist at /reservar/</text:span>) nos dice exactamente dónde buscar.</text:p>
            <text:p text:style-name="Text_20_body">Como ya establecimos el flujo, significa que:</text:p>
            <text:list text:style-name="L4">
              <text:list-item>
                <text:p text:style-name="P39">✅ <text:span text:style-name="T1">URL:</text:span> La URL <text:span text:style-name="Source_20_Text">/reservar/</text:span> existe y está conectada.</text:p>
              </text:list-item>
              <text:list-item>
                <text:p text:style-name="P39">✅ <text:span text:style-name="T1">Vista:</text:span> La función de vista (<text:span text:style-name="Source_20_Text">views.py</text:span>) se ejecuta.</text:p>
              </text:list-item>
              <text:list-item>
                <text:p text:style-name="P39">❌ <text:span text:style-name="T1">Plantilla:</text:span> Cuando la vista intenta renderizar el HTML, <text:span text:style-name="T1">Django no encuentra el archivo</text:span>.</text:p>
              </text:list-item>
            </text:list>
            <text:h text:style-name="Heading_20_3" text:outline-level="3">Pasos rápidos para solucionar esto:</text:h>
            <text:list text:style-name="L5">
              <text:list-item>
                <text:p text:style-name="P40"><text:span text:style-name="T1">Revisa el nombre en la vista:</text:span> Abre tu <text:span text:style-name="Source_20_Text">views.py</text:span> y busca la función que maneja <text:span text:style-name="Source_20_Text">/reservar/</text:span>. Debería verse algo así:</text:p>
                <text:p text:style-name="P41">Python</text:p>
                <text:p text:style-name="P3"><text:span text:style-name="Source_20_Text">def reservar(request):</text:span></text:p>
                <text:p text:style-name="P3"><text:span text:style-name="Source_20_Text"><text:s text:c="4"/># ... lógica ...</text:span></text:p>
                <text:p text:style-name="P4"><text:span text:style-name="Source_20_Text"><text:s text:c="4"/>return render(request, 'reservas/reserva.html') # &lt;--- REVISA ESTA RUTA</text:span></text:p>
              </text:list-item>
              <text:list-item>
                <text:p text:style-name="P40"><text:span text:style-name="T1">Revisa la estructura de carpetas:</text:span> Asegúrate de que el archivo existe físicamente en: <text:span text:style-name="Source_20_Text">nombre_de_tu_app/templates/reservas/reserva.html</text:span> <text:span text:style-name="T2">(O donde sea que lo </text:span><text:soft-page-break/><text:span text:style-name="T2">hayas apuntado en el paso 1).</text:span></text:p>
              </text:list-item>
              <text:list-item>
                <text:p text:style-name="P40"><text:span text:style-name="T1">¿Reiniciaste el servidor?</text:span> A veces, si creaste la carpeta <text:span text:style-name="Source_20_Text">templates</text:span> con el servidor corriendo, Django no detecta la nueva estructura. Detén el servidor (<text:span text:style-name="Source_20_Text">Ctrl+C</text:span>) y vuelve a ejecutar <text:span text:style-name="Source_20_Text">python manage.py runserver</text:span>.</text:p>
              </text:list-item>
            </text:list>
            <text:p text:style-name="Text_20_body">¿Revisamos si el archivo está en la carpeta correcta?</text:p>
          </text:section>
        </text:section>
        <text:section text:style-name="Sect1" text:name="f3eef3628b12d962">
          <text:p text:style-name="P28"/>
          <text:section text:style-name="Sect1" text:name="user-query-content-6">
            <text:p text:style-name="P29">Tú dijiste</text:p>
            <text:p text:style-name="P30">aca esta urls parece correcta...from django.contrib import admin </text:p>
            <text:p text:style-name="P30">from django.urls import path, include </text:p>
            <text:p text:style-name="P30">from django.views.generic import TemplateView </text:p>
            <text:p text:style-name="P30">from django.conf import settings </text:p>
            <text:p text:style-name="P30">from django.conf.urls.static import static </text:p>
            <text:p text:style-name="P30">from reservas import views as reservas_views </text:p>
            <text:p text:style-name="P30"/>
            <text:p text:style-name="P30">urlpatterns = [ </text:p>
            <text:p text:style-name="P30">path('admin/', admin.site.urls), </text:p>
            <text:p text:style-name="P30">path('accounts/', include('allauth.urls')), </text:p>
            <text:p text:style-name="P30">path('', TemplateView.as_view(template_name='home.html'), name='home'), </text:p>
            <text:p text:style-name="P30">path('registro/', reservas_views.registro, name='registro'), </text:p>
            <text:p text:style-name="P30">path('dashboard/', TemplateView.as_view(template_name='dashboard.html'), name='dashboard'), </text:p>
            <text:p text:style-name="P30">path('reservar/', TemplateView.as_view(template_name='reservar.html'), name='reservar'), </text:p>
            <text:p text:style-name="P30">path('perfil/', reservas_views.perfil, name='perfil'), </text:p>
            <text:p text:style-name="P30">path('reglamento/', TemplateView.as_view(template_name='reglamento.html'), name='reglamento'), </text:p>
            <text:p text:style-name="P30">] </text:p>
            <text:p text:style-name="P30"/>
            <text:p text:style-name="P30">if settings.DEBUG: </text:p>
            <text:p text:style-name="P30">urlpatterns += static(settings.STATIC_URL, document_root=settings.STATIC_ROOT) </text:p>
            <text:p text:style-name="P30">urlpatterns += static(settings.MEDIA_URL, document_root=settings.MEDIA_ROOT) </text:p>
          </text:section>
          <text:h text:style-name="P1" text:outline-level="2">Gemini dijo</text:h>
          <text:section text:style-name="Sect2" text:name="model-response-message-contentr_f3eef3628b12d962">
            <text:p text:style-name="P28"><text:soft-page-break/>¡Exacto! Tu archivo <text:span text:style-name="Source_20_Text">urls.py</text:span> <text:span text:style-name="T1">está perfecto</text:span>.</text:p>
            <text:p text:style-name="Text_20_body">El problema no es que Django no sepa a dónde ir, sino que <text:span text:style-name="T1">no encuentra el archivo HTML</text:span> que le estás pidiendo en esta línea:</text:p>
            <text:p text:style-name="P28">Python</text:p>
            <text:p text:style-name="P2"><text:span text:style-name="Source_20_Text">path('reservar/', TemplateView.as_view(template_name='reservar.html'), name='reservar'),</text:span></text:p>
            <text:h text:style-name="Heading_20_3" text:outline-level="3">Por qué ocurre esto con <text:span text:style-name="Source_20_Text">TemplateView</text:span></text:h>
            <text:p text:style-name="Text_20_body">Cuando usas <text:span text:style-name="Source_20_Text">TemplateView</text:span> directamente en la URL (como estás haciendo), Django busca un archivo llamado exactamente <text:span text:style-name="Source_20_Text"><text:span text:style-name="T1">reservar.html</text:span></text:span> dentro de cualquiera de tus carpetas de templates configuradas.</text:p>
            <text:h text:style-name="Heading_20_3" text:outline-level="3">Cómo solucionarlo (paso a paso)</text:h>
            <text:list text:style-name="L6">
              <text:list-item>
                <text:p text:style-name="P42"><text:span text:style-name="T1">Verifica la carpeta </text:span><text:span text:style-name="Source_20_Text"><text:span text:style-name="T1">templates</text:span></text:span><text:span text:style-name="T1">:</text:span> Busca en tu proyecto dónde tienes guardados tus archivos HTML. Debes tener una carpeta llamada <text:span text:style-name="Source_20_Text">templates</text:span>.</text:p>
              </text:list-item>
              <text:list-item>
                <text:p text:style-name="P42"><text:span text:style-name="T1">Crea o mueve el archivo:</text:span> Asegúrate de que el archivo <text:span text:style-name="Source_20_Text"><text:span text:style-name="T1">reservar.html</text:span></text:span> exista físicamente dentro de esa carpeta.</text:p>
                <text:list>
                  <text:list-item>
                    <text:p text:style-name="P42">Ejemplo de ruta correcta: <text:span text:style-name="Source_20_Text">nombre_de_la_app/templates/reservar.html</text:span></text:p>
                  </text:list-item>
                </text:list>
              </text:list-item>
              <text:list-item>
                <text:p text:style-name="P42"><text:span text:style-name="T1">Error común de escritura:</text:span> Verifica que el archivo no se llame <text:span text:style-name="Source_20_Text">reservar.htm</text:span> o <text:span text:style-name="Source_20_Text">Reservar.html</text:span> (mayúsculas/minúsculas importan).</text:p>
              </text:list-item>
              <text:list-item>
                <text:p text:style-name="P42"><text:span text:style-name="T1">Reinicia el servidor:</text:span> Si acabas de crear la carpeta o el archivo con el servidor prendido, haz <text:span text:style-name="Source_20_Text">Ctrl+C</text:span> y vuelve a correr <text:span text:style-name="Source_20_Text">python manage.py runserver</text:span>.</text:p>
              </text:list-item>
            </text:list>
            <text:p text:style-name="Horizontal_20_Line"/>
            <text:p text:style-name="Text_20_body"><text:span text:style-name="T1">¿Me podrías mostrar cómo está organizada la carpeta </text:span><text:span text:style-name="Source_20_Text"><text:span text:style-name="T1">templates</text:span></text:span><text:span text:style-name="T1"> en tu proyecto?</text:span> Así te puedo decir exactamente dónde mover el archivo.</text:p>
          </text:section>
        </text:section>
        <text:section text:style-name="Sect1" text:name="afc2ffaac8c65345">
          <text:p text:style-name="P28"/>
          <text:section text:style-name="Sect1" text:name="user-query-content-7">
            <text:p text:style-name="P29">Tú dijiste</text:p>
            <text:p text:style-name="P30">o sea este no pasa por views? </text:p>
          </text:section>
          <text:h text:style-name="P1" text:outline-level="2">Gemini dijo</text:h>
          <text:section text:style-name="Sect2" text:name="model-response-message-contentr_afc2ffaac8c65345">
            <text:p text:style-name="P28">¡Qué buena pregunta! Has dado en el clavo técnico.</text:p>
            <text:p text:style-name="Text_20_body"><text:span text:style-name="T1">No, en ese caso específico no pasa por un archivo </text:span><text:span text:style-name="Source_20_Text"><text:span text:style-name="T1">views.py</text:span></text:span><text:span text:style-name="T1"> que tú hayas escrito.</text:span></text:p>
            <text:p text:style-name="Text_20_body">Al usar <text:span text:style-name="Source_20_Text">TemplateView.as_view(template_name='reservar.html')</text:span> directamente en el <text:span text:style-name="Source_20_Text">urls.py</text:span>, estás saltándote la necesidad de crear una función en <text:span text:style-name="Source_20_Text">views.py</text:span>. Django usa una vista <text:soft-page-break/>genérica incorporada que hace el trabajo sucio por ti: recibe la petición y busca directamente el archivo HTML.</text:p>
            <text:h text:style-name="Heading_20_3" text:outline-level="3">Entonces, ¿por qué falla?</text:h>
            <text:p text:style-name="Text_20_body">Como te saltaste el <text:span text:style-name="Source_20_Text">views.py</text:span>, Django no tiene un intermediario que le diga exactamente en qué carpeta buscar. Simplemente busca <text:span text:style-name="Source_20_Text">reservar.html</text:span> en las rutas configuradas en tu <text:span text:style-name="Source_20_Text">settings.py</text:span>.</text:p>
            <text:p text:style-name="P33">Para arreglarlo, lo más rápido es:</text:p>
            <text:p text:style-name="Text_20_body">Asegúrate de que el archivo <text:span text:style-name="Source_20_Text">reservar.html</text:span> esté en la carpeta raíz de templates de tu proyecto, o dentro de <text:span text:style-name="Source_20_Text">tu_app/templates/</text:span>.</text:p>
            <text:p text:style-name="Horizontal_20_Line"/>
            <text:p text:style-name="P33">¿Te gustaría que viéramos cómo mover ese archivo para que Django lo encuentre?</text:p>
          </text:section>
        </text:section>
        <text:section text:style-name="Sect1" text:name="1fde6a7cfd1dee60">
          <text:p text:style-name="P28"/>
          <text:section text:style-name="Sect1" text:name="user-query-content-8">
            <text:p text:style-name="P29">Tú dijiste</text:p>
            <text:p text:style-name="P30">o sea si invento un archivo reservar.html y pongo hola mundo sirve de pagina de prueba? </text:p>
          </text:section>
          <text:h text:style-name="P1" text:outline-level="2">Gemini dijo</text:h>
          <text:section text:style-name="Sect2" text:name="model-response-message-contentr_1fde6a7cfd1dee60">
            <text:p text:style-name="P28">¡<text:span text:style-name="T1">Sí, absolutamente</text:span>! Esa es la mejor forma de probarlo.</text:p>
            <text:p text:style-name="Text_20_body">Si creas un archivo llamado exactamente <text:span text:style-name="Source_20_Text"><text:span text:style-name="T1">reservar.html</text:span></text:span> y le pones "Hola mundo", Django debería mostrar ese "Hola mundo" al entrar a <text:span text:style-name="Source_20_Text">/reservar/</text:span>.</text:p>
            <text:p text:style-name="Horizontal_20_Line"/>
            <text:h text:style-name="Heading_20_3" text:outline-level="3">Lo que debes asegurar para que funcione:</text:h>
            <text:list text:style-name="L7">
              <text:list-item>
                <text:p text:style-name="P43"><text:span text:style-name="T1">¿Dónde ponerlo?</text:span> Lo más seguro es ponerlo dentro de la carpeta <text:span text:style-name="Source_20_Text">templates</text:span> de la aplicación <text:span text:style-name="Source_20_Text">reservas</text:span>. <text:span text:style-name="T2">Estructura:</text:span> <text:span text:style-name="Source_20_Text">reservas/templates/reservar.html</text:span></text:p>
              </text:list-item>
              <text:list-item>
                <text:p text:style-name="P43"><text:span text:style-name="T1">¿Tienes configurada esa carpeta?</text:span> Revisa en <text:span text:style-name="Source_20_Text">settings.py</text:span> que la configuración de <text:span text:style-name="Source_20_Text">TEMPLATES</text:span> tenga <text:span text:style-name="Source_20_Text">'APP_DIRS': True</text:span>. Esto le dice a Django que busque automáticamente dentro de las carpetas <text:span text:style-name="Source_20_Text">templates</text:span> de cada aplicación.</text:p>
              </text:list-item>
              <text:list-item>
                <text:p text:style-name="P43"><text:span text:style-name="T1">Reinicia el servidor:</text:span> A veces, cuando creas un archivo nuevo, Django necesita reiniciar para reconocerlo.</text:p>
              </text:list-item>
            </text:list>
            <text:p text:style-name="Horizontal_20_Line"/>
            <text:p text:style-name="Text_20_body"><text:span text:style-name="T1">¿Te gustaría que te ayude a verificar dónde está tu archivo </text:span><text:span text:style-name="Source_20_Text"><text:span text:style-name="T1">settings.py</text:span></text:span><text:span text:style-name="T1"> o la carpeta </text:span><text:span text:style-name="Source_20_Text"><text:span text:style-name="T1">templates</text:span></text:span><text:span text:style-name="T1"> para asegurarnos de que lo pones en el lugar correcto?</text:span></text:p>
          </text:section>
        </text:section>
        <text:section text:style-name="Sect1" text:name="b061f058fb071e93">
          <text:p text:style-name="P28"/>
          <text:section text:style-name="Sect1" text:name="user-query-content-9">
            <text:p text:style-name="P29">Tú dijiste</text:p>
            <text:p text:style-name="P30"><text:soft-page-break/>tengo academia/templates/ y adentro de templates esta lleno de hmls, sin embargo hay una capreta especifica llamada reservas/ en...academia/reservas/ y adentro de reservas amin, apps, forms, models, tests,views o sea reservas es una sub-app? </text:p>
          </text:section>
          <text:h text:style-name="P1" text:outline-level="2">Gemini dijo</text:h>
          <text:section text:style-name="Sect2" text:name="model-response-message-contentr_b061f058fb071e93">
            <text:p text:style-name="P28">¡Exacto! Estás en lo correcto: <text:span text:style-name="Source_20_Text"><text:span text:style-name="T1">reservas</text:span></text:span><text:span text:style-name="T1"> es una aplicación de Django</text:span> (o sub-app, como la llamas).</text:p>
            <text:p text:style-name="Text_20_body">Por lo que me cuentas, tu estructura actual es esta:</text:p>
            <text:p text:style-name="P28">Plaintext</text:p>
            <text:p text:style-name="Preformatted_20_Text"><text:span text:style-name="Source_20_Text">academia/</text:span></text:p>
            <text:p text:style-name="Preformatted_20_Text"><text:span text:style-name="Source_20_Text">├── academia/ (carpeta de configuración)</text:span></text:p>
            <text:p text:style-name="Preformatted_20_Text"><text:span text:style-name="Source_20_Text">├── reservas/ (tu aplicación)</text:span></text:p>
            <text:p text:style-name="Preformatted_20_Text"><text:span text:style-name="Source_20_Text">│ <text:s text:c="2"/>├── templates/ (aquí es donde Django busca por defecto)</text:span></text:p>
            <text:p text:style-name="Preformatted_20_Text"><text:span text:style-name="Source_20_Text">│ <text:s text:c="2"/>│ <text:s text:c="2"/>└── ...</text:span></text:p>
            <text:p text:style-name="Preformatted_20_Text"><text:span text:style-name="Source_20_Text">│ <text:s text:c="2"/>├── views.py</text:span></text:p>
            <text:p text:style-name="Preformatted_20_Text"><text:span text:style-name="Source_20_Text">│ <text:s text:c="2"/>└── ...</text:span></text:p>
            <text:p text:style-name="Preformatted_20_Text"><text:span text:style-name="Source_20_Text">├── templates/ (carpeta templates en la raíz)</text:span></text:p>
            <text:p text:style-name="Preformatted_20_Text"><text:span text:style-name="Source_20_Text">│ <text:s text:c="2"/>├── home.html</text:span></text:p>
            <text:p text:style-name="Preformatted_20_Text"><text:span text:style-name="Source_20_Text">│ <text:s text:c="2"/>└── ...</text:span></text:p>
            <text:p text:style-name="P2"><text:span text:style-name="Source_20_Text">└── manage.py</text:span></text:p>
            <text:h text:style-name="Heading_20_3" text:outline-level="3">¿Dónde poner el <text:span text:style-name="Source_20_Text">reservar.html</text:span> para que funcione?</text:h>
            <text:p text:style-name="Text_20_body">Al usar <text:span text:style-name="Source_20_Text">TemplateView.as_view(template_name='reservar.html')</text:span> en tu <text:span text:style-name="Source_20_Text">urls.py</text:span>, Django busca el archivo <text:span text:style-name="T1">directamente</text:span> dentro de cualquier carpeta llamada <text:span text:style-name="Source_20_Text">templates</text:span>.</text:p>
            <text:p text:style-name="Text_20_body">Tienes dos opciones principales para que funcione:</text:p>
            <text:list text:style-name="L8">
              <text:list-item>
                <text:p text:style-name="P44"><text:span text:style-name="T1">Opción A (Recomendada):</text:span> Mueve tu archivo <text:span text:style-name="Source_20_Text">reservar.html</text:span> a <text:span text:style-name="Source_20_Text">academia/reservas/templates/reservar.html</text:span>.</text:p>
              </text:list-item>
              <text:list-item>
                <text:p text:style-name="P44"><text:span text:style-name="T1">Opción B:</text:span> Mueve tu archivo <text:span text:style-name="Source_20_Text">reservar.html</text:span> a la carpeta principal <text:span text:style-name="Source_20_Text">academia/templates/reservar.html</text:span>.</text:p>
              </text:list-item>
            </text:list>
            <text:h text:style-name="Heading_20_3" text:outline-level="3">Una pequeña corrección importante sobre la estructura</text:h>
            <text:p text:style-name="Text_20_body">Django funciona mejor si dentro de <text:span text:style-name="Source_20_Text">templates</text:span> creas otra carpeta con el nombre de tu aplicación para evitar conflictos de nombres:</text:p>
            <text:p text:style-name="P28">Plaintext</text:p>
            <text:p text:style-name="Preformatted_20_Text"><text:span text:style-name="Source_20_Text">reservas/</text:span></text:p>
            <text:p text:style-name="Preformatted_20_Text"><text:span text:style-name="Source_20_Text">└── templates/</text:span></text:p>
            <text:p text:style-name="Preformatted_20_Text"><text:span text:style-name="Source_20_Text"><text:s text:c="4"/>└── reservas/ <text:s text:c="7"/>&lt;-- Crea esta carpeta</text:span></text:p>
            <text:p text:style-name="P2"><text:span text:style-name="Source_20_Text"><text:s text:c="8"/>└── reservar.html</text:span></text:p>
            <text:p text:style-name="Text_20_body">Si haces esto, en tu <text:span text:style-name="Source_20_Text">urls.py</text:span> tendrás que cambiar la línea a: <text:span text:style-name="Source_20_Text">TemplateView.as_view(template_name='reservas/reservar.html')</text:span></text:p>
            <text:p text:style-name="Horizontal_20_Line"/>
            <text:p text:style-name="Text_20_body"><text:soft-page-break/><text:span text:style-name="T1">¿Te animas a mover el archivo </text:span><text:span text:style-name="Source_20_Text"><text:span text:style-name="T1">reservar.html</text:span></text:span><text:span text:style-name="T1"> a </text:span><text:span text:style-name="Source_20_Text"><text:span text:style-name="T1">academia/reservas/templates/</text:span></text:span><text:span text:style-name="T1"> y reiniciar el servidor para probar?</text:span></text:p>
          </text:section>
        </text:section>
        <text:section text:style-name="Sect1" text:name="977b3e83bd763d52">
          <text:p text:style-name="P28"/>
          <text:section text:style-name="Sect1" text:name="user-query-content-10">
            <text:p text:style-name="P29">Tú dijiste</text:p>
            <text:p text:style-name="P30">como te paso una vista tree dde todo para que la veas? en linux pongo tree en el cli en la carpeta principal? </text:p>
          </text:section>
          <text:h text:style-name="P1" text:outline-level="2">Gemini dijo</text:h>
          <text:section text:style-name="Sect2" text:name="model-response-message-contentr_977b3e83bd763d52">
            <text:p text:style-name="P28">¡Exacto! Usar <text:span text:style-name="Source_20_Text">tree</text:span> en la terminal de Linux es la <text:span text:style-name="T1">mejor</text:span> manera de mostrarme la estructura de tu proyecto.</text:p>
            <text:h text:style-name="Heading_20_3" text:outline-level="3">Pasos para pasarme la estructura:</text:h>
            <text:list text:style-name="L9">
              <text:list-item>
                <text:p text:style-name="P45">Abre tu terminal en la carpeta principal de tu proyecto (<text:span text:style-name="Source_20_Text">academia/</text:span>).</text:p>
              </text:list-item>
              <text:list-item>
                <text:p text:style-name="P45">Ejecuta el comando:</text:p>
                <text:p text:style-name="P46">Bash</text:p>
                <text:p text:style-name="P5"><text:span text:style-name="Source_20_Text">tree</text:span></text:p>
              </text:list-item>
              <text:list-item>
                <text:p text:style-name="P45">Si la salida es muy larga, puedes usar este comando para <text:span text:style-name="T1">ignorar la carpeta virtual</text:span> (que suele tener miles de archivos) y enfocarte en tu código:</text:p>
                <text:p text:style-name="P46">Bash</text:p>
                <text:p text:style-name="P5"><text:span text:style-name="Source_20_Text">tree -I venv</text:span></text:p>
                <text:p text:style-name="P45"><text:span text:style-name="T2">(O cambia </text:span><text:span text:style-name="Source_20_Text"><text:span text:style-name="T2">venv</text:span></text:span><text:span text:style-name="T2"> por el nombre de tu entorno virtual si tiene otro).</text:span></text:p>
              </text:list-item>
              <text:list-item>
                <text:p text:style-name="P45"><text:span text:style-name="T1">Copia y pega</text:span> el resultado aquí.</text:p>
              </text:list-item>
            </text:list>
            <text:p text:style-name="Text_20_body">Con esa información, veré exactamente dónde está tu archivo <text:span text:style-name="Source_20_Text">reservar.html</text:span> y por qué no lo encuentra. ¡Quedo atento!</text:p>
          </text:section>
        </text:section>
        <text:section text:style-name="Sect1" text:name="c075e0c38a6980aa">
          <text:p text:style-name="P28"/>
          <text:section text:style-name="Sect1" text:name="user-query-content-11">
            <text:p text:style-name="P29">Tú dijiste</text:p>
            <text:p text:style-name="P30">me pide instalar tree, lo instal dentro del venv o me salgo del venv o no importa? </text:p>
          </text:section>
          <text:h text:style-name="P1" text:outline-level="2">Gemini dijo</text:h>
          <text:section text:style-name="Sect2" text:name="model-response-message-contentr_c075e0c38a6980aa">
            <text:p text:style-name="P28"><text:span text:style-name="T1">No lo instales dentro del </text:span><text:span text:style-name="Source_20_Text"><text:span text:style-name="T1">venv</text:span></text:span>, y de hecho, no necesitas instalarlo con <text:span text:style-name="Source_20_Text">pip</text:span>. <text:span text:style-name="Source_20_Text">tree</text:span> es una herramienta del sistema operativo Linux, no una librería de Python.</text:p>
            <text:h text:style-name="Heading_20_3" text:outline-level="3"><text:soft-page-break/>Cómo instalarlo en tu sistema:</text:h>
            <text:p text:style-name="Text_20_body">Dependiendo de tu distribución de Linux, ejecuta uno de estos comandos en tu terminal <text:span text:style-name="T1">sin importar si el </text:span><text:span text:style-name="Source_20_Text"><text:span text:style-name="T1">venv</text:span></text:span><text:span text:style-name="T1"> está activo o no</text:span>:</text:p>
            <text:list text:style-name="L10">
              <text:list-item>
                <text:p text:style-name="P34">Si usas Ubuntu/Debian/Mint:</text:p>
                <text:p text:style-name="P47">Bash</text:p>
                <text:p text:style-name="P6"><text:span text:style-name="Source_20_Text">sudo apt update</text:span></text:p>
                <text:p text:style-name="P7"><text:span text:style-name="Source_20_Text">sudo apt install tree</text:span></text:p>
              </text:list-item>
              <text:list-item>
                <text:p text:style-name="P34">Si usas Fedora/RHEL/CentOS:</text:p>
                <text:p text:style-name="P47">Bash</text:p>
                <text:p text:style-name="P7"><text:span text:style-name="Source_20_Text">sudo dnf install tree</text:span></text:p>
              </text:list-item>
            </text:list>
            <text:p text:style-name="Text_20_body">Una vez instalado, simplemente ve a la carpeta de tu proyecto y ejecuta <text:span text:style-name="Source_20_Text">tree -I venv</text:span> como te comenté antes.</text:p>
            <text:p text:style-name="Text_20_body">¡Quedo a la espera de esa estructura para solucionar el error del template!</text:p>
          </text:section>
        </text:section>
        <text:section text:style-name="Sect1" text:name="986a1bafc99e838a">
          <text:p text:style-name="P28"/>
          <text:section text:style-name="Sect1" text:name="user-query-content-12">
            <text:p text:style-name="P29">Tú dijiste</text:p>
            <text:p text:style-name="P30">aca va! </text:p>
            <text:p text:style-name="P30"/>
          </text:section>
          <text:h text:style-name="P1" text:outline-level="2">Gemini dijo</text:h>
          <text:section text:style-name="Sect2" text:name="model-response-message-contentr_986a1bafc99e838a">
            <text:p text:style-name="P28">¡Perfecto! Gracias por el <text:span text:style-name="Source_20_Text">tree</text:span>. Ahora veo exactamente por qué está fallando.</text:p>
            <text:h text:style-name="Heading_20_3" text:outline-level="3">El Problema</text:h>
            <text:p text:style-name="Text_20_body">En tu <text:span text:style-name="Source_20_Text">urls.py</text:span> tienes esto:</text:p>
            <text:p text:style-name="P28">Python</text:p>
            <text:p text:style-name="P2"><text:span text:style-name="Source_20_Text">path('reservar/', TemplateView.as_view(template_name='reservar.html'), name='reservar'),</text:span></text:p>
            <text:p text:style-name="Text_20_body">Pero en tu estructura de carpetas, <text:span text:style-name="T1">no existe el archivo </text:span><text:span text:style-name="Source_20_Text"><text:span text:style-name="T1">reservar.html</text:span></text:span> dentro de tu carpeta principal <text:span text:style-name="Source_20_Text">templates/</text:span>.</text:p>
            <text:h text:style-name="Heading_20_3" text:outline-level="3">Cómo solucionarlo</text:h>
            <text:p text:style-name="Text_20_body">Tienes dos formas de arreglarlo, elige la que prefieras:</text:p>
            <text:h text:style-name="Heading_20_4" text:outline-level="4">Opción 1: Mover <text:span text:style-name="Source_20_Text">reservar.html</text:span> a la carpeta de la app <text:span text:style-name="Source_20_Text">reservas</text:span> (Recomendado)</text:h>
            <text:p text:style-name="Text_20_body">Es mejor práctica que cada app tenga sus propios templates.</text:p>
            <text:list text:style-name="L11">
              <text:list-item>
                <text:p text:style-name="P48"><text:soft-page-break/>Crea la carpeta <text:span text:style-name="Source_20_Text">reservas/templates/</text:span>.</text:p>
              </text:list-item>
              <text:list-item>
                <text:p text:style-name="P48">Mueve tu archivo <text:span text:style-name="Source_20_Text">reservar.html</text:span> dentro de esa carpeta.</text:p>
              </text:list-item>
              <text:list-item>
                <text:p text:style-name="P48"><text:span text:style-name="T1">Importante:</text:span> Modifica la línea en <text:span text:style-name="Source_20_Text">urls.py</text:span> para que busque dentro de la subcarpeta de la app:</text:p>
                <text:p text:style-name="P49">Python</text:p>
                <text:p text:style-name="P8"><text:span text:style-name="Source_20_Text"># Cambia esto en academia/urls.py</text:span></text:p>
                <text:p text:style-name="P9"><text:span text:style-name="Source_20_Text">path('reservar/', TemplateView.as_view(template_name='reservas/reservar.html'), name='reservar'),</text:span></text:p>
              </text:list-item>
            </text:list>
            <text:h text:style-name="Heading_20_4" text:outline-level="4">Opción 2: Crear el archivo en la carpeta principal <text:span text:style-name="Source_20_Text">templates/</text:span></text:h>
            <text:p text:style-name="Text_20_body">Si quieres dejar el <text:span text:style-name="Source_20_Text">urls.py</text:span> como está:</text:p>
            <text:list text:style-name="L12">
              <text:list-item>
                <text:p text:style-name="P50">Crea el archivo <text:span text:style-name="Source_20_Text">reservar.html</text:span> directamente dentro de la carpeta <text:span text:style-name="Source_20_Text">templates/</text:span> que está en la raíz de tu proyecto (junto a <text:span text:style-name="Source_20_Text">home.html</text:span>).</text:p>
              </text:list-item>
            </text:list>
            <text:p text:style-name="Horizontal_20_Line"/>
            <text:p text:style-name="Text_20_body"><text:span text:style-name="T1">Una vez que hagas cualquiera de los dos pasos, reinicia el servidor (</text:span><text:span text:style-name="Source_20_Text"><text:span text:style-name="T1">Ctrl+C</text:span></text:span><text:span text:style-name="T1"> y </text:span><text:span text:style-name="Source_20_Text"><text:span text:style-name="T1">python manage.py runserver</text:span></text:span><text:span text:style-name="T1">) y prueba de nuevo.</text:span></text:p>
            <text:p text:style-name="Text_20_body">¿Cuál de las dos opciones te parece mejor para tu proyecto?</text:p>
          </text:section>
        </text:section>
        <text:section text:style-name="Sect1" text:name="88545558c074d072">
          <text:p text:style-name="P28"/>
          <text:section text:style-name="Sect1" text:name="user-query-content-13">
            <text:p text:style-name="P29">Tú dijiste</text:p>
            <text:p text:style-name="P30">dame un holamundo simple para poner en reservar.html </text:p>
          </text:section>
          <text:h text:style-name="P1" text:outline-level="2">Gemini dijo</text:h>
          <text:section text:style-name="Sect2" text:name="model-response-message-contentr_88545558c074d072">
            <text:p text:style-name="P28">Aquí tienes un "Hola mundo" básico en HTML para poner en tu archivo <text:span text:style-name="Source_20_Text">reservar.html</text:span>.</text:p>
            <text:p text:style-name="Text_20_body">Incluye un pequeño estilo CSS para que no se vea tan vacío y un enlace para volver a inicio:</text:p>
            <text:p text:style-name="P28">HTML</text:p>
            <text:p text:style-name="Preformatted_20_Text"><text:span text:style-name="Source_20_Text">&lt;!DOCTYPE html&gt;</text:span></text:p>
            <text:p text:style-name="Preformatted_20_Text"><text:span text:style-name="Source_20_Text">&lt;html lang="es"&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title&gt;Reservar&lt;/title&gt;</text:span></text:p>
            <text:p text:style-name="Preformatted_20_Text"><text:span text:style-name="Source_20_Text"><text:s text:c="4"/>&lt;style&gt;</text:span></text:p>
            <text:p text:style-name="Preformatted_20_Text"><text:span text:style-name="Source_20_Text"><text:s text:c="8"/>body {</text:span></text:p>
            <text:p text:style-name="Preformatted_20_Text"><text:span text:style-name="Source_20_Text"><text:s text:c="12"/>font-family: Arial, sans-serif;</text:span></text:p>
            <text:p text:style-name="Preformatted_20_Text"><text:span text:style-name="Source_20_Text"><text:s text:c="12"/>text-align: center;</text:span></text:p>
            <text:p text:style-name="Preformatted_20_Text"><text:span text:style-name="Source_20_Text"><text:s text:c="12"/>margin-top: 50px;</text:span></text:p>
            <text:p text:style-name="Preformatted_20_Text"><text:span text:style-name="Source_20_Text"><text:s text:c="8"/>}</text:span></text:p>
            <text:p text:style-name="Preformatted_20_Text"><text:span text:style-name="Source_20_Text"><text:s text:c="8"/>h1 {</text:span></text:p>
            <text:p text:style-name="Preformatted_20_Text"><text:span text:style-name="Source_20_Text"><text:s text:c="12"/>color: #2c3e50;</text:span></text:p>
            <text:p text:style-name="Preformatted_20_Text"><text:span text:style-name="Source_20_Text"><text:s text:c="8"/>}</text:span></text:p>
            <text:p text:style-name="Preformatted_20_Text"><text:span text:style-name="Source_20_Text"><text:s text:c="4"/>&lt;/style&gt;</text:span></text:p>
            <text:p text:style-name="Preformatted_20_Text"><text:soft-page-break/><text:span text:style-name="Source_20_Text">&lt;/head&gt;</text:span></text:p>
            <text:p text:style-name="Preformatted_20_Text"><text:span text:style-name="Source_20_Text">&lt;body&gt;</text:span></text:p>
            <text:p text:style-name="Preformatted_20_Text"><text:span text:style-name="Source_20_Text"><text:s text:c="4"/>&lt;h1&gt;¡Hola mundo desde Reservar!&lt;/h1&gt;</text:span></text:p>
            <text:p text:style-name="Preformatted_20_Text"><text:span text:style-name="Source_20_Text"><text:s text:c="4"/>&lt;p&gt;Esta es la página de reservas.&lt;/p&gt;</text:span></text:p>
            <text:p text:style-name="Preformatted_20_Text"><text:span text:style-name="Source_20_Text"><text:s text:c="4"/>&lt;a href="/"&gt;Volver a inicio&lt;/a&gt;</text:span></text:p>
            <text:p text:style-name="Preformatted_20_Text"><text:span text:style-name="Source_20_Text">&lt;/body&gt;</text:span></text:p>
            <text:p text:style-name="P2"><text:span text:style-name="Source_20_Text">&lt;/html&gt;</text:span></text:p>
            <text:p text:style-name="Horizontal_20_Line"/>
            <text:h text:style-name="Heading_20_3" text:outline-level="3">Recordatorio rápido:</text:h>
            <text:p text:style-name="Text_20_body">Asegúrate de guardar este código dentro de <text:span text:style-name="Source_20_Text"><text:span text:style-name="T1">reservar.html</text:span></text:span> en la carpeta correcta que definimos antes (<text:span text:style-name="Source_20_Text">templates/</text:span> o <text:span text:style-name="Source_20_Text">reservas/templates/</text:span>) y reinicia el servidor.</text:p>
          </text:section>
        </text:section>
        <text:section text:style-name="Sect1" text:name="b0fcfd3a6d0e73c5">
          <text:p text:style-name="P28"/>
          <text:section text:style-name="Sect1" text:name="user-query-content-14">
            <text:p text:style-name="P29">Tú dijiste</text:p>
            <text:p text:style-name="P30">el erro cambio a connection refused </text:p>
          </text:section>
          <text:h text:style-name="P1" text:outline-level="2">Gemini dijo</text:h>
          <text:section text:style-name="Sect2" text:name="model-response-message-contentr_b0fcfd3a6d0e73c5">
            <text:p text:style-name="P28">Ese error <text:span text:style-name="Source_20_Text"><text:span text:style-name="T1">Connection refused</text:span></text:span> usualmente significa que <text:span text:style-name="T1">el servidor de Django no se está ejecutando</text:span> o está ejecutándose en un puerto diferente al que intentas acceder.</text:p>
            <text:h text:style-name="Heading_20_3" text:outline-level="3">Pasos para solucionarlo:</text:h>
            <text:list text:style-name="L13">
              <text:list-item>
                <text:p text:style-name="P51"><text:span text:style-name="T1">Reinicia el servidor:</text:span> Ve a tu terminal donde estabas ejecutando Django y presiona <text:span text:style-name="Source_20_Text">Ctrl + C</text:span> para detenerlo. Luego, vuélvelo a iniciar:</text:p>
                <text:p text:style-name="P52">Bash</text:p>
                <text:p text:style-name="P10"><text:span text:style-name="Source_20_Text">python manage.py runserver</text:span></text:p>
              </text:list-item>
              <text:list-item>
                <text:p text:style-name="P51"><text:span text:style-name="T1">Verifica la dirección:</text:span> Asegúrate de que estás ingresando a <text:span text:style-name="Source_20_Text">http://127.0.0.1:8000/</text:span> (o la dirección que te indique la terminal).</text:p>
              </text:list-item>
              <text:list-item>
                <text:p text:style-name="P51"><text:span text:style-name="T1">¿Cambiaste el puerto?</text:span> Si iniciaste el servidor en otro puerto, por ejemplo <text:span text:style-name="Source_20_Text">python manage.py runserver 8080</text:span>, asegúrate de usar <text:span text:style-name="Source_20_Text">http://127.0.0.1:8080/</text:span>.</text:p>
              </text:list-item>
            </text:list>
            <text:p text:style-name="Text_20_body">Intenta reiniciar el servidor y recargar la página. ¿Te funcionó?</text:p>
          </text:section>
        </text:section>
        <text:section text:style-name="Sect1" text:name="6fcb2da8c09ccef4">
          <text:p text:style-name="P28"/>
          <text:section text:style-name="Sect1" text:name="user-query-content-15">
            <text:p text:style-name="P29">Tú dijiste</text:p>
            <text:p text:style-name="P30">perfecto! gracias. consulta... porque nos saltamos el views? eso pasa cuando esta TemplateViews? </text:p>
          </text:section>
          <text:h text:style-name="P1" text:outline-level="2">Gemini dijo</text:h>
          <text:section text:style-name="Sect2" text:name="model-response-message-contentr_6fcb2da8c09ccef4">
            <text:p text:style-name="P28">¡Exacto! Te has dado cuenta de un detalle fundamental de Django.</text:p>
            <text:p text:style-name="Text_20_body"><text:soft-page-break/><text:span text:style-name="T1">Nos saltamos la vista (</text:span><text:span text:style-name="Source_20_Text"><text:span text:style-name="T1">views.py</text:span></text:span><text:span text:style-name="T1">) justamente porque usamos </text:span><text:span text:style-name="Source_20_Text"><text:span text:style-name="T1">TemplateView</text:span></text:span><text:span text:style-name="T1"> directamente en el </text:span><text:span text:style-name="Source_20_Text"><text:span text:style-name="T1">urls.py</text:span></text:span><text:span text:style-name="T1">.</text:span></text:p>
            <text:h text:style-name="Heading_20_3" text:outline-level="3">¿Por qué sucede esto?</text:h>
            <text:p text:style-name="Text_20_body"><text:span text:style-name="Source_20_Text">TemplateView</text:span> es una <text:span text:style-name="T1">vista genérica</text:span> incorporada en Django. Está diseñada para casos simples donde solo necesitas mostrar un archivo HTML y no necesitas procesar datos complejos (como consultar la base de datos, validar formularios, etc.) antes de mostrar la página.</text:p>
            <text:p text:style-name="Text_20_body">Cuando haces esto:</text:p>
            <text:p text:style-name="P28">Python</text:p>
            <text:p text:style-name="P2"><text:span text:style-name="Source_20_Text">path('reservar/', TemplateView.as_view(template_name='reservar.html'), name='reservar'),</text:span></text:p>
            <text:p text:style-name="Text_20_body">Django hace lo siguiente por debajo:</text:p>
            <text:list text:style-name="L14">
              <text:list-item>
                <text:p text:style-name="P53">Recibe la petición en <text:span text:style-name="Source_20_Text">/reservar/</text:span>.</text:p>
              </text:list-item>
              <text:list-item>
                <text:p text:style-name="P53">Llama a la clase <text:span text:style-name="Source_20_Text">TemplateView</text:span>.</text:p>
              </text:list-item>
              <text:list-item>
                <text:p text:style-name="P53"><text:span text:style-name="Source_20_Text">TemplateView</text:span> busca automáticamente el archivo <text:span text:style-name="Source_20_Text">reservar.html</text:span>.</text:p>
              </text:list-item>
              <text:list-item>
                <text:p text:style-name="P53">Renderiza el archivo y lo envía.</text:p>
              </text:list-item>
            </text:list>
            <text:h text:style-name="Heading_20_3" text:outline-level="3">¿Cuándo SÍ usaríamos <text:span text:style-name="Source_20_Text">views.py</text:span>?</text:h>
            <text:p text:style-name="Text_20_body">Si en el futuro necesitas que la página <text:span text:style-name="Source_20_Text">/reservar/</text:span> muestre, por ejemplo, <text:span text:style-name="T1">los horarios disponibles traídos de la base de datos</text:span>, entonces ya no podrás usar <text:span text:style-name="Source_20_Text">TemplateView</text:span> directamente en la URL.</text:p>
            <text:p text:style-name="Text_20_body">Tendrás que:</text:p>
            <text:list text:style-name="L15">
              <text:list-item>
                <text:p text:style-name="P54">Crear una función en <text:span text:style-name="Source_20_Text">reservas/views.py</text:span>.</text:p>
              </text:list-item>
              <text:list-item>
                <text:p text:style-name="P54">Traer los datos en esa función.</text:p>
              </text:list-item>
              <text:list-item>
                <text:p text:style-name="P54">Pasar esos datos al HTML usando <text:span text:style-name="Source_20_Text">render()</text:span>.</text:p>
              </text:list-item>
              <text:list-item>
                <text:p text:style-name="P54">Apuntar tu <text:span text:style-name="Source_20_Text">urls.py</text:span> a esa función en lugar de a <text:span text:style-name="Source_20_Text">TemplateView</text:span>.</text:p>
              </text:list-item>
            </text:list>
            <text:p text:style-name="Text_20_body">¿Te gustaría probar convertir ese <text:span text:style-name="Source_20_Text">TemplateView</text:span> en una función normal en <text:span text:style-name="Source_20_Text">views.py</text:span> para ver cómo cambia?</text:p>
          </text:section>
        </text:section>
        <text:section text:style-name="Sect1" text:name="b08d444f24653545">
          <text:p text:style-name="P28"/>
          <text:section text:style-name="Sect1" text:name="user-query-content-16">
            <text:p text:style-name="P29">Tú dijiste</text:p>
            <text:p text:style-name="P30">es como..dejare tempateviews pormientras con una pagina que funcione con el link y la ruta mientras desarrollo la inteligencia que va en views.py, ya que reservar tiene muchas subfucniones y es el talin de aquiles de la app </text:p>
          </text:section>
          <text:h text:style-name="P1" text:outline-level="2"><text:soft-page-break/>Gemini dijo</text:h>
          <text:section text:style-name="Sect2" text:name="model-response-message-contentr_b08d444f24653545">
            <text:p text:style-name="P28">¡Es una <text:span text:style-name="T1">estrategia excelente</text:span>! Eso se conoce comúnmente como "maquetación" o desarrollo progresivo.</text:p>
            <text:h text:style-name="Heading_20_3" text:outline-level="3">Por qué es buena idea tu enfoque:</text:h>
            <text:list text:style-name="L16">
              <text:list-item>
                <text:p text:style-name="P55"><text:span text:style-name="T1">Iteración rápida:</text:span> Puedes asegurarte de que el flujo de la aplicación funciona (enlaces, URLs, carga básica de HTML) sin detenerte a programar la lógica compleja de inmediato.</text:p>
              </text:list-item>
              <text:list-item>
                <text:p text:style-name="P55"><text:span text:style-name="T1">Enfoque:</text:span> Te permite concentrarte en el "talón de Aquiles" (la lógica de <text:span text:style-name="Source_20_Text">views.py</text:span> para las reservas) sabiendo que la interfaz básica ya está ahí.</text:p>
              </text:list-item>
            </text:list>
            <text:h text:style-name="Heading_20_3" text:outline-level="3">Cuando estés listo para pasar de <text:span text:style-name="Source_20_Text">TemplateView</text:span> a <text:span text:style-name="Source_20_Text">views.py</text:span>:</text:h>
            <text:p text:style-name="Text_20_body">Simplemente cambiarás tu <text:span text:style-name="Source_20_Text">urls.py</text:span> para que apunte a una función en tu <text:span text:style-name="Source_20_Text">views.py</text:span> en lugar de usar la clase genérica.</text:p>
            <text:p text:style-name="P33">Ahora mismo:</text:p>
            <text:p text:style-name="P28">Python</text:p>
            <text:p text:style-name="P2"><text:span text:style-name="Source_20_Text">path('reservar/', TemplateView.as_view(template_name='reservar.html'), name='reservar'),</text:span></text:p>
            <text:p text:style-name="P33">Más adelante:</text:p>
            <text:p text:style-name="P28">Python</text:p>
            <text:p text:style-name="Preformatted_20_Text"><text:span text:style-name="Source_20_Text">from reservas import views</text:span></text:p>
            <text:p text:style-name="Preformatted_20_Text"><text:span text:style-name="Source_20_Text"># ...</text:span></text:p>
            <text:p text:style-name="P2"><text:span text:style-name="Source_20_Text">path('reservar/', views.reservar_compleja, name='reservar'),</text:span></text:p>
            <text:p text:style-name="Text_20_body">¡Mucho éxito con esa lógica de reservas! ¿Hay algo más en lo que te pueda ayudar por ahora?</text:p>
          </text:section>
        </text:section>
        <text:section text:style-name="Sect1" text:name="51ce96588d7865db">
          <text:p text:style-name="P28"/>
          <text:section text:style-name="Sect1" text:name="user-query-content-17">
            <text:p text:style-name="P29">Tú dijiste</text:p>
            <text:p text:style-name="P30">no isi te pregunte a modo de consultarte si el motivo es ese? se hace asi normalment? </text:p>
          </text:section>
          <text:h text:style-name="P1" text:outline-level="2">Gemini dijo</text:h>
          <text:section text:style-name="Sect2" text:name="model-response-message-contentr_51ce96588d7865db">
            <text:p text:style-name="P28">¡Sí, totalmente! <text:span text:style-name="T1">Se hace así normalmente</text:span>, sobre todo en las primeras etapas de desarrollo.</text:p>
            <text:p text:style-name="Text_20_body">Es un flujo de trabajo muy común:</text:p>
            <text:list text:style-name="L17">
              <text:list-item>
                <text:p text:style-name="P56"><text:span text:style-name="T1">Primero</text:span>, estructuras la aplicación, creas los enlaces, te aseguras de que las URLs funcionen y que los archivos HTML carguen correctamente (ahí usas <text:span text:style-name="Source_20_Text">TemplateView</text:span> para ir rápido).</text:p>
              </text:list-item>
              <text:list-item>
                <text:p text:style-name="P56"><text:span text:style-name="T1">Después</text:span>, cuando ya tienes el esqueleto funcionando, te concentras en la "inteligencia" (la lógica de negocios) en <text:span text:style-name="Source_20_Text">views.py</text:span> para cada página.</text:p>
              </text:list-item>
            </text:list>
            <text:p text:style-name="Text_20_body"><text:soft-page-break/>Es una forma inteligente de trabajar porque evitas bloquearte programando lógica compleja antes de saber si la estructura básica del sitio funciona.</text:p>
            <text:p text:style-name="Text_20_body">¿Tienes alguna otra duda sobre este flujo?</text:p>
          </text:section>
        </text:section>
        <text:section text:style-name="Sect1" text:name="474a7269a73e2c25">
          <text:p text:style-name="P28"/>
          <text:section text:style-name="Sect1" text:name="user-query-content-18">
            <text:p text:style-name="P29">Tú dijiste</text:p>
            <text:p text:style-name="P30">por que esta en amarillo la barra de mi seccion github de vscode? hasta un momento estuvo azul ahora lso nodos unidos verticalmente estan en amarillo </text:p>
          </text:section>
          <text:h text:style-name="P1" text:outline-level="2">Gemini dijo</text:h>
          <text:section text:style-name="Sect2" text:name="model-response-message-contentr_474a7269a73e2c25">
            <text:p text:style-name="P28">Ese cambio de color en la barra de actividad de VS Code (el icono de Git/GitHub) suele indicar un cambio en el estado de tu repositorio local respecto al remoto.</text:p>
            <text:p text:style-name="Text_20_body">Aquí te explico las razones más comunes:</text:p>
            <text:h text:style-name="Heading_20_3" text:outline-level="3">1. Cambios sin guardar (o sin hacer <text:span text:style-name="Source_20_Text">commit</text:span>)</text:h>
            <text:p text:style-name="Text_20_body">Si tienes archivos modificados que no han sido preparados (<text:span text:style-name="Source_20_Text">staged</text:span>) o confirmados (<text:span text:style-name="Source_20_Text">committed</text:span>), el icono puede cambiar de color para alertarte de que hay trabajo "en progreso" que no está seguro en la historia de Git.</text:p>
            <text:h text:style-name="Heading_20_3" text:outline-level="3">2. Cambios en una rama diferente o estado de <text:span text:style-name="Source_20_Text">HEAD</text:span></text:h>
            <text:p text:style-name="Text_20_body">Si te has movido a otra rama, o estás en un estado de "detached HEAD" (revisando un commit antiguo, por ejemplo), VS Code te avisa con ese cambio de color.</text:p>
            <text:h text:style-name="Heading_20_3" text:outline-level="3">3. Sincronización pendiente (Push/Pull)</text:h>
            <text:p text:style-name="Text_20_body">A veces, el color amarillo indica que tienes commits locales que <text:span text:style-name="T1">no han sido subidos (</text:span><text:span text:style-name="Source_20_Text"><text:span text:style-name="T1">push</text:span></text:span><text:span text:style-name="T1">)</text:span> al repositorio remoto (GitHub).</text:p>
            <text:p text:style-name="Horizontal_20_Line"/>
            <text:h text:style-name="Heading_20_3" text:outline-level="3">¿Cómo saber exactamente qué pasa?</text:h>
            <text:p text:style-name="Text_20_body">No te preocupes, el color es solo una alerta visual. Para saber la causa exacta:</text:p>
            <text:list text:style-name="L18">
              <text:list-item>
                <text:p text:style-name="P57"><text:span text:style-name="T1">Haz clic en el icono de Git</text:span> (el que está en amarillo).</text:p>
              </text:list-item>
              <text:list-item>
                <text:p text:style-name="P57">Mira el panel lateral de <text:span text:style-name="T1">Source Control (Control de código fuente)</text:span>.</text:p>
              </text:list-item>
              <text:list-item>
                <text:p text:style-name="P57">Te mostrará una lista de los archivos modificados bajo <text:span text:style-name="T1">"Changes" (Cambios)</text:span>.</text:p>
              </text:list-item>
              <text:list-item>
                <text:p text:style-name="P57">Si tienes commits pendientes por subir, verás un número al lado de la flecha de "sync" en la barra inferior o un botón que dice <text:span text:style-name="T1">"Sync Changes"</text:span>.</text:p>
              </text:list-item>
            </text:list>
            <text:p text:style-name="Text_20_body">¿Te aparece alguna lista de archivos en el panel lateral al hacer clic?</text:p>
          </text:section>
        </text:section>
        <text:section text:style-name="Sect1" text:name="e766ed8ecd19aad6">
          <text:p text:style-name="P28"><text:soft-page-break/></text:p>
          <text:section text:style-name="Sect1" text:name="user-query-content-19">
            <text:p text:style-name="P29">Tú dijiste</text:p>
            <text:p text:style-name="P30">el icono de git esta en gris, loq eu esta en amarillo es el GRAPH </text:p>
          </text:section>
          <text:h text:style-name="P1" text:outline-level="2">Gemini dijo</text:h>
          <text:section text:style-name="Sect2" text:name="model-response-message-contentr_e766ed8ecd19aad6">
            <text:p text:style-name="P28">¡Ah, entendido! Gracias por la aclaración. Si el icono de <text:span text:style-name="T1">Git Graph</text:span> en la barra lateral está en amarillo, el motivo es diferente.</text:p>
            <text:p text:style-name="Text_20_body">Ese cambio de color suele significar <text:span text:style-name="T1">una de estas dos cosas</text:span>:</text:p>
            <text:list text:style-name="L19">
              <text:list-item>
                <text:p text:style-name="P58"><text:span text:style-name="T1">Hay cambios locales (</text:span><text:span text:style-name="Source_20_Text"><text:span text:style-name="T1">commits</text:span></text:span><text:span text:style-name="T1">) que no se han subido (</text:span><text:span text:style-name="Source_20_Text"><text:span text:style-name="T1">push</text:span></text:span><text:span text:style-name="T1">)</text:span> a GitHub: Tu gráfico te está mostrando que tu rama local está adelantada respecto a la rama remota (<text:span text:style-name="Source_20_Text">origin/main</text:span>).</text:p>
              </text:list-item>
              <text:list-item>
                <text:p text:style-name="P58"><text:span text:style-name="T1">Hay cambios remotos (</text:span><text:span text:style-name="Source_20_Text"><text:span text:style-name="T1">pull</text:span></text:span><text:span text:style-name="T1">) que no tienes localmente</text:span>: Tu gráfico te está mostrando que el repositorio en GitHub tiene commits nuevos que tú aún no has descargado.</text:p>
              </text:list-item>
            </text:list>
            <text:p text:style-name="Text_20_body">En resumen: <text:span text:style-name="T1">Es una alerta de que tu repositorio local y tu repositorio en GitHub están desincronizados.</text:span></text:p>
            <text:h text:style-name="Heading_20_3" text:outline-level="3">¿Cómo confirmarlo?</text:h>
            <text:list text:style-name="L20">
              <text:list-item>
                <text:p text:style-name="P59">Haz clic en el icono del <text:span text:style-name="T1">Graph</text:span> para abrir el panel de Git Graph.</text:p>
              </text:list-item>
              <text:list-item>
                <text:p text:style-name="P59">Busca tu rama actual (suele estar en negrita).</text:p>
              </text:list-item>
              <text:list-item>
                <text:p text:style-name="P59">Verás que la etiqueta de tu rama local (ej: <text:span text:style-name="Source_20_Text">main</text:span>) y la etiqueta de la rama remota (ej: <text:span text:style-name="Source_20_Text">origin/main</text:span>) <text:span text:style-name="T1">están en lugares distintos</text:span> del gráfico.</text:p>
              </text:list-item>
            </text:list>
            <text:p text:style-name="Horizontal_20_Line"/>
            <text:p text:style-name="Text_20_body"><text:span text:style-name="T1">¿Te gustaría que veamos cómo hacer </text:span><text:span text:style-name="Source_20_Text"><text:span text:style-name="T1">git push</text:span></text:span><text:span text:style-name="T1"> o </text:span><text:span text:style-name="Source_20_Text"><text:span text:style-name="T1">git pull</text:span></text:span><text:span text:style-name="T1"> para sincronizarlos y que el gráfico vuelva a ponerse en azul?</text:span></text:p>
          </text:section>
        </text:section>
        <text:section text:style-name="Sect1" text:name="7cfc3347cb2e7b9f">
          <text:p text:style-name="P28"/>
          <text:section text:style-name="Sect1" text:name="user-query-content-20">
            <text:p text:style-name="P29">Tú dijiste</text:p>
            <text:p text:style-name="P30">consulta. hay css en estos archivos de menues. son varios html que tienen css. Esto es lo que se llama css inline? pueden ir absolutamente todos estas referencias .xxxxx-container en el archivo styles.css? {% extends 'base.html' %} </text:p>
            <text:p text:style-name="P30">{% load static %} </text:p>
            <text:p text:style-name="P30">{% block title %}Reglamento - Pilates Paula{% endblock %} </text:p>
            <text:p text:style-name="P30"/>
            <text:p text:style-name="P30">{% block extra_head %} </text:p>
            <text:p text:style-name="P30">&lt;style&gt; </text:p>
            <text:p text:style-name="P30"><text:soft-page-break/>.reglamento-container { </text:p>
            <text:p text:style-name="P30">width: 90%; </text:p>
            <text:p text:style-name="P30">max-width: 700px; </text:p>
            <text:p text:style-name="P30">margin: 40px auto 80px; </text:p>
            <text:p text:style-name="P30">font-family: 'Poppins', sans-serif; </text:p>
            <text:p text:style-name="P30">} </text:p>
            <text:p text:style-name="P30"/>
            <text:p text:style-name="P30">.reglamento-container h2 { </text:p>
            <text:p text:style-name="P30">color: #2f6300; </text:p>
            <text:p text:style-name="P30">font-size: 1.4rem; </text:p>
            <text:p text:style-name="P30">margin-bottom: 24px; </text:p>
            <text:p text:style-name="P30">border-bottom: 2px solid #d4eac8; </text:p>
            <text:p text:style-name="P30">padding-bottom: 10px; </text:p>
            <text:p text:style-name="P30">} </text:p>
            <text:p text:style-name="P30"/>
            <text:p text:style-name="P30">.reglamento-container p { </text:p>
            <text:p text:style-name="P30">line-height: 1.8; </text:p>
            <text:p text:style-name="P30">color: #333; </text:p>
            <text:p text:style-name="P30">font-size: .95rem; </text:p>
            <text:p text:style-name="P30">margin-bottom: 12px; </text:p>
            <text:p text:style-name="P30">} </text:p>
            <text:p text:style-name="P30"/>
            <text:p text:style-name="P30">.reglamento-container ul { </text:p>
            <text:p text:style-name="P30">list-style: none; </text:p>
            <text:p text:style-name="P30">padding: 0; </text:p>
            <text:p text:style-name="P30">margin: 0 0 24px; </text:p>
            <text:p text:style-name="P30">} </text:p>
            <text:p text:style-name="P30"/>
            <text:p text:style-name="P30">.reglamento-container ul li { </text:p>
            <text:p text:style-name="P30">padding: 10px 0; </text:p>
            <text:p text:style-name="P30"><text:soft-page-break/>border-bottom: 1px solid #eee; </text:p>
            <text:p text:style-name="P30">color: #333; </text:p>
            <text:p text:style-name="P30">font-size: .95rem; </text:p>
            <text:p text:style-name="P30">line-height: 1.6; </text:p>
            <text:p text:style-name="P30">} </text:p>
            <text:p text:style-name="P30"/>
            <text:p text:style-name="P30">.reglamento-container ul li::before { </text:p>
            <text:p text:style-name="P30">content: "•"; </text:p>
            <text:p text:style-name="P30">color: #408601; </text:p>
            <text:p text:style-name="P30">font-weight: 700; </text:p>
            <text:p text:style-name="P30">margin-right: 10px; </text:p>
            <text:p text:style-name="P30">} </text:p>
            <text:p text:style-name="P30"/>
            <text:p text:style-name="P30">.reglamento-firma { </text:p>
            <text:p text:style-name="P30">margin-top: 32px; </text:p>
            <text:p text:style-name="P30">font-style: italic; </text:p>
            <text:p text:style-name="P30">color: #555; </text:p>
            <text:p text:style-name="P30">font-size: .9rem; </text:p>
            <text:p text:style-name="P30">} </text:p>
            <text:p text:style-name="P30"/>
            <text:p text:style-name="P30">.reglamento-aviso { </text:p>
            <text:p text:style-name="P30">background-color: #f0f7ea; </text:p>
            <text:p text:style-name="P30">border-left: 4px solid #408601; </text:p>
            <text:p text:style-name="P30">border-radius: 4px; </text:p>
            <text:p text:style-name="P30">padding: 14px 18px; </text:p>
            <text:p text:style-name="P30">margin-bottom: 24px; </text:p>
            <text:p text:style-name="P30">font-weight: 600; </text:p>
            <text:p text:style-name="P30">color: #2f6300; </text:p>
            <text:p text:style-name="P30">font-size: .95rem; </text:p>
            <text:p text:style-name="P30">} </text:p>
            <text:p text:style-name="P30"><text:soft-page-break/>&lt;/style&gt; </text:p>
            <text:p text:style-name="P30">{% endblock %} </text:p>
            <text:p text:style-name="P30"/>
            <text:p text:style-name="P30">{% block content %} </text:p>
            <text:p text:style-name="P30">{% include '_menu_alumno.html' with activo='reglamento' %} </text:p>
            <text:p text:style-name="P30"/>
            <text:p text:style-name="P30">&lt;div class="reglamento-container"&gt; </text:p>
            <text:p text:style-name="P30">&lt;h2&gt;Reglamento de la Academia&lt;/h2&gt; </text:p>
            <text:p text:style-name="P30"/>
            <text:p text:style-name="P30">&lt;div class="reglamento-aviso"&gt; </text:p>
            <text:p text:style-name="P30">** Exclusivamente damas ** </text:p>
            <text:p text:style-name="P30">&lt;/div&gt; </text:p>
            <text:p text:style-name="P30"/>
            <text:p text:style-name="P30">&lt;ul&gt; </text:p>
            <text:p text:style-name="P30">&lt;li&gt;Se excluyen embarazadas y menores de 18 años.&lt;/li&gt; </text:p>
            <text:p text:style-name="P30">&lt;li&gt;Las clases se entregan calendarizadas.&lt;/li&gt; </text:p>
            <text:p text:style-name="P30">&lt;li&gt;Las clases no asistidas NO se recuperan.&lt;/li&gt; </text:p>
            <text:p text:style-name="P30">&lt;li&gt;Las clases NO se congelan.&lt;/li&gt; </text:p>
            <text:p text:style-name="P30">&lt;li&gt;Sólo se reservan cupos previo pago del 100% del valor del pack.&lt;/li&gt; </text:p>
            <text:p text:style-name="P30">&lt;li&gt;Esta reserva deberá tener una fecha de inicio, la cual NO puede variar.&lt;/li&gt; </text:p>
            <text:p text:style-name="P30">&lt;li&gt;Uso obligatorio de toalla y calcetines a pie cubierto.&lt;/li&gt; </text:p>
            <text:p text:style-name="P30">&lt;li&gt;NO se devuelve el dinero.&lt;/li&gt; </text:p>
            <text:p text:style-name="P30">&lt;li&gt;El primer pago es vía transferencia. Los siguientes serán presenciales: transferencia presencial, cheque o efectivo.&lt;/li&gt; </text:p>
            <text:p text:style-name="P30">&lt;li&gt;Este sistema de pagos y reservas NO considera la devolución de dineros.&lt;/li&gt; </text:p>
            <text:p text:style-name="P30">&lt;/ul&gt; </text:p>
            <text:p text:style-name="P30"/>
            <text:p text:style-name="P30">&lt;p class="reglamento-firma"&gt; </text:p>
            <text:p text:style-name="P30">Paula Ayarza&lt;br&gt; </text:p>
            <text:p text:style-name="P30">Instructora de Pilates y Body Balance </text:p>
            <text:p text:style-name="P30"><text:soft-page-break/>&lt;/p&gt; </text:p>
            <text:p text:style-name="P30">&lt;/div&gt; </text:p>
            <text:p text:style-name="P30">{% endblock %} </text:p>
          </text:section>
          <text:h text:style-name="P1" text:outline-level="2">Gemini dijo</text:h>
          <text:section text:style-name="Sect2" text:name="model-response-message-contentr_7cfc3347cb2e7b9f">
            <text:p text:style-name="P28">¡Excelente pregunta técnica! Vamos por partes para aclarar conceptos, porque esto es clave para mantener tu proyecto limpio.</text:p>
            <text:h text:style-name="Heading_20_3" text:outline-level="3">1. ¿Es esto "CSS Inline"?</text:h>
            <text:p text:style-name="Text_20_body">No exactamente. Lo que tienes ahí se llama <text:span text:style-name="T1">CSS Interno</text:span> (Internal CSS), porque está dentro de una etiqueta <text:span text:style-name="Source_20_Text">&lt;style&gt;</text:span> en el mismo archivo HTML.</text:p>
            <text:list text:style-name="L21">
              <text:list-item>
                <text:p text:style-name="P60"><text:span text:style-name="T1">CSS Inline:</text:span> Es cuando pones el estilo directamente en el atributo de la etiqueta, así: <text:span text:style-name="Source_20_Text">&lt;div style="color: red;"&gt;</text:span>. (Esto es lo que más se debe evitar).</text:p>
              </text:list-item>
              <text:list-item>
                <text:p text:style-name="P60"><text:span text:style-name="T1">CSS Interno:</text:span> Lo que tú tienes. Es útil para estilos que <text:span text:style-name="T1">solo</text:span> se usan en esa página específica.</text:p>
              </text:list-item>
              <text:list-item>
                <text:p text:style-name="P60"><text:span text:style-name="T1">CSS Externo:</text:span> Es cuando el código vive en un archivo <text:span text:style-name="Source_20_Text">.css</text:span> separado (como tu <text:span text:style-name="Source_20_Text">styles.css</text:span>).</text:p>
              </text:list-item>
            </text:list>
            <text:p text:style-name="Horizontal_20_Line"/>
            <text:h text:style-name="Heading_20_3" text:outline-level="3">2. ¿Pueden ir todas estas referencias en <text:span text:style-name="Source_20_Text">styles.css</text:span>?</text:h>
            <text:p text:style-name="Text_20_body"><text:span text:style-name="T1">SÍ, absolutamente.</text:span> De hecho, es lo más profesional y recomendable.</text:p>
            <text:h text:style-name="Heading_20_4" text:outline-level="4">Ventajas de pasarlo a <text:span text:style-name="Source_20_Text">styles.css</text:span>:</text:h>
            <text:list text:style-name="L22">
              <text:list-item>
                <text:p text:style-name="P61"><text:span text:style-name="T1">Limpieza:</text:span> Tu HTML queda mucho más corto y fácil de leer.</text:p>
              </text:list-item>
              <text:list-item>
                <text:p text:style-name="P61"><text:span text:style-name="T1">Caché:</text:span> El navegador descarga el archivo CSS una sola vez y lo guarda en memoria, haciendo que las páginas carguen más rápido.</text:p>
              </text:list-item>
              <text:list-item>
                <text:p text:style-name="P61"><text:span text:style-name="T1">Orden:</text:span> Tienes un solo lugar donde buscar si quieres cambiar el color verde de toda la web, por ejemplo.</text:p>
              </text:list-item>
            </text:list>
            <text:p text:style-name="Horizontal_20_Line"/>
            <text:h text:style-name="Heading_20_3" text:outline-level="3">3. ¿Cómo hacerlo correctamente en Django?</text:h>
            <text:p text:style-name="Text_20_body">Para moverlo a <text:span text:style-name="Source_20_Text">styles.css</text:span> y que no se rompa nada, sigue estos pasos:</text:p>
            <text:list text:style-name="L23">
              <text:list-item>
                <text:p text:style-name="P62"><text:span text:style-name="T1">Copia y Pega:</text:span> Corta todo lo que está entre <text:span text:style-name="Source_20_Text">&lt;style&gt;</text:span> y <text:span text:style-name="Source_20_Text">&lt;/style&gt;</text:span> y pégalo al final de tu archivo <text:span text:style-name="Source_20_Text">static/css/styles.css</text:span>.</text:p>
              </text:list-item>
              <text:list-item>
                <text:p text:style-name="P62"><text:span text:style-name="T1">Elimina el bloque en el HTML:</text:span> Borra todo el <text:span text:style-name="Source_20_Text">{% block extra_head %}</text:span> de tu archivo <text:span text:style-name="Source_20_Text">reglamento.html</text:span>.</text:p>
              </text:list-item>
              <text:list-item>
                <text:p text:style-name="P62"><text:soft-page-break/><text:span text:style-name="T1">Asegúrate de que </text:span><text:span text:style-name="Source_20_Text"><text:span text:style-name="T1">base.html</text:span></text:span><text:span text:style-name="T1"> cargue el CSS:</text:span> Tu archivo <text:span text:style-name="Source_20_Text">base.html</text:span> ya debería tener la etiqueta para cargar el CSS:</text:p>
                <text:p text:style-name="P63">HTML</text:p>
                <text:p text:style-name="P11"><text:span text:style-name="Source_20_Text">&lt;link rel="stylesheet" href="{% static 'css/styles.css' %}"&gt;</text:span></text:p>
              </text:list-item>
            </text:list>
            <text:p text:style-name="Horizontal_20_Line"/>
            <text:h text:style-name="Heading_20_3" text:outline-level="3">Un consejo de "Oro" para Django</text:h>
            <text:p text:style-name="Text_20_body">Como tus clases tienen nombres muy específicos como <text:span text:style-name="Source_20_Text">.reglamento-container</text:span>, no hay riesgo de que afecten a otras páginas. Eso es <text:span text:style-name="T1">perfecto</text:span>.</text:p>
            <text:p text:style-name="Text_20_body">Si tienes muchos estilos que solo pertenecen a la sección de "reservas", algunos desarrolladores crean un archivo llamado <text:span text:style-name="Source_20_Text">reservas.css</text:span> aparte, pero para un proyecto de este tamaño, tenerlo todo en un solo <text:span text:style-name="Source_20_Text">styles.css</text:span> bien organizado es más que suficiente.</text:p>
            <text:p text:style-name="Text_20_body"><text:span text:style-name="T1">¿Te gustaría que te ayude a organizar tu </text:span><text:span text:style-name="Source_20_Text"><text:span text:style-name="T1">styles.css</text:span></text:span><text:span text:style-name="T1"> por secciones para que no se vuelva un caos?</text:span></text:p>
          </text:section>
        </text:section>
        <text:section text:style-name="Sect1" text:name="5984bd03d764c957">
          <text:p text:style-name="P28"/>
          <text:section text:style-name="Sect1" text:name="user-query-content-21">
            <text:p text:style-name="P29">Tú dijiste</text:p>
            <text:p text:style-name="P30">se le peude pedir a gemini que identifique el estilo y lo aploque a una nueva html? </text:p>
          </text:section>
          <text:h text:style-name="P1" text:outline-level="2">Gemini dijo</text:h>
          <text:section text:style-name="Sect2" text:name="model-response-message-contentr_5984bd03d764c957">
            <text:p text:style-name="P28">¡Totalmente! Esa es una de las mejores formas de usar a Gemini para ahorrar tiempo.</text:p>
            <text:p text:style-name="Text_20_body">Como ya tienes una estructura definida (colores verdes, fuentes específicas, espaciados), yo puedo analizar ese código de <text:span text:style-name="Source_20_Text">reglamento.html</text:span> y generar el CSS para tus nuevas páginas (como la de <text:span text:style-name="Source_20_Text">reservar.html</text:span> que acabamos de crear) para que todo el sitio se vea coherente.</text:p>
            <text:h text:style-name="Heading_20_3" text:outline-level="3">¿Cómo lo hacemos?</text:h>
            <text:p text:style-name="Text_20_body">Puedes pedirme algo como:</text:p>
            <text:p text:style-name="P22">"Basándote en el estilo de reglamento.html, genérame el HTML y el CSS para la página de 'Mi Perfil' o 'Reservar', manteniendo la misma paleta de colores y tipografía."</text:p>
            <text:p text:style-name="Horizontal_20_Line"/>
            <text:h text:style-name="Heading_20_3" text:outline-level="3">Un ejemplo de lo que puedo hacer por ti ahora:</text:h>
            <text:p text:style-name="Text_20_body">Si quieres que la página de <text:span text:style-name="T1">Reservar</text:span> que creamos antes tenga el mismo "look &amp; feel" que el reglamento, el código sería este:</text:p>
            <text:p text:style-name="Text_20_body"><text:span text:style-name="T1">1. El HTML para </text:span><text:span text:style-name="Source_20_Text"><text:span text:style-name="T1">reservar.html</text:span></text:span><text:span text:style-name="T1">:</text:span></text:p>
            <text:p text:style-name="P28"><text:soft-page-break/>HTML</text:p>
            <text:p text:style-name="Preformatted_20_Text"><text:span text:style-name="Source_20_Text">{% extends 'base.html' %}</text:span></text:p>
            <text:p text:style-name="Preformatted_20_Text"><text:span text:style-name="Source_20_Text">{% load static %}</text:span></text:p>
            <text:p text:style-name="Preformatted_20_Text"><text:span text:style-name="Source_20_Text">{% block title %}Reservar Clase - Pilates Paula{% endblock %}</text:span></text:p>
            <text:p text:style-name="Preformatted_20_Text"/>
            <text:p text:style-name="Preformatted_20_Text"><text:span text:style-name="Source_20_Text">{% block content %}</text:span></text:p>
            <text:p text:style-name="Preformatted_20_Text"><text:span text:style-name="Source_20_Text">{% include '_menu_alumno.html' with activo='reservar' %}</text:span></text:p>
            <text:p text:style-name="Preformatted_20_Text"/>
            <text:p text:style-name="Preformatted_20_Text"><text:span text:style-name="Source_20_Text">&lt;div class="reservar-container"&gt;</text:span></text:p>
            <text:p text:style-name="Preformatted_20_Text"><text:span text:style-name="Source_20_Text"><text:s text:c="2"/>&lt;h2&gt;Reservar tu Clase&lt;/h2&gt;</text:span></text:p>
            <text:p text:style-name="Preformatted_20_Text"><text:span text:style-name="Source_20_Text"><text:s text:c="2"/></text:span></text:p>
            <text:p text:style-name="Preformatted_20_Text"><text:span text:style-name="Source_20_Text"><text:s text:c="2"/>&lt;div class="reservar-aviso"&gt;</text:span></text:p>
            <text:p text:style-name="Preformatted_20_Text"><text:span text:style-name="Source_20_Text"><text:s text:c="4"/>Selecciona un horario disponible para tu sesión.</text:span></text:p>
            <text:p text:style-name="Preformatted_20_Text"><text:span text:style-name="Source_20_Text"><text:s text:c="2"/>&lt;/div&gt;</text:span></text:p>
            <text:p text:style-name="Preformatted_20_Text"/>
            <text:p text:style-name="Preformatted_20_Text"><text:span text:style-name="Source_20_Text"><text:s text:c="2"/>&lt;div class="reservar-card"&gt;</text:span></text:p>
            <text:p text:style-name="Preformatted_20_Text"><text:span text:style-name="Source_20_Text"><text:s text:c="4"/>&lt;p&gt;Aquí irá el calendario o la lógica de reserva que estás desarrollando.&lt;/p&gt;</text:span></text:p>
            <text:p text:style-name="Preformatted_20_Text"><text:span text:style-name="Source_20_Text"><text:s text:c="4"/>&lt;button class="btn-reservar"&gt;Ver Horarios&lt;/button&gt;</text:span></text:p>
            <text:p text:style-name="Preformatted_20_Text"><text:span text:style-name="Source_20_Text"><text:s text:c="2"/>&lt;/div&gt;</text:span></text:p>
            <text:p text:style-name="Preformatted_20_Text"><text:span text:style-name="Source_20_Text">&lt;/div&gt;</text:span></text:p>
            <text:p text:style-name="P2"><text:span text:style-name="Source_20_Text">{% endblock %}</text:span></text:p>
            <text:p text:style-name="Text_20_body"><text:span text:style-name="T1">2. El CSS para tu archivo </text:span><text:span text:style-name="Source_20_Text"><text:span text:style-name="T1">styles.css</text:span></text:span><text:span text:style-name="T1"> (Adaptado de tu estilo actual):</text:span></text:p>
            <text:p text:style-name="P28">CSS</text:p>
            <text:p text:style-name="Preformatted_20_Text"><text:span text:style-name="Source_20_Text">/* Estilos para la sección de Reservas (Siguiendo la línea de Reglamento) */</text:span></text:p>
            <text:p text:style-name="Preformatted_20_Text"><text:span text:style-name="Source_20_Text">.reservar-container {</text:span></text:p>
            <text:p text:style-name="Preformatted_20_Text"><text:span text:style-name="Source_20_Text"><text:s text:c="2"/>width: 90%;</text:span></text:p>
            <text:p text:style-name="Preformatted_20_Text"><text:span text:style-name="Source_20_Text"><text:s text:c="2"/>max-width: 700px;</text:span></text:p>
            <text:p text:style-name="Preformatted_20_Text"><text:span text:style-name="Source_20_Text"><text:s text:c="2"/>margin: 40px auto 80px;</text:span></text:p>
            <text:p text:style-name="Preformatted_20_Text"><text:span text:style-name="Source_20_Text"><text:s text:c="2"/>font-family: 'Poppins', sans-serif;</text:span></text:p>
            <text:p text:style-name="Preformatted_20_Text"><text:span text:style-name="Source_20_Text">}</text:span></text:p>
            <text:p text:style-name="Preformatted_20_Text"/>
            <text:p text:style-name="Preformatted_20_Text"><text:span text:style-name="Source_20_Text">.reservar-container h2 {</text:span></text:p>
            <text:p text:style-name="Preformatted_20_Text"><text:span text:style-name="Source_20_Text"><text:s text:c="2"/>color: #2f6300; /* Tu verde oscuro */</text:span></text:p>
            <text:p text:style-name="Preformatted_20_Text"><text:span text:style-name="Source_20_Text"><text:s text:c="2"/>font-size: 1.4rem;</text:span></text:p>
            <text:p text:style-name="Preformatted_20_Text"><text:span text:style-name="Source_20_Text"><text:s text:c="2"/>margin-bottom: 24px;</text:span></text:p>
            <text:p text:style-name="Preformatted_20_Text"><text:span text:style-name="Source_20_Text"><text:s text:c="2"/>border-bottom: 2px solid #d4eac8;</text:span></text:p>
            <text:p text:style-name="Preformatted_20_Text"><text:span text:style-name="Source_20_Text"><text:s text:c="2"/>padding-bottom: 10px;</text:span></text:p>
            <text:p text:style-name="Preformatted_20_Text"><text:span text:style-name="Source_20_Text">}</text:span></text:p>
            <text:p text:style-name="Preformatted_20_Text"/>
            <text:p text:style-name="Preformatted_20_Text"><text:span text:style-name="Source_20_Text">.reservar-aviso {</text:span></text:p>
            <text:p text:style-name="Preformatted_20_Text"><text:span text:style-name="Source_20_Text"><text:s text:c="2"/>background-color: #f0f7ea;</text:span></text:p>
            <text:p text:style-name="Preformatted_20_Text"><text:span text:style-name="Source_20_Text"><text:s text:c="2"/>border-left: 4px solid #408601;</text:span></text:p>
            <text:p text:style-name="Preformatted_20_Text"><text:span text:style-name="Source_20_Text"><text:s text:c="2"/>border-radius: 4px;</text:span></text:p>
            <text:p text:style-name="Preformatted_20_Text"><text:span text:style-name="Source_20_Text"><text:s text:c="2"/>padding: 14px 18px;</text:span></text:p>
            <text:p text:style-name="Preformatted_20_Text"><text:span text:style-name="Source_20_Text"><text:s text:c="2"/>margin-bottom: 24px;</text:span></text:p>
            <text:p text:style-name="Preformatted_20_Text"><text:span text:style-name="Source_20_Text"><text:s text:c="2"/>font-weight: 600;</text:span></text:p>
            <text:p text:style-name="Preformatted_20_Text"><text:span text:style-name="Source_20_Text"><text:s text:c="2"/>color: #2f6300;</text:span></text:p>
            <text:p text:style-name="Preformatted_20_Text"><text:span text:style-name="Source_20_Text">}</text:span></text:p>
            <text:p text:style-name="Preformatted_20_Text"/>
            <text:p text:style-name="Preformatted_20_Text"><text:span text:style-name="Source_20_Text">.btn-reservar {</text:span></text:p>
            <text:p text:style-name="Preformatted_20_Text"><text:span text:style-name="Source_20_Text"><text:s text:c="2"/>background-color: #408601;</text:span></text:p>
            <text:p text:style-name="Preformatted_20_Text"><text:span text:style-name="Source_20_Text"><text:s text:c="2"/>color: white;</text:span></text:p>
            <text:p text:style-name="Preformatted_20_Text"><text:span text:style-name="Source_20_Text"><text:s text:c="2"/>border: none;</text:span></text:p>
            <text:p text:style-name="Preformatted_20_Text"><text:span text:style-name="Source_20_Text"><text:s text:c="2"/>padding: 10px 20px;</text:span></text:p>
            <text:p text:style-name="Preformatted_20_Text"><text:span text:style-name="Source_20_Text"><text:s text:c="2"/>border-radius: 4px;</text:span></text:p>
            <text:p text:style-name="Preformatted_20_Text"><text:soft-page-break/><text:span text:style-name="Source_20_Text"><text:s text:c="2"/>cursor: pointer;</text:span></text:p>
            <text:p text:style-name="Preformatted_20_Text"><text:span text:style-name="Source_20_Text"><text:s text:c="2"/>font-family: 'Poppins', sans-serif;</text:span></text:p>
            <text:p text:style-name="Preformatted_20_Text"><text:span text:style-name="Source_20_Text">}</text:span></text:p>
            <text:p text:style-name="Preformatted_20_Text"/>
            <text:p text:style-name="Preformatted_20_Text"><text:span text:style-name="Source_20_Text">.btn-reservar:hover {</text:span></text:p>
            <text:p text:style-name="Preformatted_20_Text"><text:span text:style-name="Source_20_Text"><text:s text:c="2"/>background-color: #2f6300;</text:span></text:p>
            <text:p text:style-name="P2"><text:span text:style-name="Source_20_Text">}</text:span></text:p>
            <text:h text:style-name="Heading_20_3" text:outline-level="3">¿Ves la magia?</text:h>
            <text:p text:style-name="Text_20_body">He usado el mismo verde (<text:span text:style-name="Source_20_Text">#2f6300</text:span>), el mismo borde suave (<text:span text:style-name="Source_20_Text">#d4eac8</text:span>) y la misma fuente (<text:span text:style-name="Source_20_Text">Poppins</text:span>) para que el usuario no sienta que cambió de sitio web.</text:p>
            <text:p text:style-name="P33">¿Te gustaría que te genere el código completo para alguna otra sección, como la de "Mi Perfil" o el "Dashboard"?</text:p>
          </text:section>
        </text:section>
        <text:section text:style-name="Sect1" text:name="a147df4fcb44a75f">
          <text:p text:style-name="P28"/>
          <text:section text:style-name="Sect1" text:name="user-query-content-22">
            <text:p text:style-name="P29">Tú dijiste</text:p>
            <text:p text:style-name="P30">tengo que pensar si mostrra calendario o no, ya que la alumna reserva un dia y hora. pone la fcha de partida para el pack y la misma hor enlos dias siguientes y su regla, es la que permanece hasta el final. por ejemplo cone stas reglas que menus de prueba inciial que podrian servir para despues me propondrias? en la seccion resvras debier haber dos grandes paraguas de menu: Pilates y BodyBalance y detro de Pilates: pack de 10 clases, pack de menos de 10 clases, clase suelta, clase de prueba y etc lo que haya, a lo mejor me haces un test visual. aca estan las reglas pero es mas o menos como te acabo de describir, no t emetas en detalles de los submenus solo los botones....Paula Ayarza Pilates es una academia de Pilates y Body Balance. Paula, hace personalmente como instructora las clases y al mismo tiempo es la dueña. Opera en una propiedad en Punta Arenas con grandes espacios que tiene 2 salas, una con 6 reformers de pilates y otra sala para hacer Body Balance. Los recursos son los 6 reformers y las salas.  </text:p>
            <text:p text:style-name="P30"/>
            <text:p text:style-name="P30">Business Logic </text:p>
            <text:p text:style-name="P30">============ </text:p>
            <text:p text:style-name="P30">- Horas y días disponibles 6 reformers de Pilates(6 clientes simultáneos máximo).  </text:p>
            <text:p text:style-name="P30">    Lunes           8,9,10,11,17,18,19 </text:p>
            <text:p text:style-name="P30">    Martes         8,9,10,11,17,18,19 </text:p>
            <text:p text:style-name="P30">    Miércoles     8,9,10,11,17,18,19 </text:p>
            <text:p text:style-name="P30">    Jueves          8,9,10,11,17,18,19 </text:p>
            <text:p text:style-name="P30">    Viernes         8,9,10,11,17,18,19 </text:p>
            <text:p text:style-name="P30"/>
            <text:p text:style-name="P30">- Horas y día sdisponibles Sala para Body Balance </text:p>
            <text:p text:style-name="P30"><text:soft-page-break/>    Martes          20 </text:p>
            <text:p text:style-name="P30">    Jueves          20 </text:p>
            <text:p text:style-name="P30">    Sábado          11 </text:p>
            <text:p text:style-name="P30"/>
            <text:p text:style-name="P30"/>
            <text:p text:style-name="P30">1. Pilates </text:p>
            <text:p text:style-name="P30">======= </text:p>
            <text:p text:style-name="P30">En Pilates, la selección de un dia de partida y hora,  genera un horario invariable en los dias siguiente. El cliente no tiene liebrtad para elegir otros horarios a medida que avanzan los dias sino que la hora de las sesines se establece el dia de la reserva a fuego, fijo.  </text:p>
            <text:p text:style-name="P30">La reserva del reformer se hace el mismo dia en que queire partir el cliente, ya que si reserva para partir la proxima semana, podria venir otro cliente hoy y querer partir hoy y no se podra y se perderan esos espacios de ingresos en lo que queda de dias para la supuesta reserva futura. </text:p>
            <text:p text:style-name="P30"/>
            <text:p text:style-name="P30">    APP consulta a cliente:         ¿Desea un Pack, clase suelta, clase de prueb o clase privada? </text:p>
            <text:p text:style-name="P30">                                                                - IF SELECT Pack = 10 THEN precio estandar. Elija dia de partida y hora. Elija LUN-MIE-VIE, o LUN-MIE o MA-JUE. Then elija HORARIO. </text:p>
            <text:p text:style-name="P30">                                                                - IF SELECT Pack &lt; 10 THEN precio estandar. Elija dia de partida y hora. Elija LUN-MIE-VIE, o LUN-MIE o MA-JUE. Then elija HORARIO. </text:p>
            <text:p text:style-name="P30"/>
            <text:p text:style-name="P30">1.1 PACKS:      a) PACK de 10 clases, ($14.000 por clase)   </text:p>
            <text:p text:style-name="P30">                           b) PACK de 2 a 9 clases ($20.000 por clase) </text:p>
            <text:p text:style-name="P30">- Si el alumno  quiere reservar 3 días las clases son Lunes Miercoles y Viernes </text:p>
            <text:p text:style-name="P30">- Si el alumno quiere reservar 2 días las clases pueden ser: Lunes y Miercoles, o Martes y Jueves. </text:p>
            <text:p text:style-name="P30">El horario es único para todos los días </text:p>
            <text:p text:style-name="P30">El pack no se puede dividir , las clases son seguidas , excepto cuando hay un feriado chileno entremedio , se salta y el pack continúa normalmente , *el calendario de clases no se corre* </text:p>
            <text:p text:style-name="P30"/>
            <text:p text:style-name="P30"/>
            <text:p text:style-name="P30">1.2 Clase suelta: $25.000 </text:p>
            <text:p text:style-name="P30"/>
            <text:p text:style-name="P30">1.3 Clase de prueba: el día Sábado, valor $15.000. Definir hora. </text:p>
            <text:p text:style-name="P30"><text:soft-page-break/></text:p>
            <text:p text:style-name="P30"/>
            <text:p text:style-name="P30">1.4 Clases privadas: La alumna quiere clases personalizadas. </text:p>
            <text:p text:style-name="P30">    Horarias y dias clases privadas </text:p>
            <text:p text:style-name="P30">    Lunes            12, 15, 16 </text:p>
            <text:p text:style-name="P30">    Martes          16 </text:p>
            <text:p text:style-name="P30">    Miercoles    12, 15, 16 </text:p>
            <text:p text:style-name="P30">    J  ueves        16 </text:p>
            <text:p text:style-name="P30">    Viernes         12, 15, 16 </text:p>
            <text:p text:style-name="P30"/>
            <text:p text:style-name="P30">Igualmente compraría  el pack de 10 clases pero esta vez en los horarios que están bloqueados  (ej 11.00 - 15- 16 hrs) </text:p>
            <text:p text:style-name="P30"/>
            <text:p text:style-name="P30">RECUPERACIÓN DE CLASES </text:p>
            <text:p text:style-name="P30">En casos extremos (accidente , enfermedad GRAVE, muerte de familiar , etc) las clases se pueden congelar. </text:p>
            <text:p text:style-name="P30">Cuando una alumna quiera recuperar, es sólo si hay disponibilidad. </text:p>
            <text:p text:style-name="P30">Tiene que recuperar dentro del tiempo incial del pack (considerando dia completo por ejemplo ei el pack original terminaba el dia 1 a las 9am darle la posibildiad de ese dia hasta el ultimo horario, si hay disponibilidad). Y tiene que ser al otro dia de haber perdido a clase, no tiene que ser los mismos días que ella tomó (si el esquema que tomó es LU-MIE-VIE, puede recuperar el JUE también) pero debe ser lo antes posible porque si no, se pierde una venta. </text:p>
            <text:p text:style-name="P30">Se pueden recuperar hasta 3 clases. </text:p>
            <text:p text:style-name="P30">- Si una alumna pide cambiar su clase de hoy, por ejemplo ella va Lunes y Miercoles y por cualquier motivo no puede asistir y pide si puede ir el martes auan hora x. Como se tomaría eso? como clase perdida? </text:p>
            <text:p text:style-name="P30"/>
            <text:p text:style-name="P30"/>
            <text:p text:style-name="P30">2. Body Balance </text:p>
            <text:p text:style-name="P30">============ </text:p>
            <text:p text:style-name="P30">El sábado hay Body Balance a las 11:00am y a las 20hrs Martes y Jueves </text:p>
            <text:p text:style-name="P30">$60.000 mensual los 3 días </text:p>
            <text:p text:style-name="P30"><text:soft-page-break/>$15.000 1 clase a la semana </text:p>
            <text:p text:style-name="P30">Es estratégico porque si va 4 veces al mes son $60.000 igual </text:p>
            <text:p text:style-name="P30"/>
            <text:p text:style-name="P30"/>
            <text:p text:style-name="P30">*Pagos </text:p>
            <text:p text:style-name="P30">Los packS se pagan por adelantado, el 100 %. </text:p>
            <text:p text:style-name="P30">La dueña/administradora puede cambiar días y horas </text:p>
            <text:p text:style-name="P30"/>
            <text:p text:style-name="P30"/>
            <text:p text:style-name="P30"/>
            <text:p text:style-name="P30"/>
            <text:p text:style-name="P30">STACK </text:p>
            <text:p text:style-name="P30">====================================================================== </text:p>
            <text:p text:style-name="P30">Framework: Django. Funcionando contenedorizado en Google Cloud. </text:p>
            <text:p text:style-name="P30">Frontend simple : HTML, CSS, JS, tal vez HTXM para congelar selecciones en mismo lugar. </text:p>
            <text:p text:style-name="P30">Backend Python con BD Postgres remota en Supabase.  </text:p>
            <text:p text:style-name="P30">Desarrollo local FIRST, luego en producción a GCP, contenedores, Supabase. </text:p>
            <text:p text:style-name="P30">Proyecto ya con Frontend Listo, básico de usuario deslogueado.  </text:p>
            <text:p text:style-name="P30">Login de usuario terminado con Django 6. </text:p>
            <text:p text:style-name="P30">MOBILE FIRST, web Desktop es como 2do diseño. WEB APP por ahora, en el futuro sera app en google play o similar en IoS </text:p>
            <text:p text:style-name="P30">Hay un calendario en js para la reserva de PACKS que se muestra como calenario temporal que solo muestra los dias. Como el calendario muestra los dias del mes en cuadritos chicos en los dias, no es adecuado para mostrar horas en ese dia reservadas.  Por lo tanto lo mejor seria Google Calendar SOLO LECTURA pero la fuente de verdad es la base de datos Postgres viviendo en Supabase. </text:p>
            <text:p text:style-name="P30">La idea es que Paula no se meta con la gestión de reservas, sino que las alumnas las inicien y el sistema asigne recursos. </text:p>
            <text:p text:style-name="P30">Para que el sistema funcione, las alumnas entran al sistema con su usuario y password, y gestionan sus reservas. Pinchan el producto (Pilates o Body Balance), luego pinchan el subproducto en caso de Pilates (pack, pack reducido, clase suelta, clase de prueba, clases privadas). Elije el producto, se establece NOMBRE, DIA (o dias), HORA --&gt;&gt; WEBPAY se produce el pago, y queda la reserva en la base de datos establecida ya.  </text:p>
            <text:p text:style-name="P30"><text:soft-page-break/>Cuando Paula viaja o se ausenta, ahí las fechas se deben correr. Se puede reprogramar todo hacia adelante (BULK-RESCHEDULE). Se respeta si los horarios de pilates. </text:p>
            <text:p text:style-name="P30"/>
            <text:p text:style-name="P30">Paula la dueña quiere un calendario con vista mensual con los nombres de clientes en los días, lo que se puede reflejar en Google Calendar custom made, ya sea a  través de la página o directo a la cuenta de gmail. </text:p>
            <text:p text:style-name="P30">Además, en la app vista de dueño, una métricas mensuales para ir consignando información relevante......aca como ejemplo para que saques ideas de clores y menues y tipos para esos dos paraguas y submenues..{% extends 'base.html' %} </text:p>
            <text:p text:style-name="P30">{% load static %} </text:p>
            <text:p text:style-name="P30">{% block title %}Reglamento - Pilates Paula{% endblock %} </text:p>
            <text:p text:style-name="P30"/>
            <text:p text:style-name="P30">{% block extra_head %} </text:p>
            <text:p text:style-name="P30">&lt;style&gt; </text:p>
            <text:p text:style-name="P30">.reglamento-container { </text:p>
            <text:p text:style-name="P30">width: 90%; </text:p>
            <text:p text:style-name="P30">max-width: 700px; </text:p>
            <text:p text:style-name="P30">margin: 40px auto 80px; </text:p>
            <text:p text:style-name="P30">font-family: 'Poppins', sans-serif; </text:p>
            <text:p text:style-name="P30">} </text:p>
            <text:p text:style-name="P30"/>
            <text:p text:style-name="P30">.reglamento-container h2 { </text:p>
            <text:p text:style-name="P30">color: #2f6300; </text:p>
            <text:p text:style-name="P30">font-size: 1.4rem; </text:p>
            <text:p text:style-name="P30">margin-bottom: 24px; </text:p>
            <text:p text:style-name="P30">border-bottom: 2px solid #d4eac8; </text:p>
            <text:p text:style-name="P30">padding-bottom: 10px; </text:p>
            <text:p text:style-name="P30">} </text:p>
            <text:p text:style-name="P30"/>
            <text:p text:style-name="P30">.reglamento-container p { </text:p>
            <text:p text:style-name="P30">line-height: 1.8; </text:p>
            <text:p text:style-name="P30"><text:soft-page-break/>color: #333; </text:p>
            <text:p text:style-name="P30">font-size: .95rem; </text:p>
            <text:p text:style-name="P30">margin-bottom: 12px; </text:p>
            <text:p text:style-name="P30">} </text:p>
            <text:p text:style-name="P30"/>
            <text:p text:style-name="P30">.reglamento-container ul { </text:p>
            <text:p text:style-name="P30">list-style: none; </text:p>
            <text:p text:style-name="P30">padding: 0; </text:p>
            <text:p text:style-name="P30">margin: 0 0 24px; </text:p>
            <text:p text:style-name="P30">} </text:p>
            <text:p text:style-name="P30"/>
            <text:p text:style-name="P30">.reglamento-container ul li { </text:p>
            <text:p text:style-name="P30">padding: 10px 0; </text:p>
            <text:p text:style-name="P30">border-bottom: 1px solid #eee; </text:p>
            <text:p text:style-name="P30">color: #333; </text:p>
            <text:p text:style-name="P30">font-size: .95rem; </text:p>
            <text:p text:style-name="P30">line-height: 1.6; </text:p>
            <text:p text:style-name="P30">} </text:p>
            <text:p text:style-name="P30"/>
            <text:p text:style-name="P30">.reglamento-container ul li::before { </text:p>
            <text:p text:style-name="P30">content: "•"; </text:p>
            <text:p text:style-name="P30">color: #408601; </text:p>
            <text:p text:style-name="P30">font-weight: 700; </text:p>
            <text:p text:style-name="P30">margin-right: 10px; </text:p>
            <text:p text:style-name="P30">} </text:p>
            <text:p text:style-name="P30"/>
            <text:p text:style-name="P30">.reglamento-firma { </text:p>
            <text:p text:style-name="P30">margin-top: 32px; </text:p>
            <text:p text:style-name="P30">font-style: italic; </text:p>
            <text:p text:style-name="P30">color: #555; </text:p>
            <text:p text:style-name="P30"><text:soft-page-break/>font-size: .9rem; </text:p>
            <text:p text:style-name="P30">} </text:p>
            <text:p text:style-name="P30"/>
            <text:p text:style-name="P30">.reglamento-aviso { </text:p>
            <text:p text:style-name="P30">background-color: #f0f7ea; </text:p>
            <text:p text:style-name="P30">border-left: 4px solid #408601; </text:p>
            <text:p text:style-name="P30">border-radius: 4px; </text:p>
            <text:p text:style-name="P30">padding: 14px 18px; </text:p>
            <text:p text:style-name="P30">margin-bottom: 24px; </text:p>
            <text:p text:style-name="P30">font-weight: 600; </text:p>
            <text:p text:style-name="P30">color: #2f6300; </text:p>
            <text:p text:style-name="P30">font-size: .95rem; </text:p>
            <text:p text:style-name="P30">} </text:p>
            <text:p text:style-name="P30">&lt;/style&gt; </text:p>
            <text:p text:style-name="P30">{% endblock %} </text:p>
            <text:p text:style-name="P30"/>
            <text:p text:style-name="P30">{% block content %} </text:p>
            <text:p text:style-name="P30">{% include '_menu_alumno.html' with activo='reglamento' %} </text:p>
            <text:p text:style-name="P30"/>
            <text:p text:style-name="P30">&lt;div class="reglamento-container"&gt; </text:p>
            <text:p text:style-name="P30">&lt;h2&gt;Reglamento de la Academia&lt;/h2&gt; </text:p>
            <text:p text:style-name="P30"/>
            <text:p text:style-name="P30">&lt;div class="reglamento-aviso"&gt; </text:p>
            <text:p text:style-name="P30">** Exclusivamente damas ** </text:p>
            <text:p text:style-name="P30">&lt;/div&gt; </text:p>
            <text:p text:style-name="P30"/>
            <text:p text:style-name="P30">&lt;ul&gt; </text:p>
            <text:p text:style-name="P30">&lt;li&gt;Se excluyen embarazadas y menores de 18 años.&lt;/li&gt; </text:p>
            <text:p text:style-name="P30">&lt;li&gt;Las clases se entregan calendarizadas.&lt;/li&gt; </text:p>
            <text:p text:style-name="P30">&lt;li&gt;Las clases no asistidas NO se recuperan.&lt;/li&gt; </text:p>
            <text:p text:style-name="P30"><text:soft-page-break/>&lt;li&gt;Las clases NO se congelan.&lt;/li&gt; </text:p>
            <text:p text:style-name="P30">&lt;li&gt;Sólo se reservan cupos previo pago del 100% del valor del pack.&lt;/li&gt; </text:p>
            <text:p text:style-name="P30">&lt;li&gt;Esta reserva deberá tener una fecha de inicio, la cual NO puede variar.&lt;/li&gt; </text:p>
            <text:p text:style-name="P30">&lt;li&gt;Uso obligatorio de toalla y calcetines a pie cubierto.&lt;/li&gt; </text:p>
            <text:p text:style-name="P30">&lt;li&gt;NO se devuelve el dinero.&lt;/li&gt; </text:p>
            <text:p text:style-name="P30">&lt;li&gt;El primer pago es vía transferencia. Los siguientes serán presenciales: transferencia presencial, cheque o efectivo.&lt;/li&gt; </text:p>
            <text:p text:style-name="P30">&lt;li&gt;Este sistema de pagos y reservas NO considera la devolución de dineros.&lt;/li&gt; </text:p>
            <text:p text:style-name="P30">&lt;/ul&gt; </text:p>
            <text:p text:style-name="P30"/>
            <text:p text:style-name="P30">&lt;p class="reglamento-firma"&gt; </text:p>
            <text:p text:style-name="P30">Paula Ayarza&lt;br&gt; </text:p>
            <text:p text:style-name="P30">Instructora de Pilates y Body Balance </text:p>
            <text:p text:style-name="P30">&lt;/p&gt; </text:p>
            <text:p text:style-name="P30">&lt;/div&gt; </text:p>
            <text:p text:style-name="P30">{% endblock %}...otro...{% extends 'base.html' %} </text:p>
            <text:p text:style-name="P30">{% load static %} </text:p>
            <text:p text:style-name="P30">{% block title %}Mi Perfil - Pilates Paula{% endblock %} </text:p>
            <text:p text:style-name="P30"/>
            <text:p text:style-name="P30">{% block extra_head %} </text:p>
            <text:p text:style-name="P30"/>
            <text:p text:style-name="P30">&lt;style&gt; </text:p>
            <text:p text:style-name="P30">.perfil-container { </text:p>
            <text:p text:style-name="P30">width: 90%; </text:p>
            <text:p text:style-name="P30">max-width: 520px; </text:p>
            <text:p text:style-name="P30">margin: 40px auto 80px; </text:p>
            <text:p text:style-name="P30">font-family: 'Poppins', sans-serif; </text:p>
            <text:p text:style-name="P30">} </text:p>
            <text:p text:style-name="P30"/>
            <text:p text:style-name="P30">.perfil-socio { </text:p>
            <text:p text:style-name="P30"><text:soft-page-break/>background-color: #f0f7ea; </text:p>
            <text:p text:style-name="P30">border-left: 4px solid #408601; </text:p>
            <text:p text:style-name="P30">border-radius: 6px; </text:p>
            <text:p text:style-name="P30">padding: 12px 18px; </text:p>
            <text:p text:style-name="P30">margin-bottom: 28px; </text:p>
            <text:p text:style-name="P30">font-size: .9rem; </text:p>
            <text:p text:style-name="P30">color: #2f6300; </text:p>
            <text:p text:style-name="P30">} </text:p>
            <text:p text:style-name="P30"/>
            <text:p text:style-name="P30">.perfil-socio span { </text:p>
            <text:p text:style-name="P30">font-weight: 700; </text:p>
            <text:p text:style-name="P30">font-size: 1.1rem; </text:p>
            <text:p text:style-name="P30">} </text:p>
            <text:p text:style-name="P30"/>
            <text:p text:style-name="P30">.perfil-email { </text:p>
            <text:p text:style-name="P30">background-color: #f8f9fa; </text:p>
            <text:p text:style-name="P30">border: 1px solid #ddd; </text:p>
            <text:p text:style-name="P30">border-radius: 8px; </text:p>
            <text:p text:style-name="P30">padding: 11px 14px; </text:p>
            <text:p text:style-name="P30">font-size: .95rem; </text:p>
            <text:p text:style-name="P30">color: #888; </text:p>
            <text:p text:style-name="P30">margin-bottom: 16px; </text:p>
            <text:p text:style-name="P30">font-family: 'Poppins', sans-serif; </text:p>
            <text:p text:style-name="P30">} </text:p>
            <text:p text:style-name="P30"/>
            <text:p text:style-name="P30">.perfil-seccion { </text:p>
            <text:p text:style-name="P30">font-size: .75rem; </text:p>
            <text:p text:style-name="P30">font-weight: 700; </text:p>
            <text:p text:style-name="P30">text-transform: uppercase; </text:p>
            <text:p text:style-name="P30">letter-spacing: .08em; </text:p>
            <text:p text:style-name="P30"><text:soft-page-break/>color: #408601; </text:p>
            <text:p text:style-name="P30">margin: 24px 0 10px; </text:p>
            <text:p text:style-name="P30">border-bottom: 1px solid #d4eac8; </text:p>
            <text:p text:style-name="P30">padding-bottom: 6px; </text:p>
            <text:p text:style-name="P30">} </text:p>
            <text:p text:style-name="P30"/>
            <text:p text:style-name="P30">.perfil-seccion.opcional { </text:p>
            <text:p text:style-name="P30">color: #888; </text:p>
            <text:p text:style-name="P30">} </text:p>
            <text:p text:style-name="P30"/>
            <text:p text:style-name="P30">.form-field { </text:p>
            <text:p text:style-name="P30">margin-bottom: 16px; </text:p>
            <text:p text:style-name="P30">} </text:p>
            <text:p text:style-name="P30"/>
            <text:p text:style-name="P30">.form-field label { </text:p>
            <text:p text:style-name="P30">display: block; </text:p>
            <text:p text:style-name="P30">font-size: .85rem; </text:p>
            <text:p text:style-name="P30">color: #333; </text:p>
            <text:p text:style-name="P30">margin-bottom: 5px; </text:p>
            <text:p text:style-name="P30">font-weight: 500; </text:p>
            <text:p text:style-name="P30">} </text:p>
            <text:p text:style-name="P30"/>
            <text:p text:style-name="P30">.form-field label .opcional-tag { </text:p>
            <text:p text:style-name="P30">font-weight: 300; </text:p>
            <text:p text:style-name="P30">color: #aaa; </text:p>
            <text:p text:style-name="P30">font-size: .8rem; </text:p>
            <text:p text:style-name="P30">margin-left: 6px; </text:p>
            <text:p text:style-name="P30">} </text:p>
            <text:p text:style-name="P30"/>
            <text:p text:style-name="P30">.form-field input { </text:p>
            <text:p text:style-name="P30"><text:soft-page-break/>width: 100%; </text:p>
            <text:p text:style-name="P30">padding: 11px 14px; </text:p>
            <text:p text:style-name="P30">border: 1px solid #ccc; </text:p>
            <text:p text:style-name="P30">border-radius: 8px; </text:p>
            <text:p text:style-name="P30">font-size: .95rem; </text:p>
            <text:p text:style-name="P30">font-family: 'Poppins', sans-serif; </text:p>
            <text:p text:style-name="P30">outline: none; </text:p>
            <text:p text:style-name="P30">transition: border .2s; </text:p>
            <text:p text:style-name="P30">box-sizing: border-box; </text:p>
            <text:p text:style-name="P30">} </text:p>
            <text:p text:style-name="P30"/>
            <text:p text:style-name="P30">.form-field input:focus { </text:p>
            <text:p text:style-name="P30">border-color: #408601; </text:p>
            <text:p text:style-name="P30">} </text:p>
            <text:p text:style-name="P30"/>
            <text:p text:style-name="P30">.perfil-btn { </text:p>
            <text:p text:style-name="P30">display: block; </text:p>
            <text:p text:style-name="P30">width: 100%; </text:p>
            <text:p text:style-name="P30">padding: 14px; </text:p>
            <text:p text:style-name="P30">background-color: #408601; </text:p>
            <text:p text:style-name="P30">color: #fff; </text:p>
            <text:p text:style-name="P30">border: none; </text:p>
            <text:p text:style-name="P30">border-radius: 8px; </text:p>
            <text:p text:style-name="P30">font-size: 1rem; </text:p>
            <text:p text:style-name="P30">font-family: 'Poppins', sans-serif; </text:p>
            <text:p text:style-name="P30">font-weight: 600; </text:p>
            <text:p text:style-name="P30">cursor: pointer; </text:p>
            <text:p text:style-name="P30">margin-top: 28px; </text:p>
            <text:p text:style-name="P30">transition: background .2s; </text:p>
            <text:p text:style-name="P30">} </text:p>
            <text:p text:style-name="P30"><text:soft-page-break/></text:p>
            <text:p text:style-name="P30">.perfil-btn:hover { </text:p>
            <text:p text:style-name="P30">background-color: #2f6300; </text:p>
            <text:p text:style-name="P30">} </text:p>
            <text:p text:style-name="P30"/>
            <text:p text:style-name="P30">.perfil-guardado { </text:p>
            <text:p text:style-name="P30">background: #f0f7ea; </text:p>
            <text:p text:style-name="P30">border-left: 4px solid #408601; </text:p>
            <text:p text:style-name="P30">border-radius: 4px; </text:p>
            <text:p text:style-name="P30">padding: 12px 16px; </text:p>
            <text:p text:style-name="P30">margin-bottom: 20px; </text:p>
            <text:p text:style-name="P30">font-size: .88rem; </text:p>
            <text:p text:style-name="P30">color: #2f6300; </text:p>
            <text:p text:style-name="P30">font-weight: 600; </text:p>
            <text:p text:style-name="P30">} </text:p>
            <text:p text:style-name="P30">&lt;/style&gt; </text:p>
            <text:p text:style-name="P30"/>
            <text:p text:style-name="P30"/>
            <text:p text:style-name="P30"/>
            <text:p text:style-name="P30">{% endblock %} </text:p>
            <text:p text:style-name="P30"/>
            <text:p text:style-name="P30">{% block content %} </text:p>
            <text:p text:style-name="P30">{% include '_menu_alumno.html' with activo='perfil' %} </text:p>
            <text:p text:style-name="P30"/>
            <text:p text:style-name="P30">&lt;div class="perfil-container"&gt; </text:p>
            <text:p text:style-name="P30"/>
            <text:p text:style-name="P30">&lt;div class="perfil-socio"&gt; </text:p>
            <text:p text:style-name="P30">Socia N° &lt;span&gt;{{ metadata.numero_socio }}&lt;/span&gt; </text:p>
            <text:p text:style-name="P30">&lt;/div&gt; </text:p>
            <text:p text:style-name="P30"/>
            <text:p text:style-name="P30"><text:soft-page-break/>{% if saved %} </text:p>
            <text:p text:style-name="P30">&lt;div class="perfil-guardado"&gt;✓ Datos guardados correctamente.&lt;/div&gt; </text:p>
            <text:p text:style-name="P30">{% endif %} </text:p>
            <text:p text:style-name="P30"/>
            <text:p text:style-name="P30">&lt;div class="perfil-seccion"&gt;Email&lt;/div&gt; </text:p>
            <text:p text:style-name="P30">&lt;div class="perfil-email"&gt;{{ request.user.email }}&lt;/div&gt; </text:p>
            <text:p text:style-name="P30"/>
            <text:p text:style-name="P30">&lt;form method="POST" action="{% url 'perfil' %}"&gt; </text:p>
            <text:p text:style-name="P30">{% csrf_token %} </text:p>
            <text:p text:style-name="P30"/>
            <text:p text:style-name="P30">&lt;div class="perfil-seccion"&gt;Datos personales&lt;/div&gt; </text:p>
            <text:p text:style-name="P30"/>
            <text:p text:style-name="P30">&lt;div class="form-field"&gt; </text:p>
            <text:p text:style-name="P30">&lt;label for="id_first_name"&gt;Nombre&lt;/label&gt; </text:p>
            <text:p text:style-name="P30">&lt;input type="text" name="first_name" id="id_first_name" </text:p>
            <text:p text:style-name="P30">value="{{ form.first_name.value|default:'' }}"&gt; </text:p>
            <text:p text:style-name="P30">&lt;/div&gt; </text:p>
            <text:p text:style-name="P30"/>
            <text:p text:style-name="P30">&lt;div class="form-field"&gt; </text:p>
            <text:p text:style-name="P30">&lt;label for="id_last_name"&gt;Apellido&lt;/label&gt; </text:p>
            <text:p text:style-name="P30">&lt;input type="text" name="last_name" id="id_last_name" </text:p>
            <text:p text:style-name="P30">value="{{ form.last_name.value|default:'' }}"&gt; </text:p>
            <text:p text:style-name="P30">&lt;/div&gt; </text:p>
            <text:p text:style-name="P30"/>
            <text:p text:style-name="P30">&lt;div class="perfil-seccion opcional"&gt;Datos de contacto&lt;/div&gt; </text:p>
            <text:p text:style-name="P30"/>
            <text:p text:style-name="P30">&lt;div class="form-field"&gt; </text:p>
            <text:p text:style-name="P30">&lt;label for="id_telefono"&gt;Teléfono &lt;span class="opcional-tag"&gt;opcional&lt;/span&gt;&lt;/label&gt; </text:p>
            <text:p text:style-name="P30">&lt;input type="text" name="telefono" id="id_telefono" </text:p>
            <text:p text:style-name="P30">value="{{ form.telefono.value|default:'' }}"&gt; </text:p>
            <text:p text:style-name="P30"><text:soft-page-break/>&lt;/div&gt; </text:p>
            <text:p text:style-name="P30"/>
            <text:p text:style-name="P30">&lt;div class="form-field"&gt; </text:p>
            <text:p text:style-name="P30">&lt;label for="id_contacto_emergencia"&gt;Contacto de emergencia &lt;span class="opcional-tag"&gt;opcional&lt;/span&gt;&lt;/label&gt; </text:p>
            <text:p text:style-name="P30">&lt;input type="text" name="contacto_emergencia" id="id_contacto_emergencia" </text:p>
            <text:p text:style-name="P30">value="{{ form.contacto_emergencia.value|default:'' }}"&gt; </text:p>
            <text:p text:style-name="P30">&lt;/div&gt; </text:p>
            <text:p text:style-name="P30"/>
            <text:p text:style-name="P30">&lt;div class="form-field"&gt; </text:p>
            <text:p text:style-name="P30">&lt;label for="id_telefono_emergencia"&gt;Teléfono de emergencia &lt;span class="opcional-tag"&gt;opcional&lt;/span&gt;&lt;/label&gt; </text:p>
            <text:p text:style-name="P30">&lt;input type="text" name="telefono_emergencia" id="id_telefono_emergencia" </text:p>
            <text:p text:style-name="P30">value="{{ form.telefono_emergencia.value|default:'' }}"&gt; </text:p>
            <text:p text:style-name="P30">&lt;/div&gt; </text:p>
            <text:p text:style-name="P30"/>
            <text:p text:style-name="P30">&lt;div class="form-field"&gt; </text:p>
            <text:p text:style-name="P30">&lt;label for="id_fecha_nacimiento"&gt;Fecha de nacimiento &lt;span class="opcional-tag"&gt;opcional&lt;/span&gt;&lt;/label&gt; </text:p>
            <text:p text:style-name="P30">&lt;input type="date" name="fecha_nacimiento" id="id_fecha_nacimiento" </text:p>
            <text:p text:style-name="P30">value="{{ form.fecha_nacimiento.value|default:'' }}"&gt; </text:p>
            <text:p text:style-name="P30">&lt;/div&gt; </text:p>
            <text:p text:style-name="P30"/>
            <text:p text:style-name="P30">&lt;button type="submit" class="perfil-btn"&gt;Guardar cambios&lt;/button&gt; </text:p>
            <text:p text:style-name="P30">&lt;/form&gt; </text:p>
            <text:p text:style-name="P30"/>
            <text:p text:style-name="P30">&lt;/div&gt; </text:p>
            <text:p text:style-name="P30">{% endblock %}.....y te pido completes este que es reservar.html, solo botones nada de logica...{% extends "base.html" %} </text:p>
            <text:p text:style-name="P30">{% load static %} </text:p>
            <text:p text:style-name="P30">{% block title %}Reservar - Pilates Paula{% endblock %} </text:p>
            <text:p text:style-name="P30"><text:soft-page-break/></text:p>
            <text:p text:style-name="P30">{% block extra_head %} </text:p>
            <text:p text:style-name="P30">&lt;style&gt; </text:p>
            <text:p text:style-name="P30">.reservar-container { </text:p>
            <text:p text:style-name="P30">width: 90%; </text:p>
            <text:p text:style-name="P30">max-width: 700px; </text:p>
            <text:p text:style-name="P30">margin: 40px auto 80px; </text:p>
            <text:p text:style-name="P30">font-family: 'Poppins', sans-serif; </text:p>
            <text:p text:style-name="P30">text-align: center; </text:p>
            <text:p text:style-name="P30">} </text:p>
            <text:p text:style-name="P30"/>
            <text:p text:style-name="P30">&lt;/style&gt; </text:p>
            <text:p text:style-name="P30">{% endblock %} </text:p>
            <text:p text:style-name="P30"/>
            <text:p text:style-name="P30">{% block content %} </text:p>
            <text:p text:style-name="P30">{% include '_menu_alumno.html' with activo='reservar' %} </text:p>
            <text:p text:style-name="P30"/>
            <text:p text:style-name="P30"/>
            <text:p text:style-name="P30"/>
            <text:p text:style-name="P30">&lt;/head&gt; </text:p>
            <text:p text:style-name="P30">&lt;body&gt; </text:p>
            <text:p text:style-name="P30">&lt;h1&gt;¡Hola mundo desde Reservar!&lt;/h1&gt; </text:p>
            <text:p text:style-name="P30">&lt;p&gt;Esta es la página de reservas.&lt;/p&gt; </text:p>
            <text:p text:style-name="P30">&lt;a href="/"&gt;Volver a inicio&lt;/a&gt; </text:p>
            <text:p text:style-name="P30">&lt;/body&gt; </text:p>
            <text:p text:style-name="P30">&lt;/html&gt; </text:p>
            <text:p text:style-name="P30"/>
            <text:p text:style-name="P30">{% endblock %} </text:p>
          </text:section>
          <text:h text:style-name="P1" text:outline-level="2">Gemini dijo</text:h>
          <text:section text:style-name="Sect2" text:name="model-response-message-contentr_a147df4fcb44a75f">
            <text:p text:style-name="P28"><text:soft-page-break/>¡Excelente! He captado perfectamente la esencia del negocio. Como es <text:span text:style-name="T1">Mobile First</text:span> y en Punta Arenas (donde el servicio es personalizado), el diseño debe ser limpio, con botones grandes y fáciles de tocar.</text:p>
            <text:p text:style-name="Text_20_body">Dado que la reserva de Pilates es "a fuego" (invariable), el menú debe guiar a la alumna para que entienda qué está comprando antes de elegir el día.</text:p>
            <text:p text:style-name="Text_20_body">Aquí tienes la propuesta para <text:span text:style-name="Source_20_Text">reservar.html</text:span>. He estructurado los "dos grandes paraguas" con un diseño de tarjetas visuales que mantienen tu paleta de verdes.</text:p>
            <text:h text:style-name="Heading_20_3" text:outline-level="3">Código para <text:span text:style-name="Source_20_Text">reservar.html</text:span></text:h>
            <text:p text:style-name="P28">HTML</text:p>
            <text:p text:style-name="Preformatted_20_Text"><text:span text:style-name="Source_20_Text">{% extends "base.html" %}</text:span></text:p>
            <text:p text:style-name="Preformatted_20_Text"><text:span text:style-name="Source_20_Text">{% load static %}</text:span></text:p>
            <text:p text:style-name="Preformatted_20_Text"><text:span text:style-name="Source_20_Text">{% block title %}Reservar - Pilates Paula{% endblock %}</text:span></text:p>
            <text:p text:style-name="Preformatted_20_Text"/>
            <text:p text:style-name="Preformatted_20_Text"><text:span text:style-name="Source_20_Text">{% block extra_head %}</text:span></text:p>
            <text:p text:style-name="Preformatted_20_Text"><text:span text:style-name="Source_20_Text">&lt;style&gt;</text:span></text:p>
            <text:p text:style-name="Preformatted_20_Text"><text:span text:style-name="Source_20_Text"><text:s text:c="2"/>.reservar-container {</text:span></text:p>
            <text:p text:style-name="Preformatted_20_Text"><text:span text:style-name="Source_20_Text"><text:s text:c="4"/>width: 90%;</text:span></text:p>
            <text:p text:style-name="Preformatted_20_Text"><text:span text:style-name="Source_20_Text"><text:s text:c="4"/>max-width: 600px; /* Estrecho para Mobile First */</text:span></text:p>
            <text:p text:style-name="Preformatted_20_Text"><text:span text:style-name="Source_20_Text"><text:s text:c="4"/>margin: 30px auto 80px;</text:span></text:p>
            <text:p text:style-name="Preformatted_20_Text"><text:span text:style-name="Source_20_Text"><text:s text:c="4"/>font-family: 'Poppins', sans-serif;</text:span></text:p>
            <text:p text:style-name="Preformatted_20_Text"><text:span text:style-name="Source_20_Text"><text:s text:c="2"/>}</text:span></text:p>
            <text:p text:style-name="Preformatted_20_Text"/>
            <text:p text:style-name="Preformatted_20_Text"><text:span text:style-name="Source_20_Text"><text:s text:c="2"/>.categoria-header {</text:span></text:p>
            <text:p text:style-name="Preformatted_20_Text"><text:span text:style-name="Source_20_Text"><text:s text:c="4"/>color: #2f6300;</text:span></text:p>
            <text:p text:style-name="Preformatted_20_Text"><text:span text:style-name="Source_20_Text"><text:s text:c="4"/>font-size: 1.2rem;</text:span></text:p>
            <text:p text:style-name="Preformatted_20_Text"><text:span text:style-name="Source_20_Text"><text:s text:c="4"/>font-weight: 700;</text:span></text:p>
            <text:p text:style-name="Preformatted_20_Text"><text:span text:style-name="Source_20_Text"><text:s text:c="4"/>text-transform: uppercase;</text:span></text:p>
            <text:p text:style-name="Preformatted_20_Text"><text:span text:style-name="Source_20_Text"><text:s text:c="4"/>letter-spacing: .05em;</text:span></text:p>
            <text:p text:style-name="Preformatted_20_Text"><text:span text:style-name="Source_20_Text"><text:s text:c="4"/>margin: 30px 0 15px;</text:span></text:p>
            <text:p text:style-name="Preformatted_20_Text"><text:span text:style-name="Source_20_Text"><text:s text:c="4"/>text-align: left;</text:span></text:p>
            <text:p text:style-name="Preformatted_20_Text"><text:span text:style-name="Source_20_Text"><text:s text:c="4"/>border-bottom: 2px solid #d4eac8;</text:span></text:p>
            <text:p text:style-name="Preformatted_20_Text"><text:span text:style-name="Source_20_Text"><text:s text:c="4"/>padding-bottom: 5px;</text:span></text:p>
            <text:p text:style-name="Preformatted_20_Text"><text:span text:style-name="Source_20_Text"><text:s text:c="2"/>}</text:span></text:p>
            <text:p text:style-name="Preformatted_20_Text"/>
            <text:p text:style-name="Preformatted_20_Text"><text:span text:style-name="Source_20_Text"><text:s text:c="2"/>/* Contenedor de botones tipo Card */</text:span></text:p>
            <text:p text:style-name="Preformatted_20_Text"><text:span text:style-name="Source_20_Text"><text:s text:c="2"/>.menu-reserva {</text:span></text:p>
            <text:p text:style-name="Preformatted_20_Text"><text:span text:style-name="Source_20_Text"><text:s text:c="4"/>display: flex;</text:span></text:p>
            <text:p text:style-name="Preformatted_20_Text"><text:span text:style-name="Source_20_Text"><text:s text:c="4"/>flex-direction: column;</text:span></text:p>
            <text:p text:style-name="Preformatted_20_Text"><text:span text:style-name="Source_20_Text"><text:s text:c="4"/>gap: 15px;</text:span></text:p>
            <text:p text:style-name="Preformatted_20_Text"><text:span text:style-name="Source_20_Text"><text:s text:c="2"/>}</text:span></text:p>
            <text:p text:style-name="Preformatted_20_Text"/>
            <text:p text:style-name="Preformatted_20_Text"><text:span text:style-name="Source_20_Text"><text:s text:c="2"/>.btn-producto {</text:span></text:p>
            <text:p text:style-name="Preformatted_20_Text"><text:span text:style-name="Source_20_Text"><text:s text:c="4"/>display: flex;</text:span></text:p>
            <text:p text:style-name="Preformatted_20_Text"><text:span text:style-name="Source_20_Text"><text:s text:c="4"/>justify-content: space-between;</text:span></text:p>
            <text:p text:style-name="Preformatted_20_Text"><text:span text:style-name="Source_20_Text"><text:s text:c="4"/>align-items: center;</text:span></text:p>
            <text:p text:style-name="Preformatted_20_Text"><text:span text:style-name="Source_20_Text"><text:s text:c="4"/>padding: 20px;</text:span></text:p>
            <text:p text:style-name="Preformatted_20_Text"><text:span text:style-name="Source_20_Text"><text:s text:c="4"/>background-color: #fff;</text:span></text:p>
            <text:p text:style-name="Preformatted_20_Text"><text:span text:style-name="Source_20_Text"><text:s text:c="4"/>border: 1px solid #ddd;</text:span></text:p>
            <text:p text:style-name="Preformatted_20_Text"><text:span text:style-name="Source_20_Text"><text:s text:c="4"/>border-radius: 12px;</text:span></text:p>
            <text:p text:style-name="Preformatted_20_Text"><text:span text:style-name="Source_20_Text"><text:s text:c="4"/>text-decoration: none;</text:span></text:p>
            <text:p text:style-name="Preformatted_20_Text"><text:span text:style-name="Source_20_Text"><text:s text:c="4"/>color: #333;</text:span></text:p>
            <text:p text:style-name="Preformatted_20_Text"><text:span text:style-name="Source_20_Text"><text:s text:c="4"/>transition: all 0.2s ease;</text:span></text:p>
            <text:p text:style-name="Preformatted_20_Text"><text:span text:style-name="Source_20_Text"><text:s text:c="4"/>box-shadow: 0 2px 4px rgba(0,0,0,0.05);</text:span></text:p>
            <text:p text:style-name="Preformatted_20_Text"><text:soft-page-break/><text:span text:style-name="Source_20_Text"><text:s text:c="2"/>}</text:span></text:p>
            <text:p text:style-name="Preformatted_20_Text"/>
            <text:p text:style-name="Preformatted_20_Text"><text:span text:style-name="Source_20_Text"><text:s text:c="2"/>.btn-producto:active {</text:span></text:p>
            <text:p text:style-name="Preformatted_20_Text"><text:span text:style-name="Source_20_Text"><text:s text:c="4"/>transform: scale(0.98);</text:span></text:p>
            <text:p text:style-name="Preformatted_20_Text"><text:span text:style-name="Source_20_Text"><text:s text:c="4"/>background-color: #f0f7ea;</text:span></text:p>
            <text:p text:style-name="Preformatted_20_Text"><text:span text:style-name="Source_20_Text"><text:s text:c="2"/>}</text:span></text:p>
            <text:p text:style-name="Preformatted_20_Text"/>
            <text:p text:style-name="Preformatted_20_Text"><text:span text:style-name="Source_20_Text"><text:s text:c="2"/>.btn-producto .info {</text:span></text:p>
            <text:p text:style-name="Preformatted_20_Text"><text:span text:style-name="Source_20_Text"><text:s text:c="4"/>text-align: left;</text:span></text:p>
            <text:p text:style-name="Preformatted_20_Text"><text:span text:style-name="Source_20_Text"><text:s text:c="2"/>}</text:span></text:p>
            <text:p text:style-name="Preformatted_20_Text"/>
            <text:p text:style-name="Preformatted_20_Text"><text:span text:style-name="Source_20_Text"><text:s text:c="2"/>.btn-producto .titulo {</text:span></text:p>
            <text:p text:style-name="Preformatted_20_Text"><text:span text:style-name="Source_20_Text"><text:s text:c="4"/>display: block;</text:span></text:p>
            <text:p text:style-name="Preformatted_20_Text"><text:span text:style-name="Source_20_Text"><text:s text:c="4"/>font-weight: 600;</text:span></text:p>
            <text:p text:style-name="Preformatted_20_Text"><text:span text:style-name="Source_20_Text"><text:s text:c="4"/>font-size: 1.05rem;</text:span></text:p>
            <text:p text:style-name="Preformatted_20_Text"><text:span text:style-name="Source_20_Text"><text:s text:c="4"/>color: #2f6300;</text:span></text:p>
            <text:p text:style-name="Preformatted_20_Text"><text:span text:style-name="Source_20_Text"><text:s text:c="2"/>}</text:span></text:p>
            <text:p text:style-name="Preformatted_20_Text"/>
            <text:p text:style-name="Preformatted_20_Text"><text:span text:style-name="Source_20_Text"><text:s text:c="2"/>.btn-producto .subtitulo {</text:span></text:p>
            <text:p text:style-name="Preformatted_20_Text"><text:span text:style-name="Source_20_Text"><text:s text:c="4"/>display: block;</text:span></text:p>
            <text:p text:style-name="Preformatted_20_Text"><text:span text:style-name="Source_20_Text"><text:s text:c="4"/>font-size: 0.85rem;</text:span></text:p>
            <text:p text:style-name="Preformatted_20_Text"><text:span text:style-name="Source_20_Text"><text:s text:c="4"/>color: #777;</text:span></text:p>
            <text:p text:style-name="Preformatted_20_Text"><text:span text:style-name="Source_20_Text"><text:s text:c="4"/>margin-top: 4px;</text:span></text:p>
            <text:p text:style-name="Preformatted_20_Text"><text:span text:style-name="Source_20_Text"><text:s text:c="2"/>}</text:span></text:p>
            <text:p text:style-name="Preformatted_20_Text"/>
            <text:p text:style-name="Preformatted_20_Text"><text:span text:style-name="Source_20_Text"><text:s text:c="2"/>.btn-producto .precio {</text:span></text:p>
            <text:p text:style-name="Preformatted_20_Text"><text:span text:style-name="Source_20_Text"><text:s text:c="4"/>font-weight: 700;</text:span></text:p>
            <text:p text:style-name="Preformatted_20_Text"><text:span text:style-name="Source_20_Text"><text:s text:c="4"/>color: #408601;</text:span></text:p>
            <text:p text:style-name="Preformatted_20_Text"><text:span text:style-name="Source_20_Text"><text:s text:c="4"/>font-size: 1.1rem;</text:span></text:p>
            <text:p text:style-name="Preformatted_20_Text"><text:span text:style-name="Source_20_Text"><text:s text:c="2"/>}</text:span></text:p>
            <text:p text:style-name="Preformatted_20_Text"/>
            <text:p text:style-name="Preformatted_20_Text"><text:span text:style-name="Source_20_Text"><text:s text:c="2"/>/* Icono de flecha para indicar acción */</text:span></text:p>
            <text:p text:style-name="Preformatted_20_Text"><text:span text:style-name="Source_20_Text"><text:s text:c="2"/>.btn-producto::after {</text:span></text:p>
            <text:p text:style-name="Preformatted_20_Text"><text:span text:style-name="Source_20_Text"><text:s text:c="4"/>content: '→';</text:span></text:p>
            <text:p text:style-name="Preformatted_20_Text"><text:span text:style-name="Source_20_Text"><text:s text:c="4"/>color: #d4eac8;</text:span></text:p>
            <text:p text:style-name="Preformatted_20_Text"><text:span text:style-name="Source_20_Text"><text:s text:c="4"/>font-size: 1.2rem;</text:span></text:p>
            <text:p text:style-name="Preformatted_20_Text"><text:span text:style-name="Source_20_Text"><text:s text:c="4"/>margin-left: 10px;</text:span></text:p>
            <text:p text:style-name="Preformatted_20_Text"><text:span text:style-name="Source_20_Text"><text:s text:c="2"/>}</text:span></text:p>
            <text:p text:style-name="Preformatted_20_Text"/>
            <text:p text:style-name="Preformatted_20_Text"><text:span text:style-name="Source_20_Text"><text:s text:c="2"/>.aviso-importante {</text:span></text:p>
            <text:p text:style-name="Preformatted_20_Text"><text:span text:style-name="Source_20_Text"><text:s text:c="4"/>background-color: #fff9e6;</text:span></text:p>
            <text:p text:style-name="Preformatted_20_Text"><text:span text:style-name="Source_20_Text"><text:s text:c="4"/>border-left: 4px solid #f1c40f;</text:span></text:p>
            <text:p text:style-name="Preformatted_20_Text"><text:span text:style-name="Source_20_Text"><text:s text:c="4"/>padding: 15px;</text:span></text:p>
            <text:p text:style-name="Preformatted_20_Text"><text:span text:style-name="Source_20_Text"><text:s text:c="4"/>border-radius: 8px;</text:span></text:p>
            <text:p text:style-name="Preformatted_20_Text"><text:span text:style-name="Source_20_Text"><text:s text:c="4"/>font-size: 0.85rem;</text:span></text:p>
            <text:p text:style-name="Preformatted_20_Text"><text:span text:style-name="Source_20_Text"><text:s text:c="4"/>color: #856404;</text:span></text:p>
            <text:p text:style-name="Preformatted_20_Text"><text:span text:style-name="Source_20_Text"><text:s text:c="4"/>margin-bottom: 20px;</text:span></text:p>
            <text:p text:style-name="Preformatted_20_Text"><text:span text:style-name="Source_20_Text"><text:s text:c="4"/>text-align: left;</text:span></text:p>
            <text:p text:style-name="Preformatted_20_Text"><text:span text:style-name="Source_20_Text"><text:s text:c="2"/>}</text:span></text:p>
            <text:p text:style-name="Preformatted_20_Text"><text:span text:style-name="Source_20_Text">&lt;/style&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 include '_menu_alumno.html' with activo='reservar' %}</text:span></text:p>
            <text:p text:style-name="Preformatted_20_Text"/>
            <text:p text:style-name="Preformatted_20_Text"><text:span text:style-name="Source_20_Text">&lt;div class="reservar-container"&gt;</text:span></text:p>
            <text:p text:style-name="Preformatted_20_Text"><text:span text:style-name="Source_20_Text"><text:s text:c="2"/></text:span></text:p>
            <text:p text:style-name="Preformatted_20_Text"><text:span text:style-name="Source_20_Text"><text:s text:c="2"/>&lt;div class="aviso-importante"&gt;</text:span></text:p>
            <text:p text:style-name="Preformatted_20_Text"><text:soft-page-break/><text:span text:style-name="Source_20_Text"><text:s text:c="4"/>&lt;strong&gt;Nota:&lt;/strong&gt; En Pilates, tu horario de inicio será fijo para todas las sesiones del pack.</text:span></text:p>
            <text:p text:style-name="Preformatted_20_Text"><text:span text:style-name="Source_20_Text"><text:s text:c="2"/>&lt;/div&gt;</text:span></text:p>
            <text:p text:style-name="Preformatted_20_Text"/>
            <text:p text:style-name="Preformatted_20_Text"><text:span text:style-name="Source_20_Text"><text:s text:c="2"/>&lt;div class="categoria-header"&gt;Pilates Reformer&lt;/div&gt;</text:span></text:p>
            <text:p text:style-name="Preformatted_20_Text"><text:span text:style-name="Source_20_Text"><text:s text:c="2"/>&lt;div class="menu-reserva"&gt;</text:span></text:p>
            <text:p text:style-name="Preformatted_20_Text"><text:span text:style-name="Source_20_Text"><text:s text:c="4"/></text:span></text:p>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Pack 10 Clases&lt;/span&gt;</text:span></text:p>
            <text:p text:style-name="Preformatted_20_Text"><text:span text:style-name="Source_20_Text"><text:s text:c="8"/>&lt;span class="subtitulo"&gt;Horario fijo • Recomendado&lt;/span&gt;</text:span></text:p>
            <text:p text:style-name="Preformatted_20_Text"><text:span text:style-name="Source_20_Text"><text:s text:c="6"/>&lt;/div&gt;</text:span></text:p>
            <text:p text:style-name="Preformatted_20_Text"><text:span text:style-name="Source_20_Text"><text:s text:c="6"/>&lt;div class="precio"&gt;$140.000&lt;/div&gt;</text:span></text:p>
            <text:p text:style-name="Preformatted_20_Text"><text:span text:style-name="Source_20_Text"><text:s text:c="4"/>&lt;/a&gt;</text:span></text:p>
            <text:p text:style-name="Preformatted_20_Text"/>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Pack Reducido (2 a 9)&lt;/span&gt;</text:span></text:p>
            <text:p text:style-name="Preformatted_20_Text"><text:span text:style-name="Source_20_Text"><text:s text:c="8"/>&lt;span class="subtitulo"&gt;Elige cantidad de sesiones&lt;/span&gt;</text:span></text:p>
            <text:p text:style-name="Preformatted_20_Text"><text:span text:style-name="Source_20_Text"><text:s text:c="6"/>&lt;/div&gt;</text:span></text:p>
            <text:p text:style-name="Preformatted_20_Text"><text:span text:style-name="Source_20_Text"><text:s text:c="6"/>&lt;div class="precio"&gt;$20k c/u&lt;/div&gt;</text:span></text:p>
            <text:p text:style-name="Preformatted_20_Text"><text:span text:style-name="Source_20_Text"><text:s text:c="4"/>&lt;/a&gt;</text:span></text:p>
            <text:p text:style-name="Preformatted_20_Text"/>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Clase Suelta&lt;/span&gt;</text:span></text:p>
            <text:p text:style-name="Preformatted_20_Text"><text:span text:style-name="Source_20_Text"><text:s text:c="8"/>&lt;span class="subtitulo"&gt;Sesión única individual&lt;/span&gt;</text:span></text:p>
            <text:p text:style-name="Preformatted_20_Text"><text:span text:style-name="Source_20_Text"><text:s text:c="6"/>&lt;/div&gt;</text:span></text:p>
            <text:p text:style-name="Preformatted_20_Text"><text:span text:style-name="Source_20_Text"><text:s text:c="6"/>&lt;div class="precio"&gt;$25.000&lt;/div&gt;</text:span></text:p>
            <text:p text:style-name="Preformatted_20_Text"><text:span text:style-name="Source_20_Text"><text:s text:c="4"/>&lt;/a&gt;</text:span></text:p>
            <text:p text:style-name="Preformatted_20_Text"/>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Clase de Prueba&lt;/span&gt;</text:span></text:p>
            <text:p text:style-name="Preformatted_20_Text"><text:span text:style-name="Source_20_Text"><text:s text:c="8"/>&lt;span class="subtitulo"&gt;Sábados • Solo alumnas nuevas&lt;/span&gt;</text:span></text:p>
            <text:p text:style-name="Preformatted_20_Text"><text:span text:style-name="Source_20_Text"><text:s text:c="6"/>&lt;/div&gt;</text:span></text:p>
            <text:p text:style-name="Preformatted_20_Text"><text:span text:style-name="Source_20_Text"><text:s text:c="6"/>&lt;div class="precio"&gt;$15.000&lt;/div&gt;</text:span></text:p>
            <text:p text:style-name="Preformatted_20_Text"><text:span text:style-name="Source_20_Text"><text:s text:c="4"/>&lt;/a&gt;</text:span></text:p>
            <text:p text:style-name="Preformatted_20_Text"/>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Clase Privada&lt;/span&gt;</text:span></text:p>
            <text:p text:style-name="Preformatted_20_Text"><text:span text:style-name="Source_20_Text"><text:s text:c="8"/>&lt;span class="subtitulo"&gt;Personalizado 1 a 1&lt;/span&gt;</text:span></text:p>
            <text:p text:style-name="Preformatted_20_Text"><text:span text:style-name="Source_20_Text"><text:s text:c="6"/>&lt;/div&gt;</text:span></text:p>
            <text:p text:style-name="Preformatted_20_Text"><text:span text:style-name="Source_20_Text"><text:s text:c="6"/>&lt;div class="precio"&gt;Consultar&lt;/div&gt;</text:span></text:p>
            <text:p text:style-name="Preformatted_20_Text"><text:span text:style-name="Source_20_Text"><text:s text:c="4"/>&lt;/a&gt;</text:span></text:p>
            <text:p text:style-name="Preformatted_20_Text"><text:span text:style-name="Source_20_Text"><text:s text:c="2"/>&lt;/div&gt;</text:span></text:p>
            <text:p text:style-name="Preformatted_20_Text"/>
            <text:p text:style-name="Preformatted_20_Text"><text:span text:style-name="Source_20_Text"><text:s text:c="2"/>&lt;div class="categoria-header"&gt;Body Balance&lt;/div&gt;</text:span></text:p>
            <text:p text:style-name="Preformatted_20_Text"><text:span text:style-name="Source_20_Text"><text:s text:c="2"/>&lt;div class="menu-reserva"&gt;</text:span></text:p>
            <text:p text:style-name="Preformatted_20_Text"><text:span text:style-name="Source_20_Text"><text:s text:c="4"/></text:span></text:p>
            <text:p text:style-name="Preformatted_20_Text"><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Mensualidad Full&lt;/span&gt;</text:span></text:p>
            <text:p text:style-name="Preformatted_20_Text"><text:span text:style-name="Source_20_Text"><text:s text:c="8"/>&lt;span class="subtitulo"&gt;3 veces por semana&lt;/span&gt;</text:span></text:p>
            <text:p text:style-name="Preformatted_20_Text"><text:span text:style-name="Source_20_Text"><text:s text:c="6"/>&lt;/div&gt;</text:span></text:p>
            <text:p text:style-name="Preformatted_20_Text"><text:span text:style-name="Source_20_Text"><text:s text:c="6"/>&lt;div class="precio"&gt;$60.000&lt;/div&gt;</text:span></text:p>
            <text:p text:style-name="Preformatted_20_Text"><text:span text:style-name="Source_20_Text"><text:s text:c="4"/>&lt;/a&gt;</text:span></text:p>
            <text:p text:style-name="Preformatted_20_Text"/>
            <text:p text:style-name="Preformatted_20_Text"><text:soft-page-break/><text:span text:style-name="Source_20_Text"><text:s text:c="4"/>&lt;a href="#" class="btn-producto"&gt;</text:span></text:p>
            <text:p text:style-name="Preformatted_20_Text"><text:span text:style-name="Source_20_Text"><text:s text:c="6"/>&lt;div class="info"&gt;</text:span></text:p>
            <text:p text:style-name="Preformatted_20_Text"><text:span text:style-name="Source_20_Text"><text:s text:c="8"/>&lt;span class="titulo"&gt;Clase Semanal&lt;/span&gt;</text:span></text:p>
            <text:p text:style-name="Preformatted_20_Text"><text:span text:style-name="Source_20_Text"><text:s text:c="8"/>&lt;span class="subtitulo"&gt;1 vez por semana&lt;/span&gt;</text:span></text:p>
            <text:p text:style-name="Preformatted_20_Text"><text:span text:style-name="Source_20_Text"><text:s text:c="6"/>&lt;/div&gt;</text:span></text:p>
            <text:p text:style-name="Preformatted_20_Text"><text:span text:style-name="Source_20_Text"><text:s text:c="6"/>&lt;div class="precio"&gt;$15.000&lt;/div&gt;</text:span></text:p>
            <text:p text:style-name="Preformatted_20_Text"><text:span text:style-name="Source_20_Text"><text:s text:c="4"/>&lt;/a&gt;</text:span></text:p>
            <text:p text:style-name="Preformatted_20_Text"/>
            <text:p text:style-name="Preformatted_20_Text"><text:span text:style-name="Source_20_Text"><text:s text:c="2"/>&lt;/div&gt;</text:span></text:p>
            <text:p text:style-name="Preformatted_20_Text"/>
            <text:p text:style-name="Preformatted_20_Text"><text:span text:style-name="Source_20_Text">&lt;/div&gt;</text:span></text:p>
            <text:p text:style-name="P2"><text:span text:style-name="Source_20_Text">{% endblock %}</text:span></text:p>
            <text:h text:style-name="Heading_20_3" text:outline-level="3">Por qué esta estructura te sirve para el futuro:</text:h>
            <text:list text:style-name="L24">
              <text:list-item>
                <text:p text:style-name="P64"><text:span text:style-name="T1">Test Visual:</text:span> Al ser botones grandes con precio y descripción, la alumna sabe exactamente qué está pinchando.</text:p>
              </text:list-item>
              <text:list-item>
                <text:p text:style-name="P64"><text:span text:style-name="T1">Preparado para la lógica:</text:span> Cada enlace (<text:span text:style-name="Source_20_Text">&lt;a&gt;</text:span>) apunta por ahora a <text:span text:style-name="Source_20_Text">#</text:span>. Cuando desarrolles la vista, cambiarás eso por algo como <text:span text:style-name="Source_20_Text">{% url 'proceso_reserva' 'pack10' %}</text:span>.</text:p>
              </text:list-item>
              <text:list-item>
                <text:p text:style-name="P64"><text:span text:style-name="T1">Coherencia:</text:span> He usado la misma variable de color <text:span text:style-name="Source_20_Text">#2f6300</text:span> y <text:span text:style-name="Source_20_Text">#408601</text:span> que tienes en tu <text:span text:style-name="Source_20_Text">perfil.html</text:span> y <text:span text:style-name="Source_20_Text">reglamento.html</text:span>.</text:p>
              </text:list-item>
              <text:list-item>
                <text:p text:style-name="P64"><text:span text:style-name="T1">No hay Calendario aún:</text:span> Cumplimos tu deseo de no meter calendario todavía. Primero que elijan el "Producto" y luego las llevaremos a la pantalla de "Día y Hora".</text:p>
              </text:list-item>
            </text:list>
            <text:p text:style-name="P33">¿Te gustaría que definamos cómo se vería la siguiente pantalla, donde la alumna elije el esquema (Lunes-Miércoles-Viernes vs Martes-Jueves)?</text:p>
          </text:section>
        </text:section>
        <text:section text:style-name="Sect1" text:name="06bb9852b502071c">
          <text:p text:style-name="P28"/>
          <text:section text:style-name="Sect1" text:name="user-query-content-23">
            <text:p text:style-name="P29">Tú dijiste</text:p>
            <text:p text:style-name="P30">cual es el path vscode al interprete de python en env </text:p>
          </text:section>
          <text:h text:style-name="P1" text:outline-level="2">Gemini dijo</text:h>
          <text:section text:style-name="Sect2" text:name="model-response-message-contentr_06bb9852b502071c">
            <text:p text:style-name="P28">Para que VS Code reconozca tu entorno virtual (<text:span text:style-name="Source_20_Text">venv</text:span>) y desaparezcan los errores de importación (como los de Django), debes apuntar al ejecutable de Python que está <text:span text:style-name="T1">dentro</text:span> de tu carpeta de entorno.</text:p>
            <text:p text:style-name="Text_20_body">Dependiendo de cómo nombraste tu carpeta de entorno (en tu caso parece ser <text:span text:style-name="Source_20_Text">venv</text:span> o similar), el path suele ser:</text:p>
            <text:h text:style-name="Heading_20_3" text:outline-level="3">1. El Path estándar en Linux/macOS:</text:h>
            <text:p text:style-name="Text_20_body">Si tu carpeta se llama <text:span text:style-name="Source_20_Text">venv</text:span>, la ruta es: <text:span text:style-name="Source_20_Text">./venv/bin/python</text:span></text:p>
            <text:h text:style-name="Heading_20_3" text:outline-level="3">2. Cómo configurarlo en VS Code (Paso a paso):</text:h>
            <text:list text:style-name="L25">
              <text:list-item>
                <text:p text:style-name="P65">Presiona <text:span text:style-name="Source_20_Text">Ctrl + Shift + P</text:span> para abrir la paleta de comandos.</text:p>
              </text:list-item>
              <text:list-item>
                <text:p text:style-name="P65"><text:soft-page-break/>Escribe: <text:span text:style-name="T1">"Python: Select Interpreter"</text:span>.</text:p>
              </text:list-item>
              <text:list-item>
                <text:p text:style-name="P65">Si no aparece en la lista automáticamente, haz clic en <text:span text:style-name="T1">"Enter interpreter path..."</text:span>.</text:p>
              </text:list-item>
              <text:list-item>
                <text:p text:style-name="P65">Pega la ruta completa o usa el buscador para navegar hasta: <text:span text:style-name="Source_20_Text">tu-proyecto/venv/bin/python</text:span></text:p>
              </text:list-item>
            </text:list>
            <text:p text:style-name="Horizontal_20_Line"/>
            <text:h text:style-name="Heading_20_3" text:outline-level="3">¿Por qué es importante esto?</text:h>
            <text:p text:style-name="Text_20_body">Al seleccionar este intérprete específico:</text:p>
            <text:list text:style-name="L26">
              <text:list-item>
                <text:p text:style-name="P66"><text:span text:style-name="T1">Terminal automática:</text:span> Cada vez que abras una terminal nueva en VS Code, se activará el <text:span text:style-name="Source_20_Text">venv</text:span> sola.</text:p>
              </text:list-item>
              <text:list-item>
                <text:p text:style-name="P66"><text:span text:style-name="T1">IntelliSense:</text:span> VS Code podrá "leer" Django y las otras librerías para darte sugerencias de código y no marcar todo en rojo.</text:p>
              </text:list-item>
              <text:list-item>
                <text:p text:style-name="P66"><text:span text:style-name="T1">Git Graph:</text:span> Ayuda a que las extensiones entiendan el contexto del proyecto.</text:p>
              </text:list-item>
            </text:list>
            <text:p text:style-name="Text_20_body"><text:span text:style-name="T1">Tip Pro:</text:span> Si ves que en la barra inferior de VS Code (a la derecha) dice algo como "Python 3.12.x ('venv': venv)", entonces ya lo tienes bien configurado.</text:p>
            <text:p text:style-name="Text_20_body">¿Lograste encontrar el ejecutable en la carpeta <text:span text:style-name="Source_20_Text">bin</text:span>?</text:p>
          </text:section>
        </text:section>
        <text:section text:style-name="Sect1" text:name="55346812d5ac4249">
          <text:p text:style-name="P28"/>
          <text:section text:style-name="Sect1" text:name="user-query-content-24">
            <text:p text:style-name="P29">Tú dijiste</text:p>
            <text:p text:style-name="P30">como harias la logica de reservar la clase? a lo mejor lo mas sensato seria armar la clase mas simple que es tomar una lase suelta. el guardado seria (alumno, dia, hora). ¿como lo harias en la base de datos?que campos? como enfrentarias esto? es la misma base de datos para todos los casos, el pack de 10 o el pack 2 a 9 o la clase de prueba. todo se reduce a una fuente de verdad. como seria esa bsase de dtaos? ya tenemos user y user metadata entonces ahora la base de datos de las reservas que es el motor sel sistema, como l aharias? aca esta el codigo de la pagina que genraria las reservas con un click del usuario logueado....{% extends "base.html" %} </text:p>
            <text:p text:style-name="P30">{% load static %} </text:p>
            <text:p text:style-name="P30">{% block title %}Reservar - Pilates Paula{% endblock %} </text:p>
            <text:p text:style-name="P30"/>
            <text:p text:style-name="P30">{% block extra_head %} </text:p>
            <text:p text:style-name="P30">&lt;style&gt; </text:p>
            <text:p text:style-name="P30">.reservar-container { </text:p>
            <text:p text:style-name="P30">width: 90%; </text:p>
            <text:p text:style-name="P30">max-width: 600px; /* Estrecho para Mobile First */ </text:p>
            <text:p text:style-name="P30"><text:soft-page-break/>margin: 30px auto 80px; </text:p>
            <text:p text:style-name="P30">font-family: 'Poppins', sans-serif; </text:p>
            <text:p text:style-name="P30">} </text:p>
            <text:p text:style-name="P30"/>
            <text:p text:style-name="P30">.categoria-header { </text:p>
            <text:p text:style-name="P30">color: #2f6300; </text:p>
            <text:p text:style-name="P30">font-size: 1.2rem; </text:p>
            <text:p text:style-name="P30">font-weight: 700; </text:p>
            <text:p text:style-name="P30">text-transform: uppercase; </text:p>
            <text:p text:style-name="P30">letter-spacing: .05em; </text:p>
            <text:p text:style-name="P30">margin: 30px 0 15px; </text:p>
            <text:p text:style-name="P30">text-align: left; </text:p>
            <text:p text:style-name="P30">border-bottom: 2px solid #d4eac8; </text:p>
            <text:p text:style-name="P30">padding-bottom: 5px; </text:p>
            <text:p text:style-name="P30">} </text:p>
            <text:p text:style-name="P30"/>
            <text:p text:style-name="P30">/* Contenedor de botones tipo Card */ </text:p>
            <text:p text:style-name="P30">.menu-reserva { </text:p>
            <text:p text:style-name="P30">display: flex; </text:p>
            <text:p text:style-name="P30">flex-direction: column; </text:p>
            <text:p text:style-name="P30">gap: 15px; </text:p>
            <text:p text:style-name="P30">} </text:p>
            <text:p text:style-name="P30"/>
            <text:p text:style-name="P30">.btn-producto { </text:p>
            <text:p text:style-name="P30">display: flex; </text:p>
            <text:p text:style-name="P30">justify-content: space-between; </text:p>
            <text:p text:style-name="P30">align-items: center; </text:p>
            <text:p text:style-name="P30">padding: 20px; </text:p>
            <text:p text:style-name="P30">background-color: #fff; </text:p>
            <text:p text:style-name="P30">border: 1px solid #ddd; </text:p>
            <text:p text:style-name="P30"><text:soft-page-break/>border-radius: 12px; </text:p>
            <text:p text:style-name="P30">text-decoration: none; </text:p>
            <text:p text:style-name="P30">color: #333; </text:p>
            <text:p text:style-name="P30">transition: all 0.2s ease; </text:p>
            <text:p text:style-name="P30">box-shadow: 0 2px 4px rgba(0,0,0,0.05); </text:p>
            <text:p text:style-name="P30">} </text:p>
            <text:p text:style-name="P30"/>
            <text:p text:style-name="P30">.btn-producto:active { </text:p>
            <text:p text:style-name="P30">transform: scale(0.98); </text:p>
            <text:p text:style-name="P30">background-color: #f0f7ea; </text:p>
            <text:p text:style-name="P30">} </text:p>
            <text:p text:style-name="P30"/>
            <text:p text:style-name="P30">.btn-producto .info { </text:p>
            <text:p text:style-name="P30">text-align: left; </text:p>
            <text:p text:style-name="P30">} </text:p>
            <text:p text:style-name="P30"/>
            <text:p text:style-name="P30">.btn-producto .titulo { </text:p>
            <text:p text:style-name="P30">display: block; </text:p>
            <text:p text:style-name="P30">font-weight: 600; </text:p>
            <text:p text:style-name="P30">font-size: 1.05rem; </text:p>
            <text:p text:style-name="P30">color: #2f6300; </text:p>
            <text:p text:style-name="P30">} </text:p>
            <text:p text:style-name="P30"/>
            <text:p text:style-name="P30">.btn-producto .subtitulo { </text:p>
            <text:p text:style-name="P30">display: block; </text:p>
            <text:p text:style-name="P30">font-size: 0.85rem; </text:p>
            <text:p text:style-name="P30">color: #777; </text:p>
            <text:p text:style-name="P30">margin-top: 4px; </text:p>
            <text:p text:style-name="P30">} </text:p>
            <text:p text:style-name="P30"/>
            <text:p text:style-name="P30"><text:soft-page-break/>.btn-producto .precio { </text:p>
            <text:p text:style-name="P30">font-weight: 700; </text:p>
            <text:p text:style-name="P30">color: #408601; </text:p>
            <text:p text:style-name="P30">font-size: 1.1rem; </text:p>
            <text:p text:style-name="P30">} </text:p>
            <text:p text:style-name="P30"/>
            <text:p text:style-name="P30">/* Icono de flecha para indicar acción */ </text:p>
            <text:p text:style-name="P30">.btn-producto::after { </text:p>
            <text:p text:style-name="P30">content: '→'; </text:p>
            <text:p text:style-name="P30">color: #d4eac8; </text:p>
            <text:p text:style-name="P30">font-size: 1.2rem; </text:p>
            <text:p text:style-name="P30">margin-left: 10px; </text:p>
            <text:p text:style-name="P30">} </text:p>
            <text:p text:style-name="P30"/>
            <text:p text:style-name="P30">.aviso-importante { </text:p>
            <text:p text:style-name="P30">background-color: #fff9e6; </text:p>
            <text:p text:style-name="P30">border-left: 4px solid #f1c40f; </text:p>
            <text:p text:style-name="P30">padding: 15px; </text:p>
            <text:p text:style-name="P30">border-radius: 8px; </text:p>
            <text:p text:style-name="P30">font-size: 0.85rem; </text:p>
            <text:p text:style-name="P30">color: #856404; </text:p>
            <text:p text:style-name="P30">margin-bottom: 20px; </text:p>
            <text:p text:style-name="P30">text-align: left; </text:p>
            <text:p text:style-name="P30">} </text:p>
            <text:p text:style-name="P30">&lt;/style&gt; </text:p>
            <text:p text:style-name="P30">{% endblock %} </text:p>
            <text:p text:style-name="P30"/>
            <text:p text:style-name="P30">{% block content %} </text:p>
            <text:p text:style-name="P30">{% include '_menu_alumno.html' with activo='reservar' %} </text:p>
            <text:p text:style-name="P30"/>
            <text:p text:style-name="P30"><text:soft-page-break/>&lt;div class="reservar-container"&gt; </text:p>
            <text:p text:style-name="P30">&lt;div class="aviso-importante"&gt; </text:p>
            <text:p text:style-name="P30">&lt;strong&gt;Nota:&lt;/strong&gt; En Pilates, tu horario de inicio será fijo para todas las sesiones del pack. </text:p>
            <text:p text:style-name="P30">&lt;/div&gt; </text:p>
            <text:p text:style-name="P30"/>
            <text:p text:style-name="P30">&lt;div class="categoria-header"&gt;Pilates Reformer&lt;/div&gt; </text:p>
            <text:p text:style-name="P30">&lt;div class="menu-reserva"&gt; </text:p>
            <text:p text:style-name="P30">&lt;a href="#" class="btn-producto"&gt; </text:p>
            <text:p text:style-name="P30">&lt;div class="info"&gt; </text:p>
            <text:p text:style-name="P30">&lt;span class="titulo"&gt;Pack 10 Clases&lt;/span&gt; </text:p>
            <text:p text:style-name="P30">&lt;span class="subtitulo"&gt;Horario fijo • Recomendado&lt;/span&gt; </text:p>
            <text:p text:style-name="P30">&lt;/div&gt; </text:p>
            <text:p text:style-name="P30">&lt;div class="precio"&gt;$140.000&lt;/div&gt; </text:p>
            <text:p text:style-name="P30">&lt;/a&gt; </text:p>
            <text:p text:style-name="P30"/>
            <text:p text:style-name="P30">&lt;a href="#" class="btn-producto"&gt; </text:p>
            <text:p text:style-name="P30">&lt;div class="info"&gt; </text:p>
            <text:p text:style-name="P30">&lt;span class="titulo"&gt;Pack Reducido (2 a 9)&lt;/span&gt; </text:p>
            <text:p text:style-name="P30">&lt;span class="subtitulo"&gt;Elige cantidad de sesiones&lt;/span&gt; </text:p>
            <text:p text:style-name="P30">&lt;/div&gt; </text:p>
            <text:p text:style-name="P30">&lt;div class="precio"&gt;$20k c/u&lt;/div&gt; </text:p>
            <text:p text:style-name="P30">&lt;/a&gt; </text:p>
            <text:p text:style-name="P30"/>
            <text:p text:style-name="P30">&lt;a href="#" class="btn-producto"&gt; </text:p>
            <text:p text:style-name="P30">&lt;div class="info"&gt; </text:p>
            <text:p text:style-name="P30">&lt;span class="titulo"&gt;Clase Suelta&lt;/span&gt; </text:p>
            <text:p text:style-name="P30">&lt;span class="subtitulo"&gt;Sesión única individual&lt;/span&gt; </text:p>
            <text:p text:style-name="P30">&lt;/div&gt; </text:p>
            <text:p text:style-name="P30">&lt;div class="precio"&gt;$25.000&lt;/div&gt; </text:p>
            <text:p text:style-name="P30">&lt;/a&gt; </text:p>
            <text:p text:style-name="P30"><text:soft-page-break/></text:p>
            <text:p text:style-name="P30">&lt;a href="#" class="btn-producto"&gt; </text:p>
            <text:p text:style-name="P30">&lt;div class="info"&gt; </text:p>
            <text:p text:style-name="P30">&lt;span class="titulo"&gt;Clase de Prueba&lt;/span&gt; </text:p>
            <text:p text:style-name="P30">&lt;span class="subtitulo"&gt;Sábados • Solo alumnas nuevas&lt;/span&gt; </text:p>
            <text:p text:style-name="P30">&lt;/div&gt; </text:p>
            <text:p text:style-name="P30">&lt;div class="precio"&gt;$15.000&lt;/div&gt; </text:p>
            <text:p text:style-name="P30">&lt;/a&gt; </text:p>
            <text:p text:style-name="P30"/>
            <text:p text:style-name="P30">&lt;a href="#" class="btn-producto"&gt; </text:p>
            <text:p text:style-name="P30">&lt;div class="info"&gt; </text:p>
            <text:p text:style-name="P30">&lt;span class="titulo"&gt;Clase Privada&lt;/span&gt; </text:p>
            <text:p text:style-name="P30">&lt;span class="subtitulo"&gt;Personalizado 1 a 1&lt;/span&gt; </text:p>
            <text:p text:style-name="P30">&lt;/div&gt; </text:p>
            <text:p text:style-name="P30">&lt;div class="precio"&gt;Consultar&lt;/div&gt; </text:p>
            <text:p text:style-name="P30">&lt;/a&gt; </text:p>
            <text:p text:style-name="P30">&lt;/div&gt; </text:p>
            <text:p text:style-name="P30"/>
            <text:p text:style-name="P30">&lt;div class="categoria-header"&gt;Body Balance&lt;/div&gt; </text:p>
            <text:p text:style-name="P30">&lt;div class="menu-reserva"&gt; </text:p>
            <text:p text:style-name="P30">&lt;a href="#" class="btn-producto"&gt; </text:p>
            <text:p text:style-name="P30">&lt;div class="info"&gt; </text:p>
            <text:p text:style-name="P30">&lt;span class="titulo"&gt;Mensualidad Full&lt;/span&gt; </text:p>
            <text:p text:style-name="P30">&lt;span class="subtitulo"&gt;3 veces por semana&lt;/span&gt; </text:p>
            <text:p text:style-name="P30">&lt;/div&gt; </text:p>
            <text:p text:style-name="P30">&lt;div class="precio"&gt;$60.000&lt;/div&gt; </text:p>
            <text:p text:style-name="P30">&lt;/a&gt; </text:p>
            <text:p text:style-name="P30"/>
            <text:p text:style-name="P30">&lt;a href="#" class="btn-producto"&gt; </text:p>
            <text:p text:style-name="P30">&lt;div class="info"&gt; </text:p>
            <text:p text:style-name="P30"><text:soft-page-break/>&lt;span class="titulo"&gt;Clase Semanal&lt;/span&gt; </text:p>
            <text:p text:style-name="P30">&lt;span class="subtitulo"&gt;1 vez por semana&lt;/span&gt; </text:p>
            <text:p text:style-name="P30">&lt;/div&gt; </text:p>
            <text:p text:style-name="P30">&lt;div class="precio"&gt;$15.000&lt;/div&gt; </text:p>
            <text:p text:style-name="P30">&lt;/a&gt; </text:p>
            <text:p text:style-name="P30"/>
            <text:p text:style-name="P30">&lt;/div&gt; </text:p>
            <text:p text:style-name="P30"/>
            <text:p text:style-name="P30">&lt;/div&gt; </text:p>
            <text:p text:style-name="P30">{% endblock %} </text:p>
          </text:section>
          <text:h text:style-name="P1" text:outline-level="2">Gemini dijo</text:h>
          <text:section text:style-name="Sect2" text:name="model-response-message-contentr_55346812d5ac4249">
            <text:p text:style-name="P28">Esta es la parte más crítica del sistema. Como bien dices, la "fuente de verdad" debe ser una sola, pero para que sea escalable y soporte los "Bulk Reschedule" (reprogramaciones masivas) de Paula, no podemos guardar solo "packs". Tenemos que guardar <text:span text:style-name="T1">clases individuales</text:span>.</text:p>
            <text:p text:style-name="Text_20_body">Aquí te propongo una estructura de base de datos (Modelos de Django) optimizada para tu lógica de "horario fijo" y "recurso limitado" (6 reformers).</text:p>
            <text:h text:style-name="Heading_20_3" text:outline-level="3">1. El Corazón: El Modelo de Base de Datos</text:h>
            <text:p text:style-name="Text_20_body">En <text:span text:style-name="Source_20_Text">reservas/models.py</text:span>, yo crearía dos modelos principales: <text:span text:style-name="T1">Compra</text:span> (el pack) y <text:span text:style-name="T1">Clase</text:span> (el cupo individual).</text:p>
            <text:p text:style-name="P28">Python</text:p>
            <text:p text:style-name="Preformatted_20_Text"><text:span text:style-name="Source_20_Text">from django.db import models</text:span></text:p>
            <text:p text:style-name="Preformatted_20_Text"><text:span text:style-name="Source_20_Text">from django.contrib.auth.models import User</text:span></text:p>
            <text:p text:style-name="Preformatted_20_Text"/>
            <text:p text:style-name="Preformatted_20_Text"><text:span text:style-name="Source_20_Text">class Compra(models.Model):</text:span></text:p>
            <text:p text:style-name="Preformatted_20_Text"><text:span text:style-name="Source_20_Text"><text:s text:c="4"/>TIPO_CHOICES = [</text:span></text:p>
            <text:p text:style-name="Preformatted_20_Text"><text:span text:style-name="Source_20_Text"><text:s text:c="8"/>('PACK10', 'Pack 10 Clases'),</text:span></text:p>
            <text:p text:style-name="Preformatted_20_Text"><text:span text:style-name="Source_20_Text"><text:s text:c="8"/>('PACK_R', 'Pack Reducido'),</text:span></text:p>
            <text:p text:style-name="Preformatted_20_Text"><text:span text:style-name="Source_20_Text"><text:s text:c="8"/>('SUELTA', 'Clase Suelta'),</text:span></text:p>
            <text:p text:style-name="Preformatted_20_Text"><text:span text:style-name="Source_20_Text"><text:s text:c="8"/>('PRUEBA', 'Clase de Prueba'),</text:span></text:p>
            <text:p text:style-name="Preformatted_20_Text"><text:span text:style-name="Source_20_Text"><text:s text:c="8"/>('PRIVADA', 'Clase Privada'),</text:span></text:p>
            <text:p text:style-name="Preformatted_20_Text"><text:span text:style-name="Source_20_Text"><text:s text:c="8"/>('BALANCE', 'Body Balance Mensual'),</text:span></text:p>
            <text:p text:style-name="Preformatted_20_Text"><text:span text:style-name="Source_20_Text"><text:s text:c="4"/>]</text:span></text:p>
            <text:p text:style-name="Preformatted_20_Text"><text:span text:style-name="Source_20_Text"><text:s text:c="4"/>alumno = models.ForeignKey(User, on_delete=models.CASCADE)</text:span></text:p>
            <text:p text:style-name="Preformatted_20_Text"><text:span text:style-name="Source_20_Text"><text:s text:c="4"/>tipo = models.CharField(max_length=10, choices=TIPO_CHOICES)</text:span></text:p>
            <text:p text:style-name="Preformatted_20_Text"><text:span text:style-name="Source_20_Text"><text:s text:c="4"/>fecha_pago = models.DateTimeField(auto_now_add=True)</text:span></text:p>
            <text:p text:style-name="Preformatted_20_Text"><text:span text:style-name="Source_20_Text"><text:s text:c="4"/>monto_pagado = models.IntegerField()</text:span></text:p>
            <text:p text:style-name="Preformatted_20_Text"><text:span text:style-name="Source_20_Text"><text:s text:c="4"/>activa = models.BooleanField(default=True) # Se desactiva cuando se acaban las clases</text:span></text:p>
            <text:p text:style-name="Preformatted_20_Text"/>
            <text:p text:style-name="Preformatted_20_Text"><text:span text:style-name="Source_20_Text">class ReservaClase(models.Model):</text:span></text:p>
            <text:p text:style-name="Preformatted_20_Text"><text:soft-page-break/><text:span text:style-name="Source_20_Text"><text:s text:c="4"/># Esta es la unidad mínima: 1 cupo en 1 reformer</text:span></text:p>
            <text:p text:style-name="Preformatted_20_Text"><text:span text:style-name="Source_20_Text"><text:s text:c="4"/>compra = models.ForeignKey(Compra, on_delete=models.CASCADE, related_name='clases')</text:span></text:p>
            <text:p text:style-name="Preformatted_20_Text"><text:span text:style-name="Source_20_Text"><text:s text:c="4"/>alumno = models.ForeignKey(User, on_delete=models.CASCADE)</text:span></text:p>
            <text:p text:style-name="Preformatted_20_Text"><text:span text:style-name="Source_20_Text"><text:s text:c="4"/>fecha = models.DateField()</text:span></text:p>
            <text:p text:style-name="Preformatted_20_Text"><text:span text:style-name="Source_20_Text"><text:s text:c="4"/>hora = models.TimeField()</text:span></text:p>
            <text:p text:style-name="Preformatted_20_Text"><text:span text:style-name="Source_20_Text"><text:s text:c="4"/>asistio = models.BooleanField(default=False)</text:span></text:p>
            <text:p text:style-name="Preformatted_20_Text"><text:span text:style-name="Source_20_Text"><text:s text:c="4"/># Para manejar el recurso (máximo 6 reformers)</text:span></text:p>
            <text:p text:style-name="Preformatted_20_Text"><text:span text:style-name="Source_20_Text"><text:s text:c="4"/>TIPO_SALA = [('PILATES', 'Sala Reformer'), ('BALANCE', 'Sala Multiuso')]</text:span></text:p>
            <text:p text:style-name="Preformatted_20_Text"><text:span text:style-name="Source_20_Text"><text:s text:c="4"/>sala = models.CharField(max_length=10, choices=TIPO_SALA, default='PILATES')</text:span></text:p>
            <text:p text:style-name="Preformatted_20_Text"/>
            <text:p text:style-name="Preformatted_20_Text"><text:span text:style-name="Source_20_Text"><text:s text:c="4"/>class Meta:</text:span></text:p>
            <text:p text:style-name="Preformatted_20_Text"><text:span text:style-name="Source_20_Text"><text:s text:c="8"/># Esto evita que un alumno reserve dos veces a la misma hora</text:span></text:p>
            <text:p text:style-name="P2"><text:span text:style-name="Source_20_Text"><text:s text:c="8"/>unique_together = ('alumno', 'fecha', 'hora')</text:span></text:p>
            <text:h text:style-name="Heading_20_3" text:outline-level="3">2. ¿Cómo enfrentaría la lógica de "Clase Suelta"?</text:h>
            <text:p text:style-name="Text_20_body">La clase suelta es el "ladrillo" básico. Si logras hacer una suelta, los packs son solo un bucle <text:span text:style-name="Source_20_Text">for</text:span> que crea 10 "ladrillos" seguidos.</text:p>
            <text:p text:style-name="P33">El flujo de reserva sería:</text:p>
            <text:list text:style-name="L27">
              <text:list-item>
                <text:p text:style-name="P67"><text:span text:style-name="T1">Validar Disponibilidad:</text:span> Antes de guardar, el sistema cuenta cuántas <text:span text:style-name="Source_20_Text">ReservaClase</text:span> existen para esa <text:span text:style-name="Source_20_Text">fecha</text:span> y esa <text:span text:style-name="Source_20_Text">hora</text:span>.</text:p>
                <text:list>
                  <text:list-item>
                    <text:p text:style-name="P67"><text:span text:style-name="Source_20_Text">if ReservaClase.objects.filter(fecha=f, hora=h, sala='PILATES').count() &gt;= 6:</text:span></text:p>
                  </text:list-item>
                  <text:list-item>
                    <text:p text:style-name="P67"><text:span text:style-name="T1">Error:</text:span> "Lo sentimos, no quedan reformers a esa hora".</text:p>
                  </text:list-item>
                </text:list>
              </text:list-item>
              <text:list-item>
                <text:p text:style-name="P67"><text:span text:style-name="T1">Crear la Compra:</text:span> Se registra el pago.</text:p>
              </text:list-item>
              <text:list-item>
                <text:p text:style-name="P67"><text:span text:style-name="T1">Crear la Reserva:</text:span> Se inserta el registro en <text:span text:style-name="Source_20_Text">ReservaClase</text:span>.</text:p>
              </text:list-item>
            </text:list>
            <text:h text:style-name="Heading_20_3" text:outline-level="3">3. El reto de los Packs (Tu "Talón de Aquiles")</text:h>
            <text:p text:style-name="Text_20_body">Para los packs con <text:span text:style-name="T1">horario fijo</text:span>, la lógica en <text:span text:style-name="Source_20_Text">views.py</text:span> funcionaría así:</text:p>
            <text:list text:style-name="L28">
              <text:list-item>
                <text:p text:style-name="P68"><text:span text:style-name="T1">Entrada:</text:span> Fecha inicio (ej: Lunes 10), Hora (ej: 09:00), Esquema (ej: LU-MI-VI).</text:p>
              </text:list-item>
              <text:list-item>
                <text:p text:style-name="P35">Proceso:</text:p>
                <text:list>
                  <text:list-item>
                    <text:p text:style-name="P68">Calculas las próximas 10 fechas que caigan Lunes, Miércoles o Viernes a partir de la fecha de inicio.</text:p>
                  </text:list-item>
                  <text:list-item>
                    <text:p text:style-name="P68"><text:span text:style-name="T1">Validación de Oro:</text:span> Verificas si en <text:span text:style-name="T1">cada una</text:span> de esas 10 fechas hay cupo (menos de 6 personas). Si una falla, el pack no se puede vender en ese horario.</text:p>
                  </text:list-item>
                  <text:list-item>
                    <text:p text:style-name="P35">Bucle de creación:</text:p>
                    <text:p text:style-name="P69">Python</text:p>
                    <text:p text:style-name="P12"><text:span text:style-name="Source_20_Text">for fecha_calculada in lista_de_10_fechas:</text:span></text:p>
                    <text:p text:style-name="P12"><text:span text:style-name="Source_20_Text"><text:s text:c="4"/>ReservaClase.objects.create(</text:span></text:p>
                    <text:p text:style-name="P12"><text:span text:style-name="Source_20_Text"><text:s text:c="8"/>compra=nueva_compra,</text:span></text:p>
                    <text:p text:style-name="P12"><text:soft-page-break/><text:span text:style-name="Source_20_Text"><text:s text:c="8"/>alumno=user,</text:span></text:p>
                    <text:p text:style-name="P12"><text:span text:style-name="Source_20_Text"><text:s text:c="8"/>fecha=fecha_calculada,</text:span></text:p>
                    <text:p text:style-name="P12"><text:span text:style-name="Source_20_Text"><text:s text:c="8"/>hora=hora_elegida</text:span></text:p>
                    <text:p text:style-name="P13"><text:span text:style-name="Source_20_Text"><text:s text:c="4"/>)</text:span></text:p>
                  </text:list-item>
                </text:list>
              </text:list-item>
            </text:list>
            <text:h text:style-name="Heading_20_3" text:outline-level="3">4. ¿Por qué hacerlo así?</text:h>
            <text:list text:style-name="L29">
              <text:list-item>
                <text:p text:style-name="P70"><text:span text:style-name="T1">Bulk Reschedule:</text:span> Si Paula viaja, solo tienes que hacer un <text:span text:style-name="Source_20_Text">ReservaClase.objects.filter(fecha=fecha_viaje).update(fecha=nueva_fecha)</text:span>.</text:p>
              </text:list-item>
              <text:list-item>
                <text:p text:style-name="P70"><text:span text:style-name="T1">Recuperación de clases:</text:span> Si una alumna falta y Paula le permite recuperar, solo cambias la <text:span text:style-name="Source_20_Text">fecha</text:span> de <text:span text:style-name="T1">un</text:span> registro de <text:span text:style-name="Source_20_Text">ReservaClase</text:span>. No rompes el pack completo.</text:p>
              </text:list-item>
              <text:list-item>
                <text:p text:style-name="P70"><text:span text:style-name="T1">Fuente de verdad:</text:span> Si quieres saber cuánta gente hay el martes a las 10:00, solo consultas <text:span text:style-name="Source_20_Text">ReservaClase</text:span>. No importa si vienen por pack, clase suelta o prueba.</text:p>
              </text:list-item>
            </text:list>
            <text:h text:style-name="Heading_20_3" text:outline-level="3">Siguiente paso sugerido:</text:h>
            <text:p text:style-name="Text_20_body">¿Te gustaría que definamos el <text:span text:style-name="T1">modelo de datos</text:span> en un archivo de Django real para que intentes hacer la primera migración a Supabase?</text:p>
          </text:section>
        </text:section>
        <text:section text:style-name="Sect1" text:name="c2ec6a79eda1fcac">
          <text:p text:style-name="P28"/>
          <text:section text:style-name="Sect1" text:name="user-query-content-25">
            <text:p text:style-name="P29">Tú dijiste</text:p>
            <text:p text:style-name="P30">por mientras trabajo en local. no en supabase. Tu crees que lo mejor seria mdelar para una clase suelta y ver los displays de esa clase cuando la tiene resern}vada etc? yo crei que lo mejor seria mosrar una lista hacia abajo de los dias reservados de la almuna por ejemplo Viernes 1 - Pilates - 10:00 hrs y asi una lista hacia abajo simple cosa que peuda tambien los packs de 10, o sea un lengaje unico de mostrar la info para toda las seccion de reservas </text:p>
          </text:section>
          <text:h text:style-name="P1" text:outline-level="2">Gemini dijo</text:h>
          <text:section text:style-name="Sect2" text:name="model-response-message-contentr_c2ec6a79eda1fcac">
            <text:p text:style-name="P28">¡Totalmente de acuerdo! Estás aplicando un principio de diseño de software llamado <text:span text:style-name="T1">"Normalización"</text:span>. Si tratas cada clase como una unidad independiente, el sistema se vuelve infinitamente más sencillo de programar y de mostrar.</text:p>
            <text:h text:style-name="Heading_20_3" text:outline-level="3">Por qué tu idea de la "Lista hacia abajo" es la ganadora:</text:h>
            <text:p text:style-name="Text_20_body">Si el lenguaje es único, no importa si la alumna compró un pack de 10, una clase suelta o una de prueba. Para el sistema (y para la vista de la alumna), lo que importa es el <text:span text:style-name="T1">Evento</text:span>.</text:p>
            <text:p text:style-name="P33">Visualmente en el Dashboard de la alumna se vería así (Mobile First):</text:p>
            <text:p text:style-name="P24">Tus próximas clases:</text:p>
            <text:list text:style-name="L30">
              <text:list-item>
                <text:p text:style-name="P25">🗓️ <text:span text:style-name="T1">Lunes 10 Mar</text:span> - Pilates - 09:00 hrs</text:p>
              </text:list-item>
              <text:list-item>
                <text:p text:style-name="P25">🗓️ <text:span text:style-name="T1">Miércoles 12 Mar</text:span> - Pilates - 09:00 hrs</text:p>
              </text:list-item>
              <text:list-item>
                <text:p text:style-name="P25"><text:soft-page-break/>🗓️ <text:span text:style-name="T1">Viernes 14 Mar</text:span> - Pilates - 09:00 hrs</text:p>
              </text:list-item>
              <text:list-item>
                <text:p text:style-name="P23">(...y así sucesivamente)</text:p>
              </text:list-item>
            </text:list>
            <text:h text:style-name="Heading_20_3" text:outline-level="3">Cómo modelar esto en Local (SQLite) para empezar:</text:h>
            <text:p text:style-name="Text_20_body">Como estás trabajando en local, vamos a crear el modelo en tu app <text:span text:style-name="Source_20_Text">reservas</text:span>. Abre tu archivo <text:span text:style-name="Source_20_Text">reservas/models.py</text:span> y vamos a definir la "unidad mínima":</text:p>
            <text:p text:style-name="P28">Python</text:p>
            <text:p text:style-name="Preformatted_20_Text"><text:span text:style-name="Source_20_Text">from django.db import models</text:span></text:p>
            <text:p text:style-name="Preformatted_20_Text"><text:span text:style-name="Source_20_Text">from django.contrib.auth.models import User</text:span></text:p>
            <text:p text:style-name="Preformatted_20_Text"/>
            <text:p text:style-name="Preformatted_20_Text"><text:span text:style-name="Source_20_Text">class Reserva(models.Model):</text:span></text:p>
            <text:p text:style-name="Preformatted_20_Text"><text:span text:style-name="Source_20_Text"><text:s text:c="4"/># Relacionamos con el usuario de Django</text:span></text:p>
            <text:p text:style-name="Preformatted_20_Text"><text:span text:style-name="Source_20_Text"><text:s text:c="4"/>alumno = models.ForeignKey(User, on_delete=models.CASCADE, related_name='mis_reservas')</text:span></text:p>
            <text:p text:style-name="Preformatted_20_Text"><text:span text:style-name="Source_20_Text"><text:s text:c="4"/></text:span></text:p>
            <text:p text:style-name="Preformatted_20_Text"><text:span text:style-name="Source_20_Text"><text:s text:c="4"/># Datos de la sesión</text:span></text:p>
            <text:p text:style-name="Preformatted_20_Text"><text:span text:style-name="Source_20_Text"><text:s text:c="4"/>fecha = models.DateField()</text:span></text:p>
            <text:p text:style-name="Preformatted_20_Text"><text:span text:style-name="Source_20_Text"><text:s text:c="4"/>hora = models.TimeField()</text:span></text:p>
            <text:p text:style-name="Preformatted_20_Text"><text:span text:style-name="Source_20_Text"><text:s text:c="4"/></text:span></text:p>
            <text:p text:style-name="Preformatted_20_Text"><text:span text:style-name="Source_20_Text"><text:s text:c="4"/># Categoría (Para saber si es Pilates o Body Balance)</text:span></text:p>
            <text:p text:style-name="Preformatted_20_Text"><text:span text:style-name="Source_20_Text"><text:s text:c="4"/>TIPO_CLASE = [</text:span></text:p>
            <text:p text:style-name="Preformatted_20_Text"><text:span text:style-name="Source_20_Text"><text:s text:c="8"/>('PILATES', 'Pilates Reformer'),</text:span></text:p>
            <text:p text:style-name="Preformatted_20_Text"><text:span text:style-name="Source_20_Text"><text:s text:c="8"/>('BALANCE', 'Body Balance'),</text:span></text:p>
            <text:p text:style-name="Preformatted_20_Text"><text:span text:style-name="Source_20_Text"><text:s text:c="4"/>]</text:span></text:p>
            <text:p text:style-name="Preformatted_20_Text"><text:span text:style-name="Source_20_Text"><text:s text:c="4"/>servicio = models.CharField(max_length=20, choices=TIPO_CLASE, default='PILATES')</text:span></text:p>
            <text:p text:style-name="Preformatted_20_Text"><text:span text:style-name="Source_20_Text"><text:s text:c="4"/></text:span></text:p>
            <text:p text:style-name="Preformatted_20_Text"><text:span text:style-name="Source_20_Text"><text:s text:c="4"/># Estado de la clase (útil para recuperaciones o cancelaciones)</text:span></text:p>
            <text:p text:style-name="Preformatted_20_Text"><text:span text:style-name="Source_20_Text"><text:s text:c="4"/>ESTADO_CHOICES = [</text:span></text:p>
            <text:p text:style-name="Preformatted_20_Text"><text:span text:style-name="Source_20_Text"><text:s text:c="8"/>('RESERVADA', 'Reservada'),</text:span></text:p>
            <text:p text:style-name="Preformatted_20_Text"><text:span text:style-name="Source_20_Text"><text:s text:c="8"/>('ASISTIDA', 'Asistida'),</text:span></text:p>
            <text:p text:style-name="Preformatted_20_Text"><text:span text:style-name="Source_20_Text"><text:s text:c="8"/>('PERDIDA', 'No asistida'),</text:span></text:p>
            <text:p text:style-name="Preformatted_20_Text"><text:span text:style-name="Source_20_Text"><text:s text:c="8"/>('RECUPERADA', 'Recuperada'),</text:span></text:p>
            <text:p text:style-name="Preformatted_20_Text"><text:span text:style-name="Source_20_Text"><text:s text:c="4"/>]</text:span></text:p>
            <text:p text:style-name="Preformatted_20_Text"><text:span text:style-name="Source_20_Text"><text:s text:c="4"/>estado = models.CharField(max_length=15, choices=ESTADO_CHOICES, default='RESERVADA')</text:span></text:p>
            <text:p text:style-name="Preformatted_20_Text"/>
            <text:p text:style-name="Preformatted_20_Text"><text:span text:style-name="Source_20_Text"><text:s text:c="4"/>class Meta:</text:span></text:p>
            <text:p text:style-name="Preformatted_20_Text"><text:span text:style-name="Source_20_Text"><text:s text:c="8"/>ordering = ['fecha', 'hora'] # Para que la lista siempre salga en orden cronológico</text:span></text:p>
            <text:p text:style-name="Preformatted_20_Text"/>
            <text:p text:style-name="Preformatted_20_Text"><text:span text:style-name="Source_20_Text"><text:s text:c="4"/>def __str__(self):</text:span></text:p>
            <text:p text:style-name="P2"><text:span text:style-name="Source_20_Text"><text:s text:c="8"/>return f"{self.alumno.username} - {self.fecha} {self.hora}"</text:span></text:p>
            <text:h text:style-name="Heading_20_3" text:outline-level="3">¿Cómo enfrentar el flujo ahora?</text:h>
            <text:list text:style-name="L31">
              <text:list-item>
                <text:p text:style-name="P71"><text:span text:style-name="T1">Crea el modelo:</text:span> Copia esto en tu <text:span text:style-name="Source_20_Text">models.py</text:span>.</text:p>
              </text:list-item>
              <text:list-item>
                <text:p text:style-name="P71"><text:span text:style-name="T1">Migraciones:</text:span> En tu terminal (con el venv activo):</text:p>
                <text:p text:style-name="P72">Bash</text:p>
                <text:p text:style-name="P14"><text:soft-page-break/><text:span text:style-name="Source_20_Text">python manage.py makemigrations</text:span></text:p>
                <text:p text:style-name="P72">Bash</text:p>
                <text:p text:style-name="P14"><text:span text:style-name="Source_20_Text">python manage.py migrate</text:span></text:p>
              </text:list-item>
              <text:list-item>
                <text:p text:style-name="P71"><text:span text:style-name="T1">Prueba la "Clase Suelta" primero:</text:span> * Haz una vista simple que reciba un POST con un día y una hora.</text:p>
                <text:list>
                  <text:list-item>
                    <text:p text:style-name="P71">Guarda una instancia de <text:span text:style-name="Source_20_Text">Reserva</text:span>.</text:p>
                  </text:list-item>
                  <text:list-item>
                    <text:p text:style-name="P71">Muéstrala en una lista en el dashboard.</text:p>
                  </text:list-item>
                </text:list>
              </text:list-item>
            </text:list>
            <text:h text:style-name="Heading_20_3" text:outline-level="3">El beneficio para los Packs:</text:h>
            <text:p text:style-name="Text_20_body">Cuando te toque hacer el <text:span text:style-name="T1">Pack de 10</text:span>, no inventarás nada nuevo. Simplemente harás un bucle que cree <text:span text:style-name="T1">10 objetos </text:span><text:span text:style-name="Source_20_Text"><text:span text:style-name="T1">Reserva</text:span></text:span> seguidos. Si la alumna tiene 10 clases, su lista hacia abajo simplemente tendrá 10 filas.</text:p>
            <text:p text:style-name="P33">¿Quieres que te ayude a crear una vista (view) simple para guardar esa primera "Clase Suelta" de prueba y verla en la lista?</text:p>
          </text:section>
        </text:section>
        <text:section text:style-name="Sect1" text:name="2960dc253c1df5b5">
          <text:p text:style-name="P28"/>
          <text:section text:style-name="Sect1" text:name="user-query-content-26">
            <text:p text:style-name="P29">Tú dijiste</text:p>
            <text:p text:style-name="P30">ese iconcito del calendario esta bueo! </text:p>
          </text:section>
          <text:h text:style-name="P1" text:outline-level="2">Gemini dijo</text:h>
          <text:section text:style-name="Sect2" text:name="model-response-message-contentr_2960dc253c1df5b5">
            <text:p text:style-name="P28">¡Qué bueno que te gustó! Los emojis son geniales para <text:span text:style-name="T1">Mobile First</text:span> porque:</text:p>
            <text:list text:style-name="L32">
              <text:list-item>
                <text:p text:style-name="P73">Ahorran espacio (no tienes que cargar un archivo de imagen o SVG).</text:p>
              </text:list-item>
              <text:list-item>
                <text:p text:style-name="P73">El cerebro los identifica al toque.</text:p>
              </text:list-item>
              <text:list-item>
                <text:p text:style-name="P73">Le dan ese toque "humano" y moderno a la app de Paula.</text:p>
              </text:list-item>
            </text:list>
            <text:p text:style-name="Text_20_body">Aquí tienes cómo se vería esa <text:span text:style-name="T1">"Lista de Próximas Clases"</text:span> usando el mismo estilo de tarjetas que ya definimos. Puedes poner esto en tu <text:span text:style-name="Source_20_Text">dashboard.html</text:span> o en una sección de "Mis Reservas":</text:p>
            <text:h text:style-name="Heading_20_3" text:outline-level="3">Estructura de la Lista (HTML)</text:h>
            <text:p text:style-name="P28">HTML</text:p>
            <text:p text:style-name="Preformatted_20_Text"><text:span text:style-name="Source_20_Text">&lt;div class="reservas-lista"&gt;</text:span></text:p>
            <text:p text:style-name="Preformatted_20_Text"><text:span text:style-name="Source_20_Text"><text:s text:c="2"/>&lt;h3 class="seccion-titulo"&gt;Tus Próximas Clases&lt;/h3&gt;</text:span></text:p>
            <text:p text:style-name="Preformatted_20_Text"/>
            <text:p text:style-name="Preformatted_20_Text"><text:span text:style-name="Source_20_Text"><text:s text:c="2"/>&lt;div class="clase-card"&gt;</text:span></text:p>
            <text:p text:style-name="Preformatted_20_Text"><text:span text:style-name="Source_20_Text"><text:s text:c="4"/>&lt;div class="clase-fecha"&gt;</text:span></text:p>
            <text:p text:style-name="Preformatted_20_Text"><text:span text:style-name="Source_20_Text"><text:s text:c="6"/>&lt;span class="emoji"&gt;🗓️&lt;/span&gt;</text:span></text:p>
            <text:p text:style-name="Preformatted_20_Text"><text:span text:style-name="Source_20_Text"><text:s text:c="6"/>&lt;div class="fecha-info"&gt;</text:span></text:p>
            <text:p text:style-name="Preformatted_20_Text"><text:span text:style-name="Source_20_Text"><text:s text:c="8"/>&lt;span class="dia"&gt;Viernes 13 de Marzo&lt;/span&gt;</text:span></text:p>
            <text:p text:style-name="Preformatted_20_Text"><text:span text:style-name="Source_20_Text"><text:s text:c="8"/>&lt;span class="servicio"&gt;Pilates Reformer&lt;/span&gt;</text:span></text:p>
            <text:p text:style-name="Preformatted_20_Text"><text:soft-page-break/><text:span text:style-name="Source_20_Text"><text:s text:c="6"/>&lt;/div&gt;</text:span></text:p>
            <text:p text:style-name="Preformatted_20_Text"><text:span text:style-name="Source_20_Text"><text:s text:c="4"/>&lt;/div&gt;</text:span></text:p>
            <text:p text:style-name="Preformatted_20_Text"><text:span text:style-name="Source_20_Text"><text:s text:c="4"/>&lt;div class="clase-hora"&gt;</text:span></text:p>
            <text:p text:style-name="Preformatted_20_Text"><text:span text:style-name="Source_20_Text"><text:s text:c="6"/>10:00 hrs</text:span></text:p>
            <text:p text:style-name="Preformatted_20_Text"><text:span text:style-name="Source_20_Text"><text:s text:c="4"/>&lt;/div&gt;</text:span></text:p>
            <text:p text:style-name="Preformatted_20_Text"><text:span text:style-name="Source_20_Text"><text:s text:c="2"/>&lt;/div&gt;</text:span></text:p>
            <text:p text:style-name="Preformatted_20_Text"/>
            <text:p text:style-name="Preformatted_20_Text"><text:span text:style-name="Source_20_Text"><text:s text:c="2"/>&lt;div class="clase-card"&gt;</text:span></text:p>
            <text:p text:style-name="Preformatted_20_Text"><text:span text:style-name="Source_20_Text"><text:s text:c="4"/>&lt;div class="clase-fecha"&gt;</text:span></text:p>
            <text:p text:style-name="Preformatted_20_Text"><text:span text:style-name="Source_20_Text"><text:s text:c="6"/>&lt;span class="emoji"&gt;🗓️&lt;/span&gt;</text:span></text:p>
            <text:p text:style-name="Preformatted_20_Text"><text:span text:style-name="Source_20_Text"><text:s text:c="6"/>&lt;div class="fecha-info"&gt;</text:span></text:p>
            <text:p text:style-name="Preformatted_20_Text"><text:span text:style-name="Source_20_Text"><text:s text:c="8"/>&lt;span class="dia"&gt;Lunes 16 de Marzo&lt;/span&gt;</text:span></text:p>
            <text:p text:style-name="Preformatted_20_Text"><text:span text:style-name="Source_20_Text"><text:s text:c="8"/>&lt;span class="servicio"&gt;Pilates Reformer&lt;/spa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clase-hora"&gt;</text:span></text:p>
            <text:p text:style-name="Preformatted_20_Text"><text:span text:style-name="Source_20_Text"><text:s text:c="6"/>10:00 hrs</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text:s text:c="2"/></text:span></text:p>
            <text:p text:style-name="P2"><text:span text:style-name="Source_20_Text">&lt;/div&gt;</text:span></text:p>
            <text:h text:style-name="Heading_20_3" text:outline-level="3">El CSS para que se vea profesional (Cópialo en <text:span text:style-name="Source_20_Text">styles.css</text:span>)</text:h>
            <text:p text:style-name="P28">CSS</text:p>
            <text:p text:style-name="Preformatted_20_Text"><text:span text:style-name="Source_20_Text">.seccion-titulo {</text:span></text:p>
            <text:p text:style-name="Preformatted_20_Text"><text:span text:style-name="Source_20_Text"><text:s text:c="2"/>color: #2f6300;</text:span></text:p>
            <text:p text:style-name="Preformatted_20_Text"><text:span text:style-name="Source_20_Text"><text:s text:c="2"/>font-size: 1.1rem;</text:span></text:p>
            <text:p text:style-name="Preformatted_20_Text"><text:span text:style-name="Source_20_Text"><text:s text:c="2"/>margin: 20px 0;</text:span></text:p>
            <text:p text:style-name="Preformatted_20_Text"><text:span text:style-name="Source_20_Text"><text:s text:c="2"/>text-align: left;</text:span></text:p>
            <text:p text:style-name="Preformatted_20_Text"><text:span text:style-name="Source_20_Text">}</text:span></text:p>
            <text:p text:style-name="Preformatted_20_Text"/>
            <text:p text:style-name="Preformatted_20_Text"><text:span text:style-name="Source_20_Text">.clase-card {</text:span></text:p>
            <text:p text:style-name="Preformatted_20_Text"><text:span text:style-name="Source_20_Text"><text:s text:c="2"/>display: flex;</text:span></text:p>
            <text:p text:style-name="Preformatted_20_Text"><text:span text:style-name="Source_20_Text"><text:s text:c="2"/>justify-content: space-between;</text:span></text:p>
            <text:p text:style-name="Preformatted_20_Text"><text:span text:style-name="Source_20_Text"><text:s text:c="2"/>align-items: center;</text:span></text:p>
            <text:p text:style-name="Preformatted_20_Text"><text:span text:style-name="Source_20_Text"><text:s text:c="2"/>background: white;</text:span></text:p>
            <text:p text:style-name="Preformatted_20_Text"><text:span text:style-name="Source_20_Text"><text:s text:c="2"/>border: 1px solid #e0e0e0;</text:span></text:p>
            <text:p text:style-name="Preformatted_20_Text"><text:span text:style-name="Source_20_Text"><text:s text:c="2"/>border-left: 5px solid #408601; /* El verde de Paula */</text:span></text:p>
            <text:p text:style-name="Preformatted_20_Text"><text:span text:style-name="Source_20_Text"><text:s text:c="2"/>border-radius: 8px;</text:span></text:p>
            <text:p text:style-name="Preformatted_20_Text"><text:span text:style-name="Source_20_Text"><text:s text:c="2"/>padding: 15px;</text:span></text:p>
            <text:p text:style-name="Preformatted_20_Text"><text:span text:style-name="Source_20_Text"><text:s text:c="2"/>margin-bottom: 12px;</text:span></text:p>
            <text:p text:style-name="Preformatted_20_Text"><text:span text:style-name="Source_20_Text"><text:s text:c="2"/>box-shadow: 0 2px 4px rgba(0,0,0,0.03);</text:span></text:p>
            <text:p text:style-name="Preformatted_20_Text"><text:span text:style-name="Source_20_Text">}</text:span></text:p>
            <text:p text:style-name="Preformatted_20_Text"/>
            <text:p text:style-name="Preformatted_20_Text"><text:span text:style-name="Source_20_Text">.clase-fecha {</text:span></text:p>
            <text:p text:style-name="Preformatted_20_Text"><text:span text:style-name="Source_20_Text"><text:s text:c="2"/>display: flex;</text:span></text:p>
            <text:p text:style-name="Preformatted_20_Text"><text:span text:style-name="Source_20_Text"><text:s text:c="2"/>align-items: center;</text:span></text:p>
            <text:p text:style-name="Preformatted_20_Text"><text:span text:style-name="Source_20_Text"><text:s text:c="2"/>gap: 12px;</text:span></text:p>
            <text:p text:style-name="Preformatted_20_Text"><text:span text:style-name="Source_20_Text">}</text:span></text:p>
            <text:p text:style-name="Preformatted_20_Text"/>
            <text:p text:style-name="Preformatted_20_Text"><text:span text:style-name="Source_20_Text">.clase-fecha .emoji {</text:span></text:p>
            <text:p text:style-name="Preformatted_20_Text"><text:span text:style-name="Source_20_Text"><text:s text:c="2"/>font-size: 1.4rem;</text:span></text:p>
            <text:p text:style-name="Preformatted_20_Text"><text:span text:style-name="Source_20_Text">}</text:span></text:p>
            <text:p text:style-name="Preformatted_20_Text"/>
            <text:p text:style-name="Preformatted_20_Text"><text:span text:style-name="Source_20_Text">.fecha-info {</text:span></text:p>
            <text:p text:style-name="Preformatted_20_Text"><text:span text:style-name="Source_20_Text"><text:s text:c="2"/>display: flex;</text:span></text:p>
            <text:p text:style-name="Preformatted_20_Text"><text:soft-page-break/><text:span text:style-name="Source_20_Text"><text:s text:c="2"/>flex-direction: column;</text:span></text:p>
            <text:p text:style-name="Preformatted_20_Text"><text:span text:style-name="Source_20_Text"><text:s text:c="2"/>text-align: left;</text:span></text:p>
            <text:p text:style-name="Preformatted_20_Text"><text:span text:style-name="Source_20_Text">}</text:span></text:p>
            <text:p text:style-name="Preformatted_20_Text"/>
            <text:p text:style-name="Preformatted_20_Text"><text:span text:style-name="Source_20_Text">.fecha-info .dia {</text:span></text:p>
            <text:p text:style-name="Preformatted_20_Text"><text:span text:style-name="Source_20_Text"><text:s text:c="2"/>font-weight: 600;</text:span></text:p>
            <text:p text:style-name="Preformatted_20_Text"><text:span text:style-name="Source_20_Text"><text:s text:c="2"/>color: #333;</text:span></text:p>
            <text:p text:style-name="Preformatted_20_Text"><text:span text:style-name="Source_20_Text"><text:s text:c="2"/>font-size: 0.95rem;</text:span></text:p>
            <text:p text:style-name="Preformatted_20_Text"><text:span text:style-name="Source_20_Text">}</text:span></text:p>
            <text:p text:style-name="Preformatted_20_Text"/>
            <text:p text:style-name="Preformatted_20_Text"><text:span text:style-name="Source_20_Text">.fecha-info .servicio {</text:span></text:p>
            <text:p text:style-name="Preformatted_20_Text"><text:span text:style-name="Source_20_Text"><text:s text:c="2"/>font-size: 0.8rem;</text:span></text:p>
            <text:p text:style-name="Preformatted_20_Text"><text:span text:style-name="Source_20_Text"><text:s text:c="2"/>color: #888;</text:span></text:p>
            <text:p text:style-name="Preformatted_20_Text"><text:span text:style-name="Source_20_Text">}</text:span></text:p>
            <text:p text:style-name="Preformatted_20_Text"/>
            <text:p text:style-name="Preformatted_20_Text"><text:span text:style-name="Source_20_Text">.clase-hora {</text:span></text:p>
            <text:p text:style-name="Preformatted_20_Text"><text:span text:style-name="Source_20_Text"><text:s text:c="2"/>font-weight: 700;</text:span></text:p>
            <text:p text:style-name="Preformatted_20_Text"><text:span text:style-name="Source_20_Text"><text:s text:c="2"/>color: #2f6300;</text:span></text:p>
            <text:p text:style-name="Preformatted_20_Text"><text:span text:style-name="Source_20_Text"><text:s text:c="2"/>background: #f0f7ea;</text:span></text:p>
            <text:p text:style-name="Preformatted_20_Text"><text:span text:style-name="Source_20_Text"><text:s text:c="2"/>padding: 5px 10px;</text:span></text:p>
            <text:p text:style-name="Preformatted_20_Text"><text:span text:style-name="Source_20_Text"><text:s text:c="2"/>border-radius: 6px;</text:span></text:p>
            <text:p text:style-name="Preformatted_20_Text"><text:span text:style-name="Source_20_Text"><text:s text:c="2"/>font-size: 0.9rem;</text:span></text:p>
            <text:p text:style-name="P2"><text:span text:style-name="Source_20_Text">}</text:span></text:p>
            <text:p text:style-name="Horizontal_20_Line"/>
            <text:h text:style-name="Heading_20_3" text:outline-level="3">¿Cómo seguimos?</text:h>
            <text:p text:style-name="Text_20_body">Ya tenemos la <text:span text:style-name="T1">Visual</text:span> (la lista) y el <text:span text:style-name="T1">Modelo</text:span> (la base de datos).</text:p>
            <text:p text:style-name="Text_20_body">Si quieres, podemos hacer que en el <text:span text:style-name="Source_20_Text">urls.py</text:span> y <text:span text:style-name="Source_20_Text">views.py</text:span> creemos una ruta rápida que se llame <text:span text:style-name="Source_20_Text">/test-reserva/</text:span> para que, al apretarla, <text:span text:style-name="T1">guarde automáticamente</text:span> una clase suelta de prueba en tu base de datos y te redirija a verla en esta lista.</text:p>
            <text:p text:style-name="Text_20_body">¿Te gustaría probar esa "primera escritura" en la base de datos?</text:p>
          </text:section>
        </text:section>
        <text:section text:style-name="Sect1" text:name="546cdd7338c59a27">
          <text:p text:style-name="P28"/>
          <text:section text:style-name="Sect1" text:name="user-query-content-27">
            <text:p text:style-name="P29">Tú dijiste</text:p>
            <text:p text:style-name="P30">y se puede sistematizar este codigo cosa de que este escrito una sola vez y despeus solo lalmrlo? </text:p>
          </text:section>
          <text:h text:style-name="P1" text:outline-level="2">Gemini dijo</text:h>
          <text:section text:style-name="Sect2" text:name="model-response-message-contentr_546cdd7338c59a27">
            <text:p text:style-name="P28">¡Totalmente! En Django eso es exactamente lo que hacemos usando <text:span text:style-name="T1">Componentes</text:span> (con la etiqueta <text:span text:style-name="Source_20_Text">include</text:span>) o <text:span text:style-name="T1">Bucle de datos</text:span> (con la etiqueta <text:span text:style-name="Source_20_Text">for</text:span>).</text:p>
            <text:p text:style-name="Text_20_body">La idea es: <text:span text:style-name="T1">escribes el diseño de la "tarjeta" una sola vez</text:span> y dejas que Django la repita tantas veces como clases haya en la base de datos.</text:p>
            <text:p text:style-name="Text_20_body">Aquí tienes cómo sistematizarlo paso a paso:</text:p>
            <text:h text:style-name="Heading_20_3" text:outline-level="3"><text:soft-page-break/>1. Crear el "Componente" (El molde)</text:h>
            <text:p text:style-name="Text_20_body">Crea un archivo nuevo en tu carpeta de templates llamado <text:span text:style-name="Source_20_Text">_tarjeta_clase.html</text:span> (el guion bajo es una convención para archivos que son pedacitos de código):</text:p>
            <text:p text:style-name="Text_20_body"><text:span text:style-name="T1">Archivo: </text:span><text:span text:style-name="Source_20_Text"><text:span text:style-name="T1">templates/_tarjeta_clase.html</text:span></text:span></text:p>
            <text:p text:style-name="P28">HTML</text:p>
            <text:p text:style-name="Preformatted_20_Text"><text:span text:style-name="Source_20_Text">&lt;div class="clase-card"&gt;</text:span></text:p>
            <text:p text:style-name="Preformatted_20_Text"><text:span text:style-name="Source_20_Text"><text:s text:c="2"/>&lt;div class="clase-fecha"&gt;</text:span></text:p>
            <text:p text:style-name="Preformatted_20_Text"><text:span text:style-name="Source_20_Text"><text:s text:c="4"/>&lt;span class="emoji"&gt;🗓️&lt;/span&gt;</text:span></text:p>
            <text:p text:style-name="Preformatted_20_Text"><text:span text:style-name="Source_20_Text"><text:s text:c="4"/>&lt;div class="fecha-info"&gt;</text:span></text:p>
            <text:p text:style-name="Preformatted_20_Text"><text:span text:style-name="Source_20_Text"><text:s text:c="6"/>&lt;span class="dia"&gt;{{ clase.fecha|date:"l d \d\e F" }}&lt;/span&gt;</text:span></text:p>
            <text:p text:style-name="Preformatted_20_Text"><text:span text:style-name="Source_20_Text"><text:s text:c="6"/>&lt;span class="servicio"&gt;{{ clase.get_servicio_display }}&lt;/span&gt;</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text:s text:c="2"/>&lt;div class="clase-hora"&gt;</text:span></text:p>
            <text:p text:style-name="Preformatted_20_Text"><text:span text:style-name="Source_20_Text"><text:s text:c="4"/>{{ clase.hora|time:"H:i" }} hrs</text:span></text:p>
            <text:p text:style-name="Preformatted_20_Text"><text:span text:style-name="Source_20_Text"><text:s text:c="2"/>&lt;/div&gt;</text:span></text:p>
            <text:p text:style-name="P2"><text:span text:style-name="Source_20_Text">&lt;/div&gt;</text:span></text:p>
            <text:p text:style-name="Horizontal_20_Line"/>
            <text:h text:style-name="Heading_20_3" text:outline-level="3">2. Llamarlo en tu Dashboard (El bucle)</text:h>
            <text:p text:style-name="Text_20_body">Ahora, en tu <text:span text:style-name="Source_20_Text">dashboard.html</text:span> o donde quieras mostrar la lista, ya no escribes 10 veces el HTML. Simplemente haces esto:</text:p>
            <text:p text:style-name="P28">HTML</text:p>
            <text:p text:style-name="Preformatted_20_Text"><text:span text:style-name="Source_20_Text">&lt;div class="reservas-lista"&gt;</text:span></text:p>
            <text:p text:style-name="Preformatted_20_Text"><text:span text:style-name="Source_20_Text"><text:s text:c="2"/>&lt;h3 class="seccion-titulo"&gt;Tus Próximas Clases&lt;/h3&gt;</text:span></text:p>
            <text:p text:style-name="Preformatted_20_Text"/>
            <text:p text:style-name="Preformatted_20_Text"><text:span text:style-name="Source_20_Text"><text:s text:c="2"/>{% for clase in mis_clases %}</text:span></text:p>
            <text:p text:style-name="Preformatted_20_Text"><text:span text:style-name="Source_20_Text"><text:s text:c="4"/>{% include '_tarjeta_clase.html' %}</text:span></text:p>
            <text:p text:style-name="Preformatted_20_Text"><text:span text:style-name="Source_20_Text"><text:s text:c="2"/>{% empty %}</text:span></text:p>
            <text:p text:style-name="Preformatted_20_Text"><text:span text:style-name="Source_20_Text"><text:s text:c="4"/>&lt;p&gt;No tienes clases reservadas aún. &lt;a href="{% url 'reservar' %}"&gt;¡Reserva aquí!&lt;/a&gt;&lt;/p&gt;</text:span></text:p>
            <text:p text:style-name="Preformatted_20_Text"><text:span text:style-name="Source_20_Text"><text:s text:c="2"/>{% endfor %}</text:span></text:p>
            <text:p text:style-name="P2"><text:span text:style-name="Source_20_Text">&lt;/div&gt;</text:span></text:p>
            <text:p text:style-name="Horizontal_20_Line"/>
            <text:h text:style-name="Heading_20_3" text:outline-level="3">3. ¿Por qué esto es mejor?</text:h>
            <text:list text:style-name="L33">
              <text:list-item>
                <text:p text:style-name="P74"><text:span text:style-name="T1">Mantenimiento único:</text:span> Si mañana Paula quiere que el icono sea un corazón 💚 en lugar de un calendario 🗓️, solo lo cambias en un archivo (<text:span text:style-name="Source_20_Text">_tarjeta_clase.html</text:span>) y se actualiza en <text:span text:style-name="T1">todas</text:span> las páginas donde aparezca la lista.</text:p>
              </text:list-item>
              <text:list-item>
                <text:p text:style-name="P74"><text:span text:style-name="T1">Cero redundancia:</text:span> El archivo principal queda limpio y fácil de leer.</text:p>
              </text:list-item>
              <text:list-item>
                <text:p text:style-name="P74"><text:span text:style-name="T1">Lógica dinámica:</text:span> Gracias al <text:span text:style-name="Source_20_Text">{% for %}</text:span>, si la alumna tiene 1 clase, sale una. Si compró el pack de 10, salen las 10 automáticamente.</text:p>
              </text:list-item>
            </text:list>
            <text:p text:style-name="Horizontal_20_Line"/>
            <text:h text:style-name="Heading_20_3" text:outline-level="3"><text:soft-page-break/>El siguiente paso lógico:</text:h>
            <text:p text:style-name="Text_20_body">Para que esto funcione, necesitamos que tu <text:span text:style-name="T1">Vista (</text:span><text:span text:style-name="Source_20_Text"><text:span text:style-name="T1">views.py</text:span></text:span><text:span text:style-name="T1">)</text:span> le envíe la lista de clases desde la base de datos al HTML.</text:p>
            <text:p text:style-name="Text_20_body">¿Quieres que armemos esa pequeña función en <text:span text:style-name="Source_20_Text">views.py</text:span> para que lea tus reservas reales de la base de datos?</text:p>
          </text:section>
        </text:section>
        <text:section text:style-name="Sect1" text:name="86bf09ebeb543987">
          <text:p text:style-name="P28"/>
          <text:section text:style-name="Sect1" text:name="user-query-content-28">
            <text:p text:style-name="P29">Tú dijiste</text:p>
            <text:p text:style-name="P30">que horror estoy con sqlite en settings.py...DATABASES = { </text:p>
            <text:p text:style-name="P30">'default': { </text:p>
            <text:p text:style-name="P30">'ENGINE': 'django.db.backends.sqlite3', </text:p>
            <text:p text:style-name="P30">'NAME': BASE_DIR / 'db.sqlite3', </text:p>
            <text:p text:style-name="P30">} </text:p>
            <text:p text:style-name="P30">} </text:p>
          </text:section>
          <text:h text:style-name="P1" text:outline-level="2">Gemini dijo</text:h>
          <text:section text:style-name="Sect2" text:name="model-response-message-contentr_86bf09ebeb543987">
            <text:p text:style-name="P28">¡No te horrorices! De hecho, <text:span text:style-name="T1">estás haciendo lo correcto</text:span>.</text:p>
            <text:p text:style-name="Text_20_body">En el mundo del desarrollo profesional, hay un mantra: <text:span text:style-name="T1">"Desarrollo local simple, producción robusta"</text:span>. Usar SQLite en tu computadora mientras programas la lógica es una decisión muy inteligente por varias razones:</text:p>
            <text:list text:style-name="L34">
              <text:list-item>
                <text:p text:style-name="P75"><text:span text:style-name="T1">Velocidad atómica:</text:span> No dependes de la latencia de internet para leer o escribir cada reserva.</text:p>
              </text:list-item>
              <text:list-item>
                <text:p text:style-name="P75"><text:span text:style-name="T1">Portabilidad:</text:span> Tu base de datos es ese archivo <text:span text:style-name="Source_20_Text">db.sqlite3</text:span> que viste en tu <text:span text:style-name="Source_20_Text">tree</text:span>. Si rompes algo, lo borras y empiezas de nuevo en un segundo.</text:p>
              </text:list-item>
              <text:list-item>
                <text:p text:style-name="P75"><text:span text:style-name="T1">Cero configuración:</text:span> No tienes que levantar un servidor Postgres, configurar usuarios, contraseñas ni túneles SSL... todavía.</text:p>
              </text:list-item>
            </text:list>
            <text:h text:style-name="Heading_20_3" text:outline-level="3">¿Cómo pasaremos a Postgres/Supabase después?</text:h>
            <text:p text:style-name="Text_20_body">Django usa un <text:span text:style-name="T1">ORM</text:span> (Object-Relational Mapper). Esto significa que tú escribes código Python (<text:span text:style-name="Source_20_Text">Reserva.objects.create(...)</text:span>) y Django lo traduce a SQL.</text:p>
            <text:p text:style-name="Text_20_body">Cuando estés listo para subir a la nube:</text:p>
            <text:list text:style-name="L35">
              <text:list-item>
                <text:p text:style-name="P76">Instalarás una librería llamada <text:span text:style-name="Source_20_Text">dj-database-url</text:span> o <text:span text:style-name="Source_20_Text">psycopg2</text:span>.</text:p>
              </text:list-item>
              <text:list-item>
                <text:p text:style-name="P76">Cambiarás esas 5 líneas en <text:span text:style-name="Source_20_Text">settings.py</text:span> por la URL de Supabase.</text:p>
              </text:list-item>
              <text:list-item>
                <text:p text:style-name="P76"><text:span text:style-name="T1">¡Y listo!</text:span> Tu código de reservas no cambiará ni una sola letra. Django se encargará de hablar con Postgres en lugar de SQLite.</text:p>
              </text:list-item>
            </text:list>
            <text:p text:style-name="Horizontal_20_Line"><text:soft-page-break/></text:p>
            <text:h text:style-name="Heading_20_3" text:outline-level="3">Vamos a darle vida a ese SQLite</text:h>
            <text:p text:style-name="Text_20_body">Como ya tenemos el modelo de <text:span text:style-name="Source_20_Text">Reserva</text:span> que definimos antes, vamos a hacer que los datos aparezcan en tu Dashboard.</text:p>
            <text:p text:style-name="Text_20_body"><text:span text:style-name="T1">Paso 1: Asegúrate de que el modelo esté en </text:span><text:span text:style-name="Source_20_Text"><text:span text:style-name="T1">reservas/models.py</text:span></text:span><text:span text:style-name="T1">.</text:span></text:p>
            <text:p text:style-name="Text_20_body"><text:span text:style-name="T1">Paso 2: En tu </text:span><text:span text:style-name="Source_20_Text"><text:span text:style-name="T1">reservas/views.py</text:span></text:span><text:span text:style-name="T1">, prepara el envío de datos:</text:span></text:p>
            <text:p text:style-name="P28">Python</text:p>
            <text:p text:style-name="Preformatted_20_Text"><text:span text:style-name="Source_20_Text">from django.shortcuts import render</text:span></text:p>
            <text:p text:style-name="Preformatted_20_Text"><text:span text:style-name="Source_20_Text">from .models import Reserva</text:span></text:p>
            <text:p text:style-name="Preformatted_20_Text"/>
            <text:p text:style-name="Preformatted_20_Text"><text:span text:style-name="Source_20_Text">def dashboard(request):</text:span></text:p>
            <text:p text:style-name="Preformatted_20_Text"><text:span text:style-name="Source_20_Text"><text:s text:c="4"/># Traemos solo las reservas del alumno que está logueado</text:span></text:p>
            <text:p text:style-name="Preformatted_20_Text"><text:span text:style-name="Source_20_Text"><text:s text:c="4"/># y las ordenamos por fecha</text:span></text:p>
            <text:p text:style-name="Preformatted_20_Text"><text:span text:style-name="Source_20_Text"><text:s text:c="4"/>mis_clases = Reserva.objects.filter(alumno=request.user).order_by('fecha', 'hora')</text:span></text:p>
            <text:p text:style-name="Preformatted_20_Text"><text:span text:style-name="Source_20_Text"><text:s text:c="4"/></text:span></text:p>
            <text:p text:style-name="Preformatted_20_Text"><text:span text:style-name="Source_20_Text"><text:s text:c="4"/>return render(request, 'dashboard.html', {</text:span></text:p>
            <text:p text:style-name="Preformatted_20_Text"><text:span text:style-name="Source_20_Text"><text:s text:c="8"/>'mis_clases': mis_clases</text:span></text:p>
            <text:p text:style-name="P2"><text:span text:style-name="Source_20_Text"><text:s text:c="4"/>})</text:span></text:p>
            <text:h text:style-name="Heading_20_3" text:outline-level="3">El toque final</text:h>
            <text:p text:style-name="Text_20_body">Como todavía no tienes un formulario para que la alumna reserve (porque eso requiere lógica de disponibilidad), puedes crear una "reserva falsa" desde el <text:span text:style-name="T1">Admin de Django</text:span> para probar que tu lista sistematizada funciona.</text:p>
            <text:list text:style-name="L36">
              <text:list-item>
                <text:p text:style-name="P77">Crea un superusuario: <text:span text:style-name="Source_20_Text">python manage.py createsuperuser</text:span></text:p>
              </text:list-item>
              <text:list-item>
                <text:p text:style-name="P77">Registra tu modelo en <text:span text:style-name="Source_20_Text">reservas/admin.py</text:span>:</text:p>
                <text:p text:style-name="P78">Python</text:p>
                <text:p text:style-name="P15"><text:span text:style-name="Source_20_Text">from django.contrib import admin</text:span></text:p>
                <text:p text:style-name="P15"><text:span text:style-name="Source_20_Text">from .models import Reserva</text:span></text:p>
                <text:p text:style-name="P16"><text:span text:style-name="Source_20_Text">admin.site.register(Reserva)</text:span></text:p>
              </text:list-item>
              <text:list-item>
                <text:p text:style-name="P77">Entra a <text:span text:style-name="Source_20_Text">127.0.0.1:8000/admin</text:span>, crea una reserva a mano y ¡mira cómo aparece en tu Dashboard con el emoji del calendario!</text:p>
              </text:list-item>
            </text:list>
            <text:p text:style-name="Text_20_body">¿Quieres que te ayude a configurar el <text:span text:style-name="Source_20_Text">admin.py</text:span> para que se vea más ordenado?</text:p>
          </text:section>
        </text:section>
        <text:section text:style-name="Sect1" text:name="abef8501759ca449">
          <text:p text:style-name="P28"/>
          <text:section text:style-name="Sect1" text:name="user-query-content-29">
            <text:p text:style-name="P29">Tú dijiste</text:p>
            <text:p text:style-name="P30">los datos se auth y clientes esta en que base de datos? es interna para los auth? </text:p>
          </text:section>
          <text:h text:style-name="P1" text:outline-level="2">Gemini dijo</text:h>
          <text:section text:style-name="Sect2" text:name="model-response-message-contentr_abef8501759ca449">
            <text:p text:style-name="P28"><text:soft-page-break/>¡Buena pregunta! Aquí es donde ocurre la "magia" de Django.</text:p>
            <text:p text:style-name="Text_20_body">En este momento, <text:span text:style-name="T1">todo está en la misma base de datos (</text:span><text:span text:style-name="Source_20_Text"><text:span text:style-name="T1">db.sqlite3</text:span></text:span><text:span text:style-name="T1">)</text:span>.</text:p>
            <text:p text:style-name="Text_20_body">Django es un framework "con baterías incluidas", lo que significa que ya trae muchas tablas listas para usar. Aquí te explico cómo están organizadas dentro de ese archivo:</text:p>
            <text:h text:style-name="Heading_20_3" text:outline-level="3">1. La base de datos de Auth (Usuarios)</text:h>
            <text:p text:style-name="Text_20_body">Django tiene un sistema de autenticación integrado. Cuando ejecutaste <text:span text:style-name="Source_20_Text">python manage.py migrate</text:span> por primera vez (incluso antes de crear tus propios modelos), Django creó automáticamente varias tablas:</text:p>
            <text:list text:style-name="L37">
              <text:list-item>
                <text:p text:style-name="P79"><text:span text:style-name="Source_20_Text">auth_user</text:span>: Donde se guardan los nombres de usuario, emails y contraseñas (encriptadas).</text:p>
              </text:list-item>
              <text:list-item>
                <text:p text:style-name="P79"><text:span text:style-name="Source_20_Text">auth_group</text:span>, <text:span text:style-name="Source_20_Text">auth_permission</text:span>, etc.</text:p>
              </text:list-item>
            </text:list>
            <text:p text:style-name="Text_20_body"><text:span text:style-name="T1">Es interna en el sentido de que Django ya sabe cómo manejarla</text:span>, pero físicamente vive dentro de tu <text:span text:style-name="Source_20_Text">db.sqlite3</text:span>.</text:p>
            <text:h text:style-name="Heading_20_3" text:outline-level="3">2. Los datos de Clientes (<text:span text:style-name="Source_20_Text">Metadata</text:span>)</text:h>
            <text:p text:style-name="Text_20_body">Si tú creaste un modelo llamado <text:span text:style-name="Source_20_Text">Metadata</text:span> o <text:span text:style-name="Source_20_Text">Perfil</text:span> para guardar el "Socio N°" o el teléfono, esos datos viven en una tabla aparte (ej: <text:span text:style-name="Source_20_Text">reservas_metadata</text:span>), pero <text:span text:style-name="T1">dentro del mismo archivo</text:span>.</text:p>
            <text:h text:style-name="Heading_20_3" text:outline-level="3">3. Tus Reservas</text:h>
            <text:p text:style-name="Text_20_body">Cuando migres el modelo <text:span text:style-name="Source_20_Text">Reserva</text:span> que diseñamos, se creará la tabla <text:span text:style-name="Source_20_Text">reservas_reserva</text:span> en el mismo archivo.</text:p>
            <text:p text:style-name="Horizontal_20_Line"/>
            <text:h text:style-name="Heading_20_3" text:outline-level="3">¿Cómo se relacionan? (La parte clave)</text:h>
            <text:p text:style-name="Text_20_body">Aunque sean tablas distintas, están "unidas" por lo que llamamos una <text:span text:style-name="T1">Foreign Key (Llave Foránea)</text:span>.</text:p>
            <text:p text:style-name="Text_20_body">En el modelo de <text:span text:style-name="Source_20_Text">Reserva</text:span> pusimos:</text:p>
            <text:p text:style-name="P28">Python</text:p>
            <text:p text:style-name="P2"><text:span text:style-name="Source_20_Text">alumno = models.ForeignKey(User, on_delete=models.CASCADE)</text:span></text:p>
            <text:p text:style-name="Text_20_body">Esto le dice a la base de datos: <text:span text:style-name="T2">"En esta reserva, el alumno es el usuario con ID X de la tabla interna de Auth"</text:span>.</text:p>
            <text:h text:style-name="Heading_20_3" text:outline-level="3">Resumen visual de tu <text:span text:style-name="Source_20_Text">db.sqlite3</text:span>:</text:h>
            <text:list text:style-name="L38">
              <text:list-item>
                <text:p text:style-name="P80"><text:span text:style-name="T1">Tablas de Django (Auth):</text:span> <text:span text:style-name="Source_20_Text">auth_user</text:span>, <text:span text:style-name="Source_20_Text">sessions</text:span>, etc.</text:p>
              </text:list-item>
              <text:list-item>
                <text:p text:style-name="P80"><text:span text:style-name="T1">Tus Tablas de Negocio:</text:span> <text:span text:style-name="Source_20_Text">reservas_reserva</text:span>, <text:span text:style-name="Source_20_Text">reservas_metadata</text:span>.</text:p>
              </text:list-item>
            </text:list>
            <text:h text:style-name="Heading_20_3" text:outline-level="3"><text:soft-page-break/>¿Por qué esto es genial?</text:h>
            <text:p text:style-name="Text_20_body">Porque cuando te pases a <text:span text:style-name="T1">Postgres (Supabase)</text:span>, moverás <text:span text:style-name="T1">TODO</text:span> el paquete junto. No tienes que configurar una base de datos para usuarios y otra para el negocio. Una sola base de datos de Postgres contendrá tanto las tablas de Django como las tuyas.</text:p>
            <text:p text:style-name="Text_20_body"><text:span text:style-name="T1">Dato curioso:</text:span> Si quieres "ver" lo que hay dentro de tu <text:span text:style-name="Source_20_Text">db.sqlite3</text:span> sin usar el Admin de Django, puedes descargar una herramienta gratuita llamada <text:span text:style-name="T1">SQLite Browser</text:span>. ¡Es como un Excel para ver tus tablas de base de datos!</text:p>
            <text:p text:style-name="Text_20_body">¿Te hace sentido que todo esté en el mismo archivo por ahora?</text:p>
          </text:section>
        </text:section>
        <text:section text:style-name="Sect1" text:name="65f08b7d20e8a737">
          <text:p text:style-name="P28"/>
          <text:section text:style-name="Sect1" text:name="user-query-content-30">
            <text:p text:style-name="P29">Tú dijiste</text:p>
            <text:p text:style-name="P30">pero puedo pasarme a postgres? </text:p>
          </text:section>
          <text:h text:style-name="P1" text:outline-level="2">Gemini dijo</text:h>
          <text:section text:style-name="Sect2" text:name="model-response-message-contentr_65f08b7d20e8a737">
            <text:p text:style-name="P28">¡Por supuesto que puedes! Y de hecho, <text:span text:style-name="T1">deberías hacerlo</text:span> antes de pasar a producción (Google Cloud), porque SQLite no se lleva bien con los contenedores en la nube (al reiniciar el contenedor, podrías perder los datos si no tienes volúmenes persistentes).</text:p>
            <text:p text:style-name="Text_20_body">Pasarse a Postgres es como cambiar el motor de un auto sin cambiar el volante ni los pedales: <text:span text:style-name="T1">la aplicación sigue funcionando igual</text:span>, pero con más potencia.</text:p>
            <text:p text:style-name="Text_20_body">Aquí tienes la hoja de ruta para ese salto:</text:p>
            <text:h text:style-name="Heading_20_3" text:outline-level="3">1. Preparativos en Supabase</text:h>
            <text:list text:style-name="L39">
              <text:list-item>
                <text:p text:style-name="P81">Crea un proyecto nuevo en <text:span text:style-name="T1">Supabase</text:span>.</text:p>
              </text:list-item>
              <text:list-item>
                <text:p text:style-name="P81">Ve a <text:span text:style-name="T1">Project Settings &gt; Database</text:span> y busca la <text:span text:style-name="T1">Connection String</text:span> (la que empieza con <text:span text:style-name="Source_20_Text">postgresql://...</text:span>).</text:p>
              </text:list-item>
            </text:list>
            <text:h text:style-name="Heading_20_3" text:outline-level="3">2. Instalar el "traductor"</text:h>
            <text:p text:style-name="Text_20_body">SQLite viene de serie con Python, pero para Postgres necesitas una librería que actúe como puente. En tu terminal:</text:p>
            <text:p text:style-name="P28">Bash</text:p>
            <text:p text:style-name="P2"><text:span text:style-name="Source_20_Text">pip install psycopg2-binary dj-database-url</text:span></text:p>
            <text:h text:style-name="Heading_20_3" text:outline-level="3">3. El cambio en <text:span text:style-name="Source_20_Text">settings.py</text:span></text:h>
            <text:p text:style-name="Text_20_body">Aquí está el truco profesional. No borres lo de SQLite, mejor usa una lógica que detecte si estás en la nube o en local, o simplemente reemplázalo por esto:</text:p>
            <text:p text:style-name="P28">Python</text:p>
            <text:p text:style-name="Preformatted_20_Text"><text:soft-page-break/><text:span text:style-name="Source_20_Text">import dj_database_url</text:span></text:p>
            <text:p text:style-name="Preformatted_20_Text"><text:span text:style-name="Source_20_Text">import os</text:span></text:p>
            <text:p text:style-name="Preformatted_20_Text"/>
            <text:p text:style-name="Preformatted_20_Text"><text:span text:style-name="Source_20_Text"># Tu antigua configuración de SQLite (coméntala o bórrala)</text:span></text:p>
            <text:p text:style-name="Preformatted_20_Text"><text:span text:style-name="Source_20_Text"># DATABASES = { ... }</text:span></text:p>
            <text:p text:style-name="Preformatted_20_Text"/>
            <text:p text:style-name="Preformatted_20_Text"><text:span text:style-name="Source_20_Text"># La nueva configuración para Postgres</text:span></text:p>
            <text:p text:style-name="Preformatted_20_Text"><text:span text:style-name="Source_20_Text">DATABASES = {</text:span></text:p>
            <text:p text:style-name="Preformatted_20_Text"><text:span text:style-name="Source_20_Text"><text:s text:c="4"/>'default': dj_database_url.config(</text:span></text:p>
            <text:p text:style-name="Preformatted_20_Text"><text:span text:style-name="Source_20_Text"><text:s text:c="8"/>default='postgresql://usuario:password@db.supabase.co:5432/postgres',</text:span></text:p>
            <text:p text:style-name="Preformatted_20_Text"><text:span text:style-name="Source_20_Text"><text:s text:c="8"/>conn_max_age=600</text:span></text:p>
            <text:p text:style-name="Preformatted_20_Text"><text:span text:style-name="Source_20_Text"><text:s text:c="4"/>)</text:span></text:p>
            <text:p text:style-name="P2"><text:span text:style-name="Source_20_Text">}</text:span></text:p>
            <text:h text:style-name="Heading_20_3" text:outline-level="3">4. ¿Qué pasa con los datos actuales?</text:h>
            <text:p text:style-name="Text_20_body">Aquí viene la advertencia: <text:span text:style-name="T1">Postgres empezará de cero</text:span>.</text:p>
            <text:list text:style-name="L40">
              <text:list-item>
                <text:p text:style-name="P82">Los usuarios que creaste en SQLite <text:span text:style-name="T1">no estarán</text:span> en Postgres.</text:p>
              </text:list-item>
              <text:list-item>
                <text:p text:style-name="P82">Tendrás que ejecutar <text:span text:style-name="Source_20_Text">python manage.py migrate</text:span> de nuevo para que Django cree todas las tablas en Supabase.</text:p>
              </text:list-item>
              <text:list-item>
                <text:p text:style-name="P82">Tendrás que crear un nuevo <text:span text:style-name="Source_20_Text">createsuperuser</text:span>.</text:p>
              </text:list-item>
            </text:list>
            <text:p text:style-name="Quotations"><text:span text:style-name="T1">Tip de Pro:</text:span> Si ya tienes muchos datos en SQLite y no quieres perderlos, puedes usar el comando <text:span text:style-name="Source_20_Text">python manage.py dumpdata &gt; datos.json</text:span>, cambiarte a Postgres, y luego <text:span text:style-name="Source_20_Text">python manage.py loaddata datos.json</text:span>. Pero si estás empezando, es más sano migrar y crear datos de prueba nuevos.</text:p>
            <text:h text:style-name="Heading_20_3" text:outline-level="3">¿Cuándo es el momento ideal para hacer esto?</text:h>
            <text:p text:style-name="Text_20_body">Mi recomendación es: <text:span text:style-name="T1">hazlo ahora mismo</text:span> o apenas tengas lista la lógica de la "Clase Suelta". Así te aseguras de que la conexión con Supabase funciona perfectamente antes de meterte en la lógica pesada de los packs de 10.</text:p>
            <text:p text:style-name="Text_20_body">¿Quieres que te ayude a configurar las variables de entorno para que tu contraseña de Supabase no quede escrita directamente en el código de GitHub?</text:p>
          </text:section>
        </text:section>
        <text:section text:style-name="Sect1" text:name="268fa681b28a46a1">
          <text:p text:style-name="P28"/>
          <text:section text:style-name="Sect1" text:name="user-query-content-31">
            <text:p text:style-name="P29">Tú dijiste</text:p>
            <text:p text:style-name="P30">el psicópata! psycopg2 </text:p>
          </text:section>
          <text:h text:style-name="P1" text:outline-level="2">Gemini dijo</text:h>
          <text:section text:style-name="Sect2" text:name="model-response-message-contentr_268fa681b28a46a1">
            <text:p text:style-name="P28">¡Jajaja! ¡Exacto! El nombre suena de terror, pero es el mejor aliado que vas a tener. <text:span text:style-name="T1">Psycopg2</text:span> es básicamente el "driver" o el traductor oficial para que Python y PostgreSQL se entiendan a la perfección.</text:p>
            <text:p text:style-name="Text_20_body"><text:soft-page-break/>Como ya tienes el "psicópata" en la mira, aquí tienes cómo hacer el cambio quirúrgico para conectarte a <text:span text:style-name="T1">Supabase</text:span> de forma segura (usando variables de entorno, para que nadie te robe la base de datos en GitHub).</text:p>
            <text:h text:style-name="Heading_20_3" text:outline-level="3">1. El archivo <text:span text:style-name="Source_20_Text">.env</text:span> (Tu caja fuerte)</text:h>
            <text:p text:style-name="Text_20_body">Crea un archivo llamado <text:span text:style-name="Source_20_Text">.env</text:span> en la raíz de tu proyecto (donde está el <text:span text:style-name="Source_20_Text">manage.py</text:span>) y pega tu credencial de Supabase:</text:p>
            <text:p text:style-name="P28">Plaintext</text:p>
            <text:p text:style-name="P2"><text:span text:style-name="Source_20_Text">DATABASE_URL=postgres://postgres:[TU_PASSWORD]@db.[TU_ID].supabase.co:5432/postgres</text:span></text:p>
            <text:h text:style-name="Heading_20_3" text:outline-level="3">2. Instalar el lector de secretos</text:h>
            <text:p text:style-name="Text_20_body">Para que Django pueda leer ese archivo <text:span text:style-name="Source_20_Text">.env</text:span>, te recomiendo instalar <text:span text:style-name="Source_20_Text">python-dotenv</text:span>:</text:p>
            <text:p text:style-name="P28">Bash</text:p>
            <text:p text:style-name="P2"><text:span text:style-name="Source_20_Text">pip install python-dotenv</text:span></text:p>
            <text:h text:style-name="Heading_20_3" text:outline-level="3">3. Configurar <text:span text:style-name="Source_20_Text">settings.py</text:span></text:h>
            <text:p text:style-name="Text_20_body">Ahora, modifica tu <text:span text:style-name="Source_20_Text">settings.py</text:span> para que sea inteligente y use Postgres:</text:p>
            <text:p text:style-name="P28">Python</text:p>
            <text:p text:style-name="Preformatted_20_Text"><text:span text:style-name="Source_20_Text">import os</text:span></text:p>
            <text:p text:style-name="Preformatted_20_Text"><text:span text:style-name="Source_20_Text">import dj_database_url</text:span></text:p>
            <text:p text:style-name="Preformatted_20_Text"><text:span text:style-name="Source_20_Text">from dotenv import load_dotenv</text:span></text:p>
            <text:p text:style-name="Preformatted_20_Text"/>
            <text:p text:style-name="Preformatted_20_Text"><text:span text:style-name="Source_20_Text"># Cargar variables desde el archivo .env</text:span></text:p>
            <text:p text:style-name="Preformatted_20_Text"><text:span text:style-name="Source_20_Text">load_dotenv()</text:span></text:p>
            <text:p text:style-name="Preformatted_20_Text"/>
            <text:p text:style-name="Preformatted_20_Text"><text:span text:style-name="Source_20_Text"># Sustituye tu DATABASES anterior por esto:</text:span></text:p>
            <text:p text:style-name="Preformatted_20_Text"><text:span text:style-name="Source_20_Text">DATABASES = {</text:span></text:p>
            <text:p text:style-name="Preformatted_20_Text"><text:span text:style-name="Source_20_Text"><text:s text:c="4"/>'default': dj_database_url.config(</text:span></text:p>
            <text:p text:style-name="Preformatted_20_Text"><text:span text:style-name="Source_20_Text"><text:s text:c="8"/>default=os.getenv('DATABASE_URL'),</text:span></text:p>
            <text:p text:style-name="Preformatted_20_Text"><text:span text:style-name="Source_20_Text"><text:s text:c="8"/>conn_max_age=600</text:span></text:p>
            <text:p text:style-name="Preformatted_20_Text"><text:span text:style-name="Source_20_Text"><text:s text:c="4"/>)</text:span></text:p>
            <text:p text:style-name="P2"><text:span text:style-name="Source_20_Text">}</text:span></text:p>
            <text:h text:style-name="Heading_20_3" text:outline-level="3">4. El "Reset" necesario</text:h>
            <text:p text:style-name="Text_20_body">Una vez que hagas este cambio, cuando corras el servidor, Django dirá: <text:span text:style-name="T2">"¡Epa! Esta base de datos de Postgres está vacía"</text:span>. Tienes que ejecutar la artillería:</text:p>
            <text:list text:style-name="L41">
              <text:list-item>
                <text:p text:style-name="P83"><text:span text:style-name="T1">Migrar:</text:span> <text:span text:style-name="Source_20_Text">python manage.py migrate</text:span> (Esto creará las tablas de Auth y tus Reservas en Supabase).</text:p>
              </text:list-item>
              <text:list-item>
                <text:p text:style-name="P83"><text:span text:style-name="T1">Nuevo Superuser:</text:span> <text:span text:style-name="Source_20_Text">python manage.py createsuperuser</text:span> (Porque el de SQLite ya no existe aquí).</text:p>
              </text:list-item>
            </text:list>
            <text:p text:style-name="Horizontal_20_Line"><text:soft-page-break/></text:p>
            <text:h text:style-name="Heading_20_3" text:outline-level="3">¿Por qué hacerlo así?</text:h>
            <text:p text:style-name="Text_20_body">Porque ahora tu <text:span text:style-name="Source_20_Text">db.sqlite3</text:span> queda ahí como un recuerdo, y tu "fuente de verdad" oficial pasa a ser <text:span text:style-name="T1">Supabase</text:span>. Lo mejor es que si entras al panel de control de Supabase en la web, ¡verás las tablas creadas mágicamente con tus propios ojos!</text:p>
            <text:p text:style-name="P33">¿Te ayudo a revisar la cadena de conexión de Supabase para asegurar que el "psicópata" no tire error al conectar?</text:p>
          </text:section>
        </text:section>
        <text:section text:style-name="Sect1" text:name="5c8e0af6f3aed470">
          <text:p text:style-name="P28"/>
          <text:section text:style-name="Sect1" text:name="user-query-content-32">
            <text:p text:style-name="P29">Tú dijiste</text:p>
            <text:p text:style-name="P30">lo primero habria que crear clases, se hace al princoio desde admin o hacemos primero una html de reserva de clase antes? </text:p>
          </text:section>
          <text:h text:style-name="P1" text:outline-level="2">Gemini dijo</text:h>
          <text:section text:style-name="Sect2" text:name="model-response-message-contentr_5c8e0af6f3aed470">
            <text:p text:style-name="P28">Para un desarrollador, la respuesta siempre es: <text:span text:style-name="T1">¡Primero el Admin!</text:span></text:p>
            <text:p text:style-name="Text_20_body">Aunque suena menos "divertido" que diseñar el HTML, es el paso más inteligente por tres razones:</text:p>
            <text:list text:style-name="L42">
              <text:list-item>
                <text:p text:style-name="P84"><text:span text:style-name="T1">Validación del Modelo:</text:span> Si puedes crear una clase desde el Admin sin que Django explote, significa que tu base de datos y tus modelos están bien diseñados.</text:p>
              </text:list-item>
              <text:list-item>
                <text:p text:style-name="P84"><text:span text:style-name="T1">Datos para el Frontend:</text:span> Cuando hagas el HTML, ya tendrás datos reales que mostrar. No hay nada más triste que diseñar una página de "Mis Reservas" que está vacía.</text:p>
              </text:list-item>
              <text:list-item>
                <text:p text:style-name="P84"><text:span text:style-name="T1">Velocidad:</text:span> En 2 minutos tienes un panel funcional para Paula. El HTML de reserva te tomará horas (o días) por la lógica de validación.</text:p>
              </text:list-item>
            </text:list>
            <text:h text:style-name="Heading_20_3" text:outline-level="3">El Plan de Acción Sugerido</text:h>
            <text:h text:style-name="Heading_20_4" text:outline-level="4">1. Configurar el "Psicópata" (Postgres)</text:h>
            <text:p text:style-name="Text_20_body">Si ya decidiste pasarte a Supabase, hazlo <text:span text:style-name="T1">ahora</text:span>. Es mejor que el Admin escriba directamente en la base de datos definitiva para que no tengas que repetir el trabajo después.</text:p>
            <text:h text:style-name="Heading_20_4" text:outline-level="4">2. Registrar en <text:span text:style-name="Source_20_Text">admin.py</text:span></text:h>
            <text:p text:style-name="Text_20_body">Para que el Admin sea útil para Paula (y para ti), no lo dejes por defecto. Haz que sea legible. En tu <text:span text:style-name="Source_20_Text">reservas/admin.py</text:span>:</text:p>
            <text:p text:style-name="P28">Python</text:p>
            <text:p text:style-name="Preformatted_20_Text"><text:span text:style-name="Source_20_Text">from django.contrib import admin</text:span></text:p>
            <text:p text:style-name="Preformatted_20_Text"><text:span text:style-name="Source_20_Text">from .models import Reserva</text:span></text:p>
            <text:p text:style-name="Preformatted_20_Text"/>
            <text:p text:style-name="Preformatted_20_Text"><text:span text:style-name="Source_20_Text">@admin.register(Reserva)</text:span></text:p>
            <text:p text:style-name="Preformatted_20_Text"><text:span text:style-name="Source_20_Text">class ReservaAdmin(admin.ModelAdmin):</text:span></text:p>
            <text:p text:style-name="Preformatted_20_Text"><text:soft-page-break/><text:span text:style-name="Source_20_Text"><text:s text:c="4"/># Esto hace que Paula vea una tabla clara, no solo "Reserva object(1)"</text:span></text:p>
            <text:p text:style-name="Preformatted_20_Text"><text:span text:style-name="Source_20_Text"><text:s text:c="4"/>list_display = ('fecha', 'hora', 'alumno', 'servicio', 'estado')</text:span></text:p>
            <text:p text:style-name="Preformatted_20_Text"><text:span text:style-name="Source_20_Text"><text:s text:c="4"/># Filtros laterales para buscar rápido</text:span></text:p>
            <text:p text:style-name="Preformatted_20_Text"><text:span text:style-name="Source_20_Text"><text:s text:c="4"/>list_filter = ('servicio', 'estado', 'fecha')</text:span></text:p>
            <text:p text:style-name="Preformatted_20_Text"><text:span text:style-name="Source_20_Text"><text:s text:c="4"/># Buscador por nombre de alumna</text:span></text:p>
            <text:p text:style-name="P2"><text:span text:style-name="Source_20_Text"><text:s text:c="4"/>search_fields = ('alumno__username', 'alumno__first_name', 'alumno__last_name')</text:span></text:p>
            <text:h text:style-name="Heading_20_4" text:outline-level="4">3. Crear Clases de Prueba</text:h>
            <text:p text:style-name="Text_20_body">Entra al Admin y crea:</text:p>
            <text:list text:style-name="L43">
              <text:list-item>
                <text:p text:style-name="P85">Una <text:span text:style-name="T1">Clase Suelta</text:span> para hoy.</text:p>
              </text:list-item>
              <text:list-item>
                <text:p text:style-name="P85">Unas <text:span text:style-name="T1">3 clases seguidas</text:span> (simulando un pack) para la próxima semana.</text:p>
              </text:list-item>
            </text:list>
            <text:h text:style-name="Heading_20_4" text:outline-level="4">4. Recién ahí, al HTML</text:h>
            <text:p text:style-name="Text_20_body">Con esas clases ya viviendo en Supabase/Postgres, vuelve a tu <text:span text:style-name="Source_20_Text">views.py</text:span> y haz que la función del Dashboard las traiga.</text:p>
            <text:p text:style-name="Text_20_body"><text:span text:style-name="T1">¡Magia!</text:span> Al cargar tu página, verás aparecer esas tarjetas con el 🗓️ automáticamente.</text:p>
            <text:p text:style-name="Horizontal_20_Line"/>
            <text:p text:style-name="Text_20_body"><text:span text:style-name="T1">¿Te parece si empezamos por dejar listo el </text:span><text:span text:style-name="Source_20_Text"><text:span text:style-name="T1">admin.py</text:span></text:span><text:span text:style-name="T1"> y creamos la primera alumna de prueba?</text:span> Sería el primer registro real de "Paula Ayarza Pilates" en la nube.</text:p>
          </text:section>
        </text:section>
        <text:section text:style-name="Sect1" text:name="195a6202e640e875">
          <text:p text:style-name="P28"/>
          <text:section text:style-name="Sect1" text:name="user-query-content-33">
            <text:p text:style-name="P29">Tú dijiste</text:p>
            <text:p text:style-name="P30">los reformers podria fallar. ¿ es necesario una especie de swithc en que la dueña revise todos los dias que este swithc an nivel oftare tenga el numero de reformes disponibles? por ejm 6 maximo pero fallo uno y hay 5 </text:p>
          </text:section>
          <text:h text:style-name="P1" text:outline-level="2">Gemini dijo</text:h>
          <text:section text:style-name="Sect2" text:name="model-response-message-contentr_195a6202e640e875">
            <text:p text:style-name="P28">¡Esa es una visión de negocio excelente! En el desarrollo de software, eso se llama <text:span text:style-name="T1">Gestión de Recursos Dinámicos</text:span>.</text:p>
            <text:p text:style-name="Text_20_body">Si dejas el "6" fijo en el código (hardcoded) y un reformer se rompe, el sistema seguirá vendiendo 6 cupos, y Paula tendrá a una alumna en la sala sin máquina. <text:span text:style-name="T1">Un desastre para la experiencia del cliente.</text:span></text:p>
            <text:h text:style-name="Heading_20_3" text:outline-level="3">¿Cómo lo solucionaría yo?</text:h>
            <text:p text:style-name="Text_20_body">No necesitas un switch manual que Paula mueva todos los días (sería una carga para ella), pero sí una <text:span text:style-name="T1">Tabla de Configuración</text:span> en el Admin que ella pueda editar solo cuando algo falle.</text:p>
            <text:h text:style-name="Heading_20_4" text:outline-level="4">1. Crear un modelo de "Configuración"</text:h>
            <text:p text:style-name="Text_20_body">En tu <text:span text:style-name="Source_20_Text">models.py</text:span>, crea una tabla sencilla para los parámetros globales de la academia:</text:p>
            <text:p text:style-name="P28"><text:soft-page-break/>Python</text:p>
            <text:p text:style-name="Preformatted_20_Text"><text:span text:style-name="Source_20_Text">class ConfiguracionAcademia(models.Model):</text:span></text:p>
            <text:p text:style-name="Preformatted_20_Text"><text:span text:style-name="Source_20_Text"><text:s text:c="4"/>nombre_parametro = models.CharField(max_length=50, unique=True) # Ej: 'REFORMERS_DISPONIBLES'</text:span></text:p>
            <text:p text:style-name="Preformatted_20_Text"><text:span text:style-name="Source_20_Text"><text:s text:c="4"/>valor = models.IntegerField(default=6)</text:span></text:p>
            <text:p text:style-name="Preformatted_20_Text"><text:span text:style-name="Source_20_Text"><text:s text:c="4"/>descripcion = models.TextField(blank=True)</text:span></text:p>
            <text:p text:style-name="Preformatted_20_Text"/>
            <text:p text:style-name="Preformatted_20_Text"><text:span text:style-name="Source_20_Text"><text:s text:c="4"/>def __clase__(self):</text:span></text:p>
            <text:p text:style-name="P2"><text:span text:style-name="Source_20_Text"><text:s text:c="8"/>return f"{self.nombre_parametro}: {self.valor}"</text:span></text:p>
            <text:h text:style-name="Heading_20_4" text:outline-level="4">2. La lógica en la Reserva (El "Guardián")</text:h>
            <text:p text:style-name="Text_20_body">Cuando una alumna intente reservar, tu lógica en <text:span text:style-name="Source_20_Text">views.py</text:span> hará una consulta rápida:</text:p>
            <text:p text:style-name="P28">Python</text:p>
            <text:p text:style-name="Preformatted_20_Text"><text:span text:style-name="Source_20_Text"># 1. Mirar cuántos reformers hay funcionando hoy</text:span></text:p>
            <text:p text:style-name="Preformatted_20_Text"><text:span text:style-name="Source_20_Text">config = ConfiguracionAcademia.objects.get(nombre_parametro='REFORMERS_DISPONIBLES')</text:span></text:p>
            <text:p text:style-name="Preformatted_20_Text"><text:span text:style-name="Source_20_Text">max_cupos = config.valor</text:span></text:p>
            <text:p text:style-name="Preformatted_20_Text"/>
            <text:p text:style-name="Preformatted_20_Text"><text:span text:style-name="Source_20_Text"># 2. Contar cuántas alumnas ya reservaron para esa hora</text:span></text:p>
            <text:p text:style-name="Preformatted_20_Text"><text:span text:style-name="Source_20_Text">reservas_actuales = Reserva.objects.filter(fecha=fecha_elegida, hora=hora_elegida).count()</text:span></text:p>
            <text:p text:style-name="Preformatted_20_Text"/>
            <text:p text:style-name="Preformatted_20_Text"><text:span text:style-name="Source_20_Text"># 3. Validar</text:span></text:p>
            <text:p text:style-name="Preformatted_20_Text"><text:span text:style-name="Source_20_Text">if reservas_actuales &gt;= max_cupos:</text:span></text:p>
            <text:p text:style-name="P2"><text:span text:style-name="Source_20_Text"><text:s text:c="4"/>return "Lo sentimos, no hay máquinas disponibles a esta hora."</text:span></text:p>
            <text:p text:style-name="Horizontal_20_Line"/>
            <text:h text:style-name="Heading_20_3" text:outline-level="3">¿Por qué es mejor que un "switch" diario?</text:h>
            <text:list text:style-name="L44">
              <text:list-item>
                <text:p text:style-name="P86"><text:span text:style-name="T1">Excepción por falla:</text:span> Paula solo entra a cambiar ese número de 6 a 5 si se rompe una máquina. Mientras todo funcione bien, ella no toca nada.</text:p>
              </text:list-item>
              <text:list-item>
                <text:p text:style-name="P86"><text:span text:style-name="T1">Escalabilidad:</text:span> Si mañana Paula compra 2 reformers más y ahora tiene 8, solo cambia un número en el Admin y <text:span text:style-name="T1">todo el sistema se actualiza solo</text:span>, sin que tú tengas que tocar una sola línea de código.</text:p>
              </text:list-item>
              <text:list-item>
                <text:p text:style-name="P86"><text:span text:style-name="T1">Transparencia:</text:span> Si hay 5 máquinas buenas y ya hay 5 alumnas, el sistema automáticamente dejará de mostrar ese horario como "disponible" para la sexta alumna.</text:p>
              </text:list-item>
            </text:list>
            <text:h text:style-name="Heading_20_3" text:outline-level="3">El consejo de "Oro" para Paula:</text:h>
            <text:p text:style-name="Text_20_body">En el Admin de Django, este modelo de configuración será su <text:span text:style-name="T1">"Panel de Control"</text:span>. Podrías incluso agregar un parámetro de "Días de vacaciones" para bloquear reservas masivamente.</text:p>
            <text:p text:style-name="Text_20_body">¿Te gustaría que incluyamos este modelo de <text:span text:style-name="Source_20_Text">ConfiguracionAcademia</text:span> ahora mismo antes de migrar al "psicópata" de Postgres? Es el momento ideal.</text:p>
          </text:section>
        </text:section>
        <text:section text:style-name="Sect1" text:name="ee068372e2942908">
          <text:p text:style-name="P28"/>
          <text:section text:style-name="Sect1" text:name="user-query-content-34">
            <text:p text:style-name="P29">Tú dijiste</text:p>
            <text:p text:style-name="P30"><text:soft-page-break/>sera bueno numerar los reformers 1 al 6 y manejar estado de ellos On OFF? individualment? </text:p>
          </text:section>
          <text:h text:style-name="P1" text:outline-level="2">Gemini dijo</text:h>
          <text:section text:style-name="Sect2" text:name="model-response-message-contentr_ee068372e2942908">
            <text:p text:style-name="P28">¡Es una idea brillante y te voy a explicar por qué desde el punto de vista técnico y de negocio es mucho mejor que un simple número!</text:p>
            <text:p text:style-name="Text_20_body">Numerar los reformers (del 1 al 6) y darles un estado <text:span text:style-name="T1">Individual (ON/OFF)</text:span> te permite un control total y abre puertas a funciones avanzadas que Paula va a agradecer en el futuro.</text:p>
            <text:h text:style-name="Heading_20_3" text:outline-level="3">¿Por qué individualmente?</text:h>
            <text:list text:style-name="L45">
              <text:list-item>
                <text:p text:style-name="P87"><text:span text:style-name="T1">Mantenimiento preventivo:</text:span> Paula podrá saber qué máquina se rompe más seguido (ej: "La máquina 3 siempre tiene problemas con las cuerdas").</text:p>
              </text:list-item>
              <text:list-item>
                <text:p text:style-name="P87"><text:span text:style-name="T1">Asignación de cupos:</text:span> En lugar de solo decir "hay 4 cupos", el sistema puede decir "Tienes reservado el <text:span text:style-name="T1">Reformer #2</text:span>". Esto le da orden a la sala cuando llegan las 6 alumnas al mismo tiempo.</text:p>
              </text:list-item>
              <text:list-item>
                <text:p text:style-name="P87"><text:span text:style-name="T1">Bloqueo selectivo:</text:span> Si el Reformer #5 está fallando pero aún se puede usar para ejercicios básicos, Paula puede apagarlo para reservas normales pero dejarlo para una clase privada.</text:p>
              </text:list-item>
            </text:list>
            <text:p text:style-name="Horizontal_20_Line"/>
            <text:h text:style-name="Heading_20_3" text:outline-level="3">Cómo modelar esto en tu <text:span text:style-name="Source_20_Text">models.py</text:span></text:h>
            <text:p text:style-name="Text_20_body">Podemos crear un modelo de <text:span text:style-name="T1">Recurso</text:span>:</text:p>
            <text:p text:style-name="P28">Python</text:p>
            <text:p text:style-name="Preformatted_20_Text"><text:span text:style-name="Source_20_Text">class Reformer(models.Model):</text:span></text:p>
            <text:p text:style-name="Preformatted_20_Text"><text:span text:style-name="Source_20_Text"><text:s text:c="4"/>numero = models.IntegerField(unique=True) # 1, 2, 3, 4, 5, 6</text:span></text:p>
            <text:p text:style-name="Preformatted_20_Text"><text:span text:style-name="Source_20_Text"><text:s text:c="4"/>esta_activo = models.BooleanField(default=True) # ON/OFF</text:span></text:p>
            <text:p text:style-name="Preformatted_20_Text"><text:span text:style-name="Source_20_Text"><text:s text:c="4"/>notas_mantenimiento = models.TextField(blank=True)</text:span></text:p>
            <text:p text:style-name="Preformatted_20_Text"/>
            <text:p text:style-name="Preformatted_20_Text"><text:span text:style-name="Source_20_Text"><text:s text:c="4"/>def __str__(self):</text:span></text:p>
            <text:p text:style-name="Preformatted_20_Text"><text:span text:style-name="Source_20_Text"><text:s text:c="8"/>estado = "Activo" if self.esta_activo else "FUERA DE SERVICIO"</text:span></text:p>
            <text:p text:style-name="P2"><text:span text:style-name="Source_20_Text"><text:s text:c="8"/>return f"Reformer {self.numero} - {estado}"</text:span></text:p>
            <text:h text:style-name="Heading_20_3" text:outline-level="3">Y ahora, la "Magia" en la Reserva</text:h>
            <text:p text:style-name="Text_20_body">Tu modelo de <text:span text:style-name="Source_20_Text">Reserva</text:span> cambiaría ligeramente para "anclarse" a un reformer específico:</text:p>
            <text:p text:style-name="P28">Python</text:p>
            <text:p text:style-name="Preformatted_20_Text"><text:span text:style-name="Source_20_Text">class Reserva(models.Model):</text:span></text:p>
            <text:p text:style-name="Preformatted_20_Text"><text:span text:style-name="Source_20_Text"><text:s text:c="4"/>alumno = models.ForeignKey(User, on_delete=models.CASCADE)</text:span></text:p>
            <text:p text:style-name="Preformatted_20_Text"><text:span text:style-name="Source_20_Text"><text:s text:c="4"/>fecha = models.DateField()</text:span></text:p>
            <text:p text:style-name="Preformatted_20_Text"><text:span text:style-name="Source_20_Text"><text:s text:c="4"/>hora = models.TimeField()</text:span></text:p>
            <text:p text:style-name="Preformatted_20_Text"><text:span text:style-name="Source_20_Text"><text:s text:c="4"/># Aquí la clave: asignamos un reformer específico</text:span></text:p>
            <text:p text:style-name="Preformatted_20_Text"><text:span text:style-name="Source_20_Text"><text:s text:c="4"/>reformer = models.ForeignKey(Reformer, on_delete=models.SET_NULL, null=True)</text:span></text:p>
            <text:p text:style-name="P2"><text:span text:style-name="Source_20_Text"><text:s text:c="4"/># ... resto de campos</text:span></text:p>
            <text:p text:style-name="Horizontal_20_Line"/>
            <text:h text:style-name="Heading_20_3" text:outline-level="3"><text:soft-page-break/>¿Cómo funcionaría la lógica de reserva ahora?</text:h>
            <text:p text:style-name="Text_20_body">Cuando una alumna quiera reservar a las 10:00 AM:</text:p>
            <text:list text:style-name="L46">
              <text:list-item>
                <text:p text:style-name="P88">El sistema busca: <text:span text:style-name="T1">"Dime qué reformers están en ON y NO tienen reserva para hoy a las 10:00 AM"</text:span>.</text:p>
              </text:list-item>
              <text:list-item>
                <text:p text:style-name="P88">Si la lista de reformers disponibles no está vacía, el sistema toma el primero (ej: el #1) y se lo asigna a la alumna.</text:p>
              </text:list-item>
              <text:list-item>
                <text:p text:style-name="P88">Si todos los reformers activos ya tienen dueña para esa hora, el sistema dice: <text:span text:style-name="T2">"Lo sentimos, horario completo"</text:span>.</text:p>
              </text:list-item>
            </text:list>
            <text:h text:style-name="Heading_20_3" text:outline-level="3">Beneficio para Paula (Admin)</text:h>
            <text:p text:style-name="Text_20_body">En el Admin de Django, Paula verá una lista simple:</text:p>
            <text:list text:style-name="L47">
              <text:list-item>
                <text:p text:style-name="P89">✅ Reformer 1</text:p>
              </text:list-item>
              <text:list-item>
                <text:p text:style-name="P89">✅ Reformer 2</text:p>
              </text:list-item>
              <text:list-item>
                <text:p text:style-name="P89">❌ Reformer 3 (En reparación)</text:p>
              </text:list-item>
              <text:list-item>
                <text:p text:style-name="P89">✅ Reformer 4...</text:p>
              </text:list-item>
            </text:list>
            <text:p text:style-name="Text_20_body">Con un solo click, ella apaga el #3 y <text:span text:style-name="T1">automáticamente el sistema baja el aforo máximo de 6 a 5</text:span>, sin que tú tengas que programar nada extra.</text:p>
            <text:p text:style-name="Text_20_body"><text:span text:style-name="T1">¿Te parece si definimos estos modelos para que tu primera migración al "psicópata" de Postgres ya lleve esta estructura de reformers individuales?</text:span> Es mucho más profesional.</text:p>
          </text:section>
        </text:section>
        <text:section text:style-name="Sect1" text:name="9ec8bc5d5c6d1d38">
          <text:p text:style-name="P28"/>
          <text:section text:style-name="Sect1" text:name="user-query-content-35">
            <text:p text:style-name="P29">Tú dijiste</text:p>
            <text:p text:style-name="P30">de todo lo qu ehemos conversado dame los pasos </text:p>
          </text:section>
          <text:h text:style-name="P1" text:outline-level="2">Gemini dijo</text:h>
          <text:section text:style-name="Sect2" text:name="model-response-message-contentr_9ec8bc5d5c6d1d38">
            <text:p text:style-name="P28">¡Claro que sí! Vamos a poner orden a toda esta estructura. Para que tu academia de Pilates funcione como un reloj suizo en <text:span text:style-name="T1">Django + Postgres</text:span>, estos son los pasos lógicos que debes seguir.</text:p>
            <text:p text:style-name="Horizontal_20_Line"/>
            <text:h text:style-name="Heading_20_3" text:outline-level="3">Paso 1: Preparar el "Motor" (Base de Datos)</text:h>
            <text:p text:style-name="Text_20_body">Antes de programar la lógica, necesitamos que el sistema sepa dónde guardar la información.</text:p>
            <text:list text:style-name="L48">
              <text:list-item>
                <text:p text:style-name="P90"><text:span text:style-name="T1">Conexión a Supabase:</text:span> Configura tu archivo <text:span text:style-name="Source_20_Text">.env</text:span> con la URL de Postgres y asegúrate de tener instalado el "psicópata" (<text:span text:style-name="Source_20_Text">psycopg2-binary</text:span>) y <text:span text:style-name="Source_20_Text">dj-database-url</text:span>.</text:p>
              </text:list-item>
              <text:list-item>
                <text:p text:style-name="P90"><text:span text:style-name="T1">Configurar </text:span><text:span text:style-name="Source_20_Text"><text:span text:style-name="T1">settings.py</text:span></text:span><text:span text:style-name="T1">:</text:span> Cambia el bloque <text:span text:style-name="Source_20_Text">DATABASES</text:span> para que lea desde la variable de entorno.</text:p>
              </text:list-item>
            </text:list>
            <text:h text:style-name="Heading_20_3" text:outline-level="3"><text:soft-page-break/>Paso 2: Definir el Modelo de Datos (El ADN)</text:h>
            <text:p text:style-name="Text_20_body">Crea los modelos en <text:span text:style-name="Source_20_Text">reservas/models.py</text:span> con la estructura profesional que conversamos:</text:p>
            <text:list text:style-name="L49">
              <text:list-item>
                <text:p text:style-name="P91"><text:span text:style-name="T1">Modelo </text:span><text:span text:style-name="Source_20_Text"><text:span text:style-name="T1">Reformer</text:span></text:span><text:span text:style-name="T1">:</text:span> Para numerarlos del 1 al 6 y tener el switch <text:span text:style-name="T1">ON/OFF</text:span>.</text:p>
              </text:list-item>
              <text:list-item>
                <text:p text:style-name="P91"><text:span text:style-name="T1">Modelo </text:span><text:span text:style-name="Source_20_Text"><text:span text:style-name="T1">Reserva</text:span></text:span><text:span text:style-name="T1">:</text:span> La unidad mínima (1 alumna, 1 fecha, 1 hora, 1 reformer específico).</text:p>
              </text:list-item>
              <text:list-item>
                <text:p text:style-name="P91"><text:span text:style-name="T1">Modelo </text:span><text:span text:style-name="Source_20_Text"><text:span text:style-name="T1">MetadataUsuario</text:span></text:span><text:span text:style-name="T1">:</text:span> Para el N° de socia y datos de contacto de las alumnas.</text:p>
              </text:list-item>
            </text:list>
            <text:h text:style-name="Heading_20_3" text:outline-level="3">Paso 3: Migraciones y Admin (La prueba de fuego)</text:h>
            <text:list text:style-name="L50">
              <text:list-item>
                <text:p text:style-name="P92"><text:span text:style-name="T1">Ejecutar Migraciones:</text:span> Corre <text:span text:style-name="Source_20_Text">python manage.py makemigrations</text:span> y <text:span text:style-name="Source_20_Text">migrate</text:span> para que Supabase cree las tablas.</text:p>
              </text:list-item>
              <text:list-item>
                <text:p text:style-name="P92"><text:span text:style-name="T1">Configurar </text:span><text:span text:style-name="Source_20_Text"><text:span text:style-name="T1">admin.py</text:span></text:span><text:span text:style-name="T1">:</text:span> Registra los modelos para que Paula pueda ver la lista de alumnas y apagar/encender máquinas con un click.</text:p>
              </text:list-item>
              <text:list-item>
                <text:p text:style-name="P92"><text:span text:style-name="T1">Crear Datos Iniciales:</text:span> Entra al Admin, crea los 6 reformers y crea una alumna de prueba con una reserva manual.</text:p>
              </text:list-item>
            </text:list>
            <text:h text:style-name="Heading_20_3" text:outline-level="3">Paso 4: Sistematizar el Frontend (Componentes)</text:h>
            <text:list text:style-name="L51">
              <text:list-item>
                <text:p text:style-name="P93"><text:span text:style-name="T1">Archivo CSS:</text:span> Mueve todo tu CSS interno de los HTML a un solo archivo <text:span text:style-name="Source_20_Text">static/css/styles.css</text:span>.</text:p>
              </text:list-item>
              <text:list-item>
                <text:p text:style-name="P93"><text:span text:style-name="T1">Crear el "Molde" (</text:span><text:span text:style-name="Source_20_Text"><text:span text:style-name="T1">_tarjeta_clase.html</text:span></text:span><text:span text:style-name="T1">):</text:span> Escribe el diseño de la tarjeta con el emoji 🗓️ una sola vez.</text:p>
              </text:list-item>
              <text:list-item>
                <text:p text:style-name="P93"><text:span text:style-name="T1">Dashboard:</text:span> Usa un bucle <text:span text:style-name="Source_20_Text">{% for %}</text:span> en tu HTML para mostrar la lista de clases que traes desde la base de datos.</text:p>
              </text:list-item>
            </text:list>
            <text:h text:style-name="Heading_20_3" text:outline-level="3">Paso 5: Programar la Lógica de Reserva (El "Cerebro")</text:h>
            <text:p text:style-name="Text_20_body">Aquí es donde aplicas las reglas de negocio de Paula:</text:p>
            <text:list text:style-name="L52">
              <text:list-item>
                <text:p text:style-name="P94"><text:span text:style-name="T1">Vista de Reserva Suelta:</text:span> Crea la función que reciba la fecha y hora.</text:p>
              </text:list-item>
              <text:list-item>
                <text:p text:style-name="P94"><text:span text:style-name="T1">El Guardián de Cupos:</text:span> Antes de guardar, la vista debe verificar:</text:p>
                <text:list>
                  <text:list-item>
                    <text:p text:style-name="P94">¿Cuántos reformers están en <text:span text:style-name="T1">ON</text:span>?</text:p>
                  </text:list-item>
                  <text:list-item>
                    <text:p text:style-name="P94">¿Hay alguno de esos <text:span text:style-name="T1">ON</text:span> que esté libre a esa hora?</text:p>
                  </text:list-item>
                </text:list>
              </text:list-item>
              <text:list-item>
                <text:p text:style-name="P94"><text:span text:style-name="T1">Lógica de Packs (Futuro):</text:span> Una vez que la clase suelta funcione, crearemos el bucle que genera las 10 reservas automáticas para los packs.</text:p>
              </text:list-item>
            </text:list>
            <text:p text:style-name="Horizontal_20_Line"/>
            <text:h text:style-name="Heading_20_3" text:outline-level="3">¿Por dónde empezamos hoy?</text:h>
            <text:p text:style-name="Text_20_body">Para no marearnos, lo más sólido es <text:span text:style-name="T1">el Paso 2 (Los Modelos)</text:span>. Si dejas bien definida la base de datos ahora, todo lo demás (el Admin, el CSS y los Packs) fluirá mucho más rápido.</text:p>
            <text:p text:style-name="Text_20_body"><text:soft-page-break/><text:span text:style-name="T1">¿Quieres que te redacte el código completo y definitivo de </text:span><text:span text:style-name="Source_20_Text"><text:span text:style-name="T1">models.py</text:span></text:span><text:span text:style-name="T1"> con todo lo que hablamos (Reformer ON/OFF + Reserva + Metadata)?</text:span></text:p>
          </text:section>
        </text:section>
        <text:section text:style-name="Sect1" text:name="44343ca5ef8509ab">
          <text:p text:style-name="P28"/>
          <text:section text:style-name="Sect1" text:name="user-query-content-36">
            <text:p text:style-name="P29">Tú dijiste</text:p>
            <text:p text:style-name="P30">supongamos que usaremos postgres local primero dame denuevo laos pasos por favor </text:p>
          </text:section>
          <text:h text:style-name="P1" text:outline-level="2">Gemini dijo</text:h>
          <text:section text:style-name="Sect2" text:name="model-response-message-contentr_44343ca5ef8509ab">
            <text:p text:style-name="P28">¡Perfecto! Ir a <text:span text:style-name="T1">Postgres local</text:span> es una decisión muy sabia: tienes la potencia de una base de datos real pero sin depender de la conexión a internet de Supabase mientras programas.</text:p>
            <text:p text:style-name="Text_20_body">Aquí tienes la hoja de ruta técnica paso a paso para dejar el motor de "Pilates Paula" funcionando:</text:p>
            <text:p text:style-name="Horizontal_20_Line"/>
            <text:h text:style-name="Heading_20_3" text:outline-level="3">Paso 1: Instalación del "Psicópata" y Postgres</text:h>
            <text:p text:style-name="Text_20_body">Antes que nada, necesitas el software en tu máquina.</text:p>
            <text:list text:style-name="L53">
              <text:list-item>
                <text:p text:style-name="P95"><text:span text:style-name="T1">Instala PostgreSQL</text:span> en tu computadora (si no lo tienes, descarga el instalador oficial).</text:p>
              </text:list-item>
              <text:list-item>
                <text:p text:style-name="P95"><text:span text:style-name="T1">Crea la base de datos</text:span> (puedes usar la terminal o <text:span text:style-name="T2">pgAdmin</text:span>):</text:p>
                <text:p text:style-name="P96">SQL</text:p>
                <text:p text:style-name="P17"><text:span text:style-name="Source_20_Text">CREATE DATABASE pilates_db;</text:span></text:p>
              </text:list-item>
              <text:list-item>
                <text:p text:style-name="P95"><text:span text:style-name="T1">Instala las librerías en tu </text:span><text:span text:style-name="Source_20_Text"><text:span text:style-name="T1">venv</text:span></text:span>:</text:p>
                <text:p text:style-name="P96">Bash</text:p>
                <text:p text:style-name="P17"><text:span text:style-name="Source_20_Text">pip install psycopg2-binary dj-database-url python-dotenv</text:span></text:p>
              </text:list-item>
            </text:list>
            <text:h text:style-name="Heading_20_3" text:outline-level="3">Paso 2: Configuración en Django (<text:span text:style-name="Source_20_Text">settings.py</text:span>)</text:h>
            <text:p text:style-name="Text_20_body">Ahora le decimos a Django que deje de mirar el archivo <text:span text:style-name="Source_20_Text">.sqlite3</text:span> y mire hacia Postgres.</text:p>
            <text:list text:style-name="L54">
              <text:list-item>
                <text:p text:style-name="P97"><text:span text:style-name="T1">Crea un archivo </text:span><text:span text:style-name="Source_20_Text"><text:span text:style-name="T1">.env</text:span></text:span> en la raíz de tu proyecto:</text:p>
                <text:p text:style-name="P98">Plaintext</text:p>
                <text:p text:style-name="P19"><text:span text:style-name="Source_20_Text">DATABASE_URL=postgres://tu_usuario:tu_password@localhost:5432/pilates_db</text:span></text:p>
              </text:list-item>
              <text:list-item>
                <text:p text:style-name="P97"><text:span text:style-name="T1">Modifica </text:span><text:span text:style-name="Source_20_Text"><text:span text:style-name="T1">settings.py</text:span></text:span>:</text:p>
                <text:p text:style-name="P98">Python</text:p>
                <text:p text:style-name="P18"><text:span text:style-name="Source_20_Text">import dj_database_url</text:span></text:p>
                <text:p text:style-name="P18"><text:span text:style-name="Source_20_Text">from dotenv import load_dotenv</text:span></text:p>
                <text:p text:style-name="P18"><text:span text:style-name="Source_20_Text">import os</text:span></text:p>
                <text:p text:style-name="P18"/>
                <text:p text:style-name="P18"><text:span text:style-name="Source_20_Text">load_dotenv()</text:span></text:p>
                <text:p text:style-name="P18"><text:soft-page-break/></text:p>
                <text:p text:style-name="P18"><text:span text:style-name="Source_20_Text">DATABASES = {</text:span></text:p>
                <text:p text:style-name="P18"><text:span text:style-name="Source_20_Text"><text:s text:c="4"/>'default': dj_database_url.config(conn_max_age=600)</text:span></text:p>
                <text:p text:style-name="P19"><text:span text:style-name="Source_20_Text">}</text:span></text:p>
              </text:list-item>
            </text:list>
            <text:h text:style-name="Heading_20_3" text:outline-level="3">Paso 3: Definición del Modelo de Datos (<text:span text:style-name="Source_20_Text">models.py</text:span>)</text:h>
            <text:p text:style-name="Text_20_body">Este es el paso donde definimos el ADN de la academia. Vamos a incluir los <text:span text:style-name="T1">Reformers ON/OFF</text:span>.</text:p>
            <text:p text:style-name="P28">Python</text:p>
            <text:p text:style-name="Preformatted_20_Text"><text:span text:style-name="Source_20_Text">from django.db import models</text:span></text:p>
            <text:p text:style-name="Preformatted_20_Text"><text:span text:style-name="Source_20_Text">from django.contrib.auth.models import User</text:span></text:p>
            <text:p text:style-name="Preformatted_20_Text"/>
            <text:p text:style-name="Preformatted_20_Text"><text:span text:style-name="Source_20_Text"># 1. El Recurso Físico</text:span></text:p>
            <text:p text:style-name="Preformatted_20_Text"><text:span text:style-name="Source_20_Text">class Reformer(models.Model):</text:span></text:p>
            <text:p text:style-name="Preformatted_20_Text"><text:span text:style-name="Source_20_Text"><text:s text:c="4"/>numero = models.PositiveIntegerField(unique=True)</text:span></text:p>
            <text:p text:style-name="Preformatted_20_Text"><text:span text:style-name="Source_20_Text"><text:s text:c="4"/>activo = models.BooleanField(default=True) # El switch ON/OFF</text:span></text:p>
            <text:p text:style-name="Preformatted_20_Text"><text:span text:style-name="Source_20_Text"><text:s text:c="4"/></text:span></text:p>
            <text:p text:style-name="Preformatted_20_Text"><text:span text:style-name="Source_20_Text"><text:s text:c="4"/>def __str__(self):</text:span></text:p>
            <text:p text:style-name="Preformatted_20_Text"><text:span text:style-name="Source_20_Text"><text:s text:c="8"/>return f"Reformer {self.numero} ({'Activo' if self.activo else 'Fuera de Servicio'})"</text:span></text:p>
            <text:p text:style-name="Preformatted_20_Text"/>
            <text:p text:style-name="Preformatted_20_Text"><text:span text:style-name="Source_20_Text"># 2. La Reserva Individual (La "fuente de verdad")</text:span></text:p>
            <text:p text:style-name="Preformatted_20_Text"><text:span text:style-name="Source_20_Text">class Reserva(models.Model):</text:span></text:p>
            <text:p text:style-name="Preformatted_20_Text"><text:span text:style-name="Source_20_Text"><text:s text:c="4"/>alumno = models.ForeignKey(User, on_delete=models.CASCADE, related_name='reservas')</text:span></text:p>
            <text:p text:style-name="Preformatted_20_Text"><text:span text:style-name="Source_20_Text"><text:s text:c="4"/>reformer = models.ForeignKey(Reformer, on_delete=models.CASCADE)</text:span></text:p>
            <text:p text:style-name="Preformatted_20_Text"><text:span text:style-name="Source_20_Text"><text:s text:c="4"/>fecha = models.DateField()</text:span></text:p>
            <text:p text:style-name="Preformatted_20_Text"><text:span text:style-name="Source_20_Text"><text:s text:c="4"/>hora = models.TimeField()</text:span></text:p>
            <text:p text:style-name="Preformatted_20_Text"><text:span text:style-name="Source_20_Text"><text:s text:c="4"/></text:span></text:p>
            <text:p text:style-name="Preformatted_20_Text"><text:span text:style-name="Source_20_Text"><text:s text:c="4"/>TIPO_CHOICES = [('PILATES', 'Pilates'), ('BALANCE', 'Body Balance')]</text:span></text:p>
            <text:p text:style-name="Preformatted_20_Text"><text:span text:style-name="Source_20_Text"><text:s text:c="4"/>servicio = models.CharField(max_length=10, choices=TIPO_CHOICES, default='PILATES')</text:span></text:p>
            <text:p text:style-name="Preformatted_20_Text"/>
            <text:p text:style-name="Preformatted_20_Text"><text:span text:style-name="Source_20_Text"><text:s text:c="4"/>class Meta:</text:span></text:p>
            <text:p text:style-name="Preformatted_20_Text"><text:span text:style-name="Source_20_Text"><text:s text:c="8"/>unique_together = ('reformer', 'fecha', 'hora') # Evita que 2 personas usen el mismo reformer a la misma hora</text:span></text:p>
            <text:p text:style-name="Preformatted_20_Text"/>
            <text:p text:style-name="Preformatted_20_Text"><text:span text:style-name="Source_20_Text"><text:s text:c="4"/>def __str__(self):</text:span></text:p>
            <text:p text:style-name="P2"><text:span text:style-name="Source_20_Text"><text:s text:c="8"/>return f"{self.fecha} - {self.hora} - {self.alumno.username}"</text:span></text:p>
            <text:h text:style-name="Heading_20_3" text:outline-level="3">Paso 4: Migración y Panel de Control (Admin)</text:h>
            <text:list text:style-name="L55">
              <text:list-item>
                <text:p text:style-name="P36">Migra:</text:p>
                <text:p text:style-name="P100">Bash</text:p>
                <text:p text:style-name="P20"><text:span text:style-name="Source_20_Text">python manage.py makemigrations</text:span></text:p>
                <text:p text:style-name="P21"><text:span text:style-name="Source_20_Text">python manage.py migrate</text:span></text:p>
              </text:list-item>
              <text:list-item>
                <text:p text:style-name="P99"><text:span text:style-name="T1">Registra en </text:span><text:span text:style-name="Source_20_Text"><text:span text:style-name="T1">admin.py</text:span></text:span>:</text:p>
                <text:p text:style-name="P100">Python</text:p>
                <text:p text:style-name="P20"><text:span text:style-name="Source_20_Text">from django.contrib import admin</text:span></text:p>
                <text:p text:style-name="P20"><text:span text:style-name="Source_20_Text">from .models import Reformer, Reserva</text:span></text:p>
                <text:p text:style-name="P20"><text:soft-page-break/></text:p>
                <text:p text:style-name="P20"><text:span text:style-name="Source_20_Text">admin.site.register(Reformer)</text:span></text:p>
                <text:p text:style-name="P21"><text:span text:style-name="Source_20_Text">admin.site.register(Reserva)</text:span></text:p>
              </text:list-item>
              <text:list-item>
                <text:p text:style-name="P99"><text:span text:style-name="T1">Crea tu Superusuario:</text:span> <text:span text:style-name="Source_20_Text">python manage.py createsuperuser</text:span>.</text:p>
              </text:list-item>
            </text:list>
            <text:h text:style-name="Heading_20_3" text:outline-level="3">Paso 5: Prueba de Datos Iniciales</text:h>
            <text:list text:style-name="L56">
              <text:list-item>
                <text:p text:style-name="P101">Entra a <text:span text:style-name="Source_20_Text">127.0.0.1:8000/admin</text:span>.</text:p>
              </text:list-item>
              <text:list-item>
                <text:p text:style-name="P101"><text:span text:style-name="T1">Crea los 6 Reformers</text:span> (Números 1 al 6, todos activos).</text:p>
              </text:list-item>
              <text:list-item>
                <text:p text:style-name="P101"><text:span text:style-name="T1">Crea una Reserva manual</text:span> para una alumna para ver que el sistema no te deje asignar el mismo reformer dos veces a la misma hora.</text:p>
              </text:list-item>
            </text:list>
            <text:p text:style-name="Horizontal_20_Line"/>
            <text:h text:style-name="Heading_20_3" text:outline-level="3">¿Qué ganamos con esto?</text:h>
            <text:p text:style-name="Text_20_body">Ahora tienes una base de datos <text:span text:style-name="T1">idéntica a la que tendrás en la nube</text:span>. Cuando quieras pasar a Supabase, solo tendrás que cambiar la URL en tu archivo <text:span text:style-name="Source_20_Text">.env</text:span>.</text:p>
            <text:p text:style-name="P33">¿Te gustaría que te ayude a redactar la lógica de la "Vista de Reserva" que elija automáticamente un Reformer libre para la alumna?</text:p>
          </text:section>
        </text:section>
        <text:section text:style-name="Sect1" text:name="81ccd02fa26c4695">
          <text:p text:style-name="P28"/>
          <text:section text:style-name="Sect1" text:name="user-query-content-37">
            <text:p text:style-name="P29">Tú dijiste</text:p>
            <text:p text:style-name="P30">lo mejor es partir creo yo por saber que reformers estan disponibles y recien ahi abrirle la puerta al alumno que lo resercve es decir mostrarle un calendario o algo asi par que pinche el tema es si es esso clanarios javascript en que tiene solo el dia como sabrala hroa disponible tendria que ser escrita. y recien ahi reserva, qu en realidad es ....ve que horas hay....resrva....paga.....se establece "PAGADO" algo asi? </text:p>
          </text:section>
          <text:h text:style-name="P1" text:outline-level="2">Gemini dijo</text:h>
          <text:section text:style-name="Sect2" text:name="model-response-message-contentr_81ccd02fa26c4695">
            <text:p text:style-name="P28">¡Exactamente! Has dado en el clavo con el flujo lógico. En sistemas de reservas, el "inventario" (los reformers libres) es lo que manda. No puedes dejar que alguien elija algo que no existe.</text:p>
            <text:p text:style-name="Text_20_body">El flujo profesional que planteas se llama <text:span text:style-name="T1">"Reserva con Validación de Disponibilidad"</text:span>. Aquí te detallo cómo funcionaría ese "paso a paso" desde que la alumna entra hasta que el dinero entra en la cuenta de Paula.</text:p>
            <text:p text:style-name="Horizontal_20_Line"/>
            <text:h text:style-name="Heading_20_3" text:outline-level="3">El Flujo Lógico: "Primero veo, luego pago"</text:h>
            <text:list text:style-name="L57">
              <text:list-item>
                <text:p text:style-name="P102"><text:span text:style-name="T1">Selección de Producto:</text:span> La alumna elige en tu menú: "Clase Suelta" o "Pack 10".</text:p>
              </text:list-item>
              <text:list-item>
                <text:p text:style-name="P102"><text:span text:style-name="T1">Consulta de Disponibilidad (El filtro):</text:span> * El sistema mira cuántos reformers están <text:span text:style-name="Source_20_Text">ON</text:span>.</text:p>
                <text:list>
                  <text:list-item>
                    <text:p text:style-name="P102"><text:soft-page-break/>La alumna elige un día.</text:p>
                  </text:list-item>
                  <text:list-item>
                    <text:p text:style-name="P102">El sistema muestra solo las horas donde hay <text:span text:style-name="T1">al menos 1 reformer libre</text:span> (conteo de reservas &lt; reformers ON).</text:p>
                  </text:list-item>
                </text:list>
              </text:list-item>
              <text:list-item>
                <text:p text:style-name="P102"><text:span text:style-name="T1">Reserva Temporal (Pre-reserva):</text:span> La alumna elige la hora. El sistema "aparta" ese cupo por unos minutos (opcional, pero recomendado) para que nadie más lo tome mientras paga.</text:p>
              </text:list-item>
              <text:list-item>
                <text:p text:style-name="P102"><text:span text:style-name="T1">Pasarela de Pago (Webpay):</text:span> Se redirige a la plataforma de pago.</text:p>
              </text:list-item>
              <text:list-item>
                <text:p text:style-name="P102"><text:span text:style-name="T1">Confirmación y Escritura Final:</text:span> * Si el pago es exitoso -&gt; El estado cambia a <text:span text:style-name="T1">"PAGADO"</text:span> y se fija el <text:span text:style-name="Source_20_Text">Reformer_id</text:span> en la tabla.</text:p>
                <text:list>
                  <text:list-item>
                    <text:p text:style-name="P102">Si el pago falla -&gt; El cupo se libera.</text:p>
                  </text:list-item>
                </text:list>
              </text:list-item>
            </text:list>
            <text:p text:style-name="Horizontal_20_Line"/>
            <text:h text:style-name="Heading_20_3" text:outline-level="3">El Dilema del Calendario: ¿JS o Texto?</text:h>
            <text:p text:style-name="Text_20_body">Para un enfoque <text:span text:style-name="T1">Mobile First</text:span>, un calendario lleno de cuadritos suele ser incómodo para elegir horas. Aquí te propongo una solución híbrida:</text:p>
            <text:h text:style-name="Heading_20_4" text:outline-level="4">A. El Calendario (Día)</text:h>
            <text:p text:style-name="Text_20_body">Usa un calendario sencillo (puede ser el de JS que ya tienes o un <text:span text:style-name="Source_20_Text">&lt;input type="date"&gt;</text:span> estilizado) para que elija el <text:span text:style-name="T1">día</text:span>.</text:p>
            <text:h text:style-name="Heading_20_4" text:outline-level="4">B. El Selector de Horas (Cards/Botones)</text:h>
            <text:p text:style-name="Text_20_body">Una vez elegido el día, no uses un calendario para la hora. Usa <text:span text:style-name="T1">botones grandes</text:span> (tipo tarjetas).</text:p>
            <text:list text:style-name="L58">
              <text:list-item>
                <text:p text:style-name="P103"><text:span text:style-name="T1">Si hay cupo:</text:span> El botón está verde y es clickeable.</text:p>
              </text:list-item>
              <text:list-item>
                <text:p text:style-name="P103"><text:span text:style-name="T1">Si no hay cupo:</text:span> El botón está gris, dice "Agotado" y está bloqueado.</text:p>
              </text:list-item>
            </text:list>
            <text:p text:style-name="P28">HTML</text:p>
            <text:p text:style-name="Preformatted_20_Text"><text:span text:style-name="Source_20_Text">&lt;div class="horarios-grid"&gt;</text:span></text:p>
            <text:p text:style-name="Preformatted_20_Text"><text:span text:style-name="Source_20_Text"><text:s text:c="2"/>&lt;button class="hora-btn disponible"&gt;</text:span></text:p>
            <text:p text:style-name="Preformatted_20_Text"><text:span text:style-name="Source_20_Text"><text:s text:c="4"/>&lt;span class="hora"&gt;09:00&lt;/span&gt;</text:span></text:p>
            <text:p text:style-name="Preformatted_20_Text"><text:span text:style-name="Source_20_Text"><text:s text:c="4"/>&lt;span class="cupos"&gt;4 cupos libres&lt;/span&gt;</text:span></text:p>
            <text:p text:style-name="Preformatted_20_Text"><text:span text:style-name="Source_20_Text"><text:s text:c="2"/>&lt;/button&gt;</text:span></text:p>
            <text:p text:style-name="Preformatted_20_Text"><text:span text:style-name="Source_20_Text"><text:s text:c="2"/></text:span></text:p>
            <text:p text:style-name="Preformatted_20_Text"><text:span text:style-name="Source_20_Text"><text:s text:c="2"/>&lt;button class="hora-btn agotado" disabled&gt;</text:span></text:p>
            <text:p text:style-name="Preformatted_20_Text"><text:span text:style-name="Source_20_Text"><text:s text:c="4"/>&lt;span class="hora"&gt;10:00&lt;/span&gt;</text:span></text:p>
            <text:p text:style-name="Preformatted_20_Text"><text:span text:style-name="Source_20_Text"><text:s text:c="4"/>&lt;span class="cupos"&gt;Agotado&lt;/span&gt;</text:span></text:p>
            <text:p text:style-name="Preformatted_20_Text"><text:span text:style-name="Source_20_Text"><text:s text:c="2"/>&lt;/button&gt;</text:span></text:p>
            <text:p text:style-name="P2"><text:span text:style-name="Source_20_Text">&lt;/div&gt;</text:span></text:p>
            <text:p text:style-name="Horizontal_20_Line"/>
            <text:h text:style-name="Heading_20_3" text:outline-level="3">¿Cómo sabe el sistema qué hora mostrar?</text:h>
            <text:p text:style-name="Text_20_body">Aquí entra tu lógica de Python en <text:span text:style-name="Source_20_Text">views.py</text:span>. Cuando la alumna pincha un día, tú haces este cálculo:</text:p>
            <text:p text:style-name="P28"><text:soft-page-break/>CuposDisponibles=(Reformersactivos)−(Reservasexistentesenesafecha/hora)</text:p>
            <text:p text:style-name="Text_20_body">Si Paula tiene 6 reformers y 1 está roto (<text:span text:style-name="Source_20_Text">activo=False</text:span>), tu total es 5. Si ya hay 5 alumnas anotadas a las 9:00 AM, el sistema marca esa hora como <text:span text:style-name="T1">Agotada</text:span>.</text:p>
            <text:p text:style-name="Horizontal_20_Line"/>
            <text:h text:style-name="Heading_20_3" text:outline-level="3">¿Qué te parece este "Test Visual" para la reserva?</text:h>
            <text:list text:style-name="L59">
              <text:list-item>
                <text:p text:style-name="P104"><text:span text:style-name="T1">Pantalla 1:</text:span> Menú de productos (El que ya hicimos con el "Pack 10", "Clase Suelta", etc.).</text:p>
              </text:list-item>
              <text:list-item>
                <text:p text:style-name="P104"><text:span text:style-name="T1">Pantalla 2:</text:span> Un calendario grande para elegir el día de inicio.</text:p>
              </text:list-item>
              <text:list-item>
                <text:p text:style-name="P104"><text:span text:style-name="T1">Pantalla 3:</text:span> Una lista de botones con las horas disponibles de ese día.</text:p>
              </text:list-item>
              <text:list-item>
                <text:p text:style-name="P104"><text:span text:style-name="T1">Pantalla 4:</text:span> Resumen de compra y botón de "Pagar".</text:p>
              </text:list-item>
            </text:list>
            <text:p text:style-name="Text_20_body"><text:span text:style-name="T1">¿Te gustaría que trabajemos en la lógica de la "Pantalla 3" (la que calcula los cupos libres por hora)?</text:span> Es el corazón del sistema.</text:p>
          </text:section>
        </text:section>
        <text:section text:style-name="Sect1" text:name="670d0b3e2fe422f9">
          <text:p text:style-name="P28"/>
          <text:section text:style-name="Sect1" text:name="user-query-content-38">
            <text:p text:style-name="P29">Tú dijiste</text:p>
            <text:p text:style-name="P30">y si elije pack recordar que el pack manda para todos los dias del pack la hora que elijio la alumna para el 1er dia entonces al seelccionar pack debe ver hacia adelnte el programa si estan libres porque puede haber una clase suelta reservada justo en algun dia y hora y chocan </text:p>
          </text:section>
          <text:h text:style-name="P1" text:outline-level="2">Gemini dijo</text:h>
          <text:section text:style-name="Sect2" text:name="model-response-message-contentr_670d0b3e2fe422f9">
            <text:p text:style-name="P28">¡Exactamente! Has detectado el <text:span text:style-name="T1">"punto crítico"</text:span> de tu lógica de negocio. Este es el desafío más interesante de programar: la <text:span text:style-name="T1">validación en cascada</text:span>.</text:p>
            <text:p text:style-name="Text_20_body">Cuando una alumna elige un <text:span text:style-name="T1">Pack</text:span>, no estás validando una sola reserva, estás validando un "paquete" de 10 fechas. Como bien dices, si el Miércoles de la próxima semana a las 10:00 ya hay 6 alumnas (aunque sea por clases sueltas), ese horario <text:span text:style-name="T1">no está disponible para el pack completo</text:span>.</text:p>
            <text:p text:style-name="Text_20_body">Aquí te explico cómo enfrentar esa lógica para que el sistema sea infalible:</text:p>
            <text:h text:style-name="Heading_20_3" text:outline-level="3">1. El concepto de "Disponibilidad Total"</text:h>
            <text:p text:style-name="Text_20_body">Para un Pack, una hora solo está disponible si hay <text:span text:style-name="T1">al menos un reformer libre en TODAS las fechas del ciclo</text:span>.</text:p>
            <text:p text:style-name="Text_20_body">Si el Pack es Lunes-Miércoles-Viernes:</text:p>
            <text:list text:style-name="L60">
              <text:list-item>
                <text:p text:style-name="P105">Día 1: ¿Hay cupo? (Sí)</text:p>
              </text:list-item>
              <text:list-item>
                <text:p text:style-name="P105">Día 2: ¿Hay cupo? (Sí)</text:p>
              </text:list-item>
              <text:list-item>
                <text:p text:style-name="P105">...</text:p>
              </text:list-item>
              <text:list-item>
                <text:p text:style-name="P105"><text:soft-page-break/>Día 7: <text:span text:style-name="T1">¿Hay cupo? (No, hay una clase suelta reservada)</text:span> -&gt; <text:span text:style-name="T1">RESULTADO:</text:span> Esa hora se marca como "No disponible para Pack" en el selector.</text:p>
              </text:list-item>
            </text:list>
            <text:h text:style-name="Heading_20_3" text:outline-level="3">2. La lógica del "Buscador de Disponibilidad" (Pseudocódigo)</text:h>
            <text:p text:style-name="Text_20_body">Cuando la alumna elige el Pack de 10 y selecciona una fecha de inicio, tu función en Django debería hacer algo así:</text:p>
            <text:p text:style-name="P28">Python</text:p>
            <text:p text:style-name="Preformatted_20_Text"><text:span text:style-name="Source_20_Text">def verificar_disponibilidad_pack(fecha_inicio, hora_elegida, esquema):</text:span></text:p>
            <text:p text:style-name="Preformatted_20_Text"><text:span text:style-name="Source_20_Text"><text:s text:c="4"/># 1. Generar la lista de las 10 fechas según el esquema (Lu-Mi-Vi o Ma-Ju)</text:span></text:p>
            <text:p text:style-name="Preformatted_20_Text"><text:span text:style-name="Source_20_Text"><text:s text:c="4"/>fechas_del_pack = generar_proximas_10_fechas(fecha_inicio, esquema)</text:span></text:p>
            <text:p text:style-name="Preformatted_20_Text"><text:span text:style-name="Source_20_Text"><text:s text:c="4"/></text:span></text:p>
            <text:p text:style-name="Preformatted_20_Text"><text:span text:style-name="Source_20_Text"><text:s text:c="4"/># 2. Obtener cuántos reformers están operativos hoy</text:span></text:p>
            <text:p text:style-name="Preformatted_20_Text"><text:span text:style-name="Source_20_Text"><text:s text:c="4"/>max_cupos = Reformer.objects.filter(activo=True).count()</text:span></text:p>
            <text:p text:style-name="Preformatted_20_Text"><text:span text:style-name="Source_20_Text"><text:s text:c="4"/></text:span></text:p>
            <text:p text:style-name="Preformatted_20_Text"><text:span text:style-name="Source_20_Text"><text:s text:c="4"/># 3. Validar CADA fecha</text:span></text:p>
            <text:p text:style-name="Preformatted_20_Text"><text:span text:style-name="Source_20_Text"><text:s text:c="4"/>for fecha in fechas_del_pack:</text:span></text:p>
            <text:p text:style-name="Preformatted_20_Text"><text:span text:style-name="Source_20_Text"><text:s text:c="8"/>ocupados = Reserva.objects.filter(fecha=fecha, hora=hora_elegida).count()</text:span></text:p>
            <text:p text:style-name="Preformatted_20_Text"><text:span text:style-name="Source_20_Text"><text:s text:c="8"/>if ocupados &gt;= max_cupos:</text:span></text:p>
            <text:p text:style-name="Preformatted_20_Text"><text:span text:style-name="Source_20_Text"><text:s text:c="12"/># Si tan solo un día está lleno, el pack no cabe en ese horario</text:span></text:p>
            <text:p text:style-name="Preformatted_20_Text"><text:span text:style-name="Source_20_Text"><text:s text:c="12"/>return False, f"El día {fecha} ya está completo."</text:span></text:p>
            <text:p text:style-name="Preformatted_20_Text"><text:span text:style-name="Source_20_Text"><text:s text:c="12"/></text:span></text:p>
            <text:p text:style-name="P2"><text:span text:style-name="Source_20_Text"><text:s text:c="4"/>return True, "Horario disponible para tu pack"</text:span></text:p>
            <text:h text:style-name="Heading_20_3" text:outline-level="3">3. La Experiencia de Usuario (UX) para evitar frustración</text:h>
            <text:p text:style-name="Text_20_body">Para que la alumna no esté adivinando, el flujo ideal sería:</text:p>
            <text:list text:style-name="L61">
              <text:list-item>
                <text:p text:style-name="P106"><text:span text:style-name="T1">Selección de Esquema:</text:span> Primero elige "Lunes - Miércoles - Viernes" o "Martes - Jueves".</text:p>
              </text:list-item>
              <text:list-item>
                <text:p text:style-name="P106"><text:span text:style-name="T1">Selección de Fecha de Inicio:</text:span> Elige qué día empieza.</text:p>
              </text:list-item>
              <text:list-item>
                <text:p text:style-name="P106"><text:span text:style-name="T1">Carga Dinámica (con HTMX o JS):</text:span> Al elegir el día, el sistema calcula en tiempo real y solo le muestra los botones de hora que están libres para <text:span text:style-name="T1">todo el ciclo</text:span>.</text:p>
                <text:list>
                  <text:list-item>
                    <text:p text:style-name="P106"><text:span text:style-name="T2">Ejemplo:</text:span> "A las 09:00 hrs puedes tomar el pack (Hay cupo los 10 días)".</text:p>
                  </text:list-item>
                  <text:list-item>
                    <text:p text:style-name="P106"><text:span text:style-name="T2">Ejemplo:</text:span> "A las 10:00 hrs <text:span text:style-name="T1">No disponible</text:span> (El próximo miércoles está lleno)".</text:p>
                  </text:list-item>
                </text:list>
              </text:list-item>
            </text:list>
            <text:h text:style-name="Heading_20_3" text:outline-level="3">4. ¿Cómo manejar el choque con la "Clase Suelta"?</text:h>
            <text:p text:style-name="Text_20_body">La <text:span text:style-name="T1">Clase Suelta</text:span> es el enemigo de los <text:span text:style-name="T1">Packs</text:span> porque ocupa un "ladrillo" que podría impedir una venta mayor. Paula tiene dos opciones estratégicas que tú puedes programar:</text:p>
            <text:list text:style-name="L62">
              <text:list-item>
                <text:p text:style-name="P107"><text:span text:style-name="T1">Prioridad al Pack:</text:span> El sistema solo permite reservar clases sueltas con máximo 48 horas de anticipación. Así dejas los cupos del futuro libres para que entren los Packs de 10.</text:p>
              </text:list-item>
              <text:list-item>
                <text:p text:style-name="P107"><text:span text:style-name="T1">Aforo Protegido:</text:span> Siempre dejar un Reformer (el #6) reservado solo para clases sueltas, y los otros 5 para Packs. (Esto es más avanzado de programar).</text:p>
              </text:list-item>
            </text:list>
            <text:h text:style-name="Heading_20_3" text:outline-level="3"><text:soft-page-break/>5. Propuesta de Pantalla de Reserva para Pack</text:h>
            <text:p text:style-name="Text_20_body">Podrías mostrarle un resumen antes de pagar:</text:p>
            <text:p text:style-name="P24">Confirmación de tu Pack:</text:p>
            <text:list text:style-name="L63">
              <text:list-item>
                <text:p text:style-name="P26">✅ Lun 10 Mar - 09:00</text:p>
              </text:list-item>
              <text:list-item>
                <text:p text:style-name="P26">✅ Mie 12 Mar - 09:00</text:p>
              </text:list-item>
              <text:list-item>
                <text:p text:style-name="P26">✅ Vie 14 Mar - 09:00</text:p>
              </text:list-item>
              <text:list-item>
                <text:p text:style-name="P26">... (así hasta la clase 10)</text:p>
              </text:list-item>
            </text:list>
            <text:p text:style-name="Quotations"><text:span text:style-name="T1">Total a pagar: $140.000</text:span> [ Botón Webpay ]</text:p>
            <text:p text:style-name="Text_20_body"><text:span text:style-name="T1">¿Te gustaría que te ayude con la función de Python que genera automáticamente esas 10 fechas saltándose los feriados chilenos?</text:span> Eso sería de gran ayuda para Paula.</text:p>
          </text:section>
        </text:section>
        <text:section text:style-name="Sect1" text:name="5c1207a93c8ca990">
          <text:p text:style-name="P28"/>
          <text:section text:style-name="Sect1" text:name="user-query-content-39">
            <text:p text:style-name="P29">Tú dijiste</text:p>
            <text:p text:style-name="P30">si de todas maneras necesito esa lbreria implementada </text:p>
          </text:section>
          <text:h text:style-name="P1" text:outline-level="2">Gemini dijo</text:h>
          <text:section text:style-name="Sect2" text:name="model-response-message-contentr_5c1207a93c8ca990">
            <text:p text:style-name="P28">¡Excelente decisión! La gestión de feriados es fundamental para que el "calendario no se corra" y el pack termine cuando corresponde. Para esto, en Chile usamos la librería <text:span text:style-name="Source_20_Text">holidays</text:span>.</text:p>
            <text:p text:style-name="Text_20_body">Aquí tienes los pasos para implementarla en tu lógica de reserva:</text:p>
            <text:h text:style-name="Heading_20_3" text:outline-level="3">1. Instalar la librería</text:h>
            <text:p text:style-name="Text_20_body">En tu terminal con el entorno virtual activo:</text:p>
            <text:p text:style-name="P28">Bash</text:p>
            <text:p text:style-name="P2"><text:span text:style-name="Source_20_Text">pip install holidays</text:span></text:p>
            <text:h text:style-name="Heading_20_3" text:outline-level="3">2. La función "Cerebro" para generar el Pack</text:h>
            <text:p text:style-name="Text_20_body">Esta función es la que usarás en tu <text:span text:style-name="Source_20_Text">views.py</text:span>. Toma una fecha de inicio, el esquema elegido y te devuelve las 10 fechas exactas donde habrá clases, saltándose los feriados automáticamente.</text:p>
            <text:p text:style-name="P28">Python</text:p>
            <text:p text:style-name="Preformatted_20_Text"><text:span text:style-name="Source_20_Text">import holidays</text:span></text:p>
            <text:p text:style-name="Preformatted_20_Text"><text:span text:style-name="Source_20_Text">from datetime import timedelta</text:span></text:p>
            <text:p text:style-name="Preformatted_20_Text"/>
            <text:p text:style-name="Preformatted_20_Text"><text:span text:style-name="Source_20_Text">def generar_fechas_pack(fecha_inicio, esquema, cantidad_clases=10):</text:span></text:p>
            <text:p text:style-name="Preformatted_20_Text"><text:span text:style-name="Source_20_Text"><text:s text:c="4"/>"""</text:span></text:p>
            <text:p text:style-name="Preformatted_20_Text"><text:soft-page-break/><text:span text:style-name="Source_20_Text"><text:s text:c="4"/>fecha_inicio: objeto date</text:span></text:p>
            <text:p text:style-name="Preformatted_20_Text"><text:span text:style-name="Source_20_Text"><text:s text:c="4"/>esquema: lista de números (0=Lunes, 2=Miércoles, 4=Viernes, etc.)</text:span></text:p>
            <text:p text:style-name="Preformatted_20_Text"><text:span text:style-name="Source_20_Text"><text:s text:c="4"/>"""</text:span></text:p>
            <text:p text:style-name="Preformatted_20_Text"><text:span text:style-name="Source_20_Text"><text:s text:c="4"/>clases_programadas = []</text:span></text:p>
            <text:p text:style-name="Preformatted_20_Text"><text:span text:style-name="Source_20_Text"><text:s text:c="4"/>fecha_actual = fecha_inicio</text:span></text:p>
            <text:p text:style-name="Preformatted_20_Text"><text:span text:style-name="Source_20_Text"><text:s text:c="4"/></text:span></text:p>
            <text:p text:style-name="Preformatted_20_Text"><text:span text:style-name="Source_20_Text"><text:s text:c="4"/># Configuramos los feriados de Chile</text:span></text:p>
            <text:p text:style-name="Preformatted_20_Text"><text:span text:style-name="Source_20_Text"><text:s text:c="4"/>feriados_cl = holidays.Chile()</text:span></text:p>
            <text:p text:style-name="Preformatted_20_Text"/>
            <text:p text:style-name="Preformatted_20_Text"><text:span text:style-name="Source_20_Text"><text:s text:c="4"/>while len(clases_programadas) &lt; cantidad_clases:</text:span></text:p>
            <text:p text:style-name="Preformatted_20_Text"><text:span text:style-name="Source_20_Text"><text:s text:c="8"/># 1. ¿El día de la semana actual está en el esquema elegido?</text:span></text:p>
            <text:p text:style-name="Preformatted_20_Text"><text:span text:style-name="Source_20_Text"><text:s text:c="8"/>if fecha_actual.weekday() in esquema:</text:span></text:p>
            <text:p text:style-name="Preformatted_20_Text"><text:span text:style-name="Source_20_Text"><text:s text:c="12"/># 2. ¿Es feriado?</text:span></text:p>
            <text:p text:style-name="Preformatted_20_Text"><text:span text:style-name="Source_20_Text"><text:s text:c="12"/>if fecha_actual in feriados_cl:</text:span></text:p>
            <text:p text:style-name="Preformatted_20_Text"><text:span text:style-name="Source_20_Text"><text:s text:c="16"/># Si es feriado, no lo agregamos y simplemente saltamos al día siguiente</text:span></text:p>
            <text:p text:style-name="Preformatted_20_Text"><text:span text:style-name="Source_20_Text"><text:s text:c="16"/># (La regla de Paula: el calendario NO se corre, la clase se pierde/salta)</text:span></text:p>
            <text:p text:style-name="Preformatted_20_Text"><text:span text:style-name="Source_20_Text"><text:s text:c="16"/>pass </text:span></text:p>
            <text:p text:style-name="Preformatted_20_Text"><text:span text:style-name="Source_20_Text"><text:s text:c="12"/>else:</text:span></text:p>
            <text:p text:style-name="Preformatted_20_Text"><text:span text:style-name="Source_20_Text"><text:s text:c="16"/># Si es un día válido y no es feriado, se agenda</text:span></text:p>
            <text:p text:style-name="Preformatted_20_Text"><text:span text:style-name="Source_20_Text"><text:s text:c="16"/>clases_programadas.append(fecha_actual)</text:span></text:p>
            <text:p text:style-name="Preformatted_20_Text"><text:span text:style-name="Source_20_Text"><text:s text:c="8"/></text:span></text:p>
            <text:p text:style-name="Preformatted_20_Text"><text:span text:style-name="Source_20_Text"><text:s text:c="8"/># Avanzamos al día siguiente para seguir evaluando</text:span></text:p>
            <text:p text:style-name="Preformatted_20_Text"><text:span text:style-name="Source_20_Text"><text:s text:c="8"/>fecha_actual += timedelta(days=1)</text:span></text:p>
            <text:p text:style-name="Preformatted_20_Text"><text:span text:style-name="Source_20_Text"><text:s text:c="8"/></text:span></text:p>
            <text:p text:style-name="P2"><text:span text:style-name="Source_20_Text"><text:s text:c="4"/>return clases_programadas</text:span></text:p>
            <text:h text:style-name="Heading_20_3" text:outline-level="3">3. Cómo usarla en tu flujo de reserva</text:h>
            <text:p text:style-name="Text_20_body">Cuando la alumna elija <text:span text:style-name="T1">Lunes-Miércoles-Viernes</text:span> (esquema <text:span text:style-name="Source_20_Text">[0, 2, 4]</text:span>) partiendo el próximo lunes:</text:p>
            <text:p text:style-name="P28">Python</text:p>
            <text:p text:style-name="Preformatted_20_Text"><text:span text:style-name="Source_20_Text"># Ejemplo de uso en una vista:</text:span></text:p>
            <text:p text:style-name="Preformatted_20_Text"><text:span text:style-name="Source_20_Text">fechas_finales = generar_fechas_pack(fecha_seleccionada, [0, 2, 4])</text:span></text:p>
            <text:p text:style-name="Preformatted_20_Text"/>
            <text:p text:style-name="Preformatted_20_Text"><text:span text:style-name="Source_20_Text"># Ahora validamos disponibilidad en la BD para CADA una de esas fechas</text:span></text:p>
            <text:p text:style-name="Preformatted_20_Text"><text:span text:style-name="Source_20_Text">for f in fechas_finales:</text:span></text:p>
            <text:p text:style-name="Preformatted_20_Text"><text:span text:style-name="Source_20_Text"><text:s text:c="4"/># Aquí verificas lo que hablamos: que haya reformers libres a la hora X en la fecha f</text:span></text:p>
            <text:p text:style-name="P2"><text:span text:style-name="Source_20_Text"><text:s text:c="4"/># Si todo está OK, procedes al pago.</text:span></text:p>
            <text:h text:style-name="Heading_20_3" text:outline-level="3">Por qué esto es perfecto para Paula:</text:h>
            <text:list text:style-name="L64">
              <text:list-item>
                <text:p text:style-name="P108"><text:span text:style-name="T1">Precisión:</text:span> <text:span text:style-name="Source_20_Text">holidays</text:span> se actualiza con los feriados irrenunciables y los que se mueven a lunes.</text:p>
              </text:list-item>
              <text:list-item>
                <text:p text:style-name="P108"><text:span text:style-name="T1">Transparencia:</text:span> Antes de pagar, le puedes mostrar a la alumna la lista: <text:span text:style-name="T2">"Tus clases serán: 10/05, 12/05, 17/05 (el 14/05 es feriado y no se cuenta)..."</text:span> etc.</text:p>
              </text:list-item>
              <text:list-item>
                <text:p text:style-name="P108"><text:span text:style-name="T1">Cero Manual:</text:span> Paula no tiene que estar revisando el calendario cada vez que vende un pack.</text:p>
              </text:list-item>
            </text:list>
            <text:p text:style-name="P33">¿Te gustaría que integremos esta función dentro de una View de Django para que haga la validación completa contra los Reformers?</text:p>
          </text:section>
        </text:section>
        <text:section text:style-name="Sect1" text:name="434c53314c313a7b">
          <text:p text:style-name="P28"/>
          <text:section text:style-name="Sect1" text:name="user-query-content-40">
            <text:p text:style-name="P29"><text:soft-page-break/>Tú dijiste</text:p>
            <text:p text:style-name="P30">o sea el sistema cuando la alumna pincha para "ver" si esta abierrta la carretera de dias y horas hacia el futuro, el sistema chequea si no esta opucado ya AND feriado chileno </text:p>
          </text:section>
          <text:h text:style-name="P1" text:outline-level="2">Gemini dijo</text:h>
          <text:section text:style-name="Sect2" text:name="model-response-message-contentr_434c53314c313a7b">
            <text:p text:style-name="P28">Exactamente. El sistema actúa como un <text:span text:style-name="T1">filtro de tres capas</text:span> antes de mostrarle el botón de "Confirmar y Pagar" a la alumna.</text:p>
            <text:p text:style-name="Text_20_body">Para que la "carretera" esté abierta para un Pack, cada kilómetro (cada clase) debe cumplir tres condiciones. Si una falla, el horario completo para ese pack se bloquea.</text:p>
            <text:h text:style-name="Heading_20_3" text:outline-level="3">Las 3 Capas del Filtro:</text:h>
            <text:list text:style-name="L65">
              <text:list-item>
                <text:p text:style-name="P109"><text:span text:style-name="T1">Capa Calendario (Feriados):</text:span> El sistema consulta la librería <text:span text:style-name="Source_20_Text">holidays</text:span>. Si el día cae 18 de septiembre o 1 de mayo, esa fecha <text:span text:style-name="T1">se salta</text:span> y el pack se extiende un día más hacia el futuro. La alumna no pierde su clase, el pack "esquiva" el feriado.</text:p>
              </text:list-item>
              <text:list-item>
                <text:p text:style-name="P109"><text:span text:style-name="T1">Capa Hardware (Reformers ON/OFF):</text:span> El sistema mira cuántos reformers están activos. Si Paula apagó el #3 por mantención, el "techo" de esa hora baja de 6 a 5 automáticamente.</text:p>
              </text:list-item>
              <text:list-item>
                <text:p text:style-name="P109"><text:span text:style-name="T1">Capa Ocupación (Reservas Existentes):</text:span> El sistema cuenta cuántas personas ya pagaron para esa hora específica en esa fecha específica.</text:p>
              </text:list-item>
            </text:list>
            <text:p text:style-name="Horizontal_20_Line"/>
            <text:h text:style-name="Heading_20_3" text:outline-level="3">Así se vería la lógica en tu "carretera" hacia el futuro:</text:h>
            <text:p text:style-name="Text_20_body">Para un <text:span text:style-name="T1">Pack de 10 clases</text:span>, el sistema hace este chequeo interno en milisegundo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Contents">Clase</text:p>
                  </table:table-cell>
                  <table:table-cell table:style-name="Table2.A1" office:value-type="string">
                    <text:p text:style-name="Table_20_Contents">Fecha</text:p>
                  </table:table-cell>
                  <table:table-cell table:style-name="Table2.A1" office:value-type="string">
                    <text:p text:style-name="Table_20_Contents">¿Es Feriado?</text:p>
                  </table:table-cell>
                  <table:table-cell table:style-name="Table2.A1" office:value-type="string">
                    <text:p text:style-name="Table_20_Contents">¿Hay Reformer Libre?</text:p>
                  </table:table-cell>
                  <table:table-cell table:style-name="Table2.A1" office:value-type="string">
                    <text:p text:style-name="Table_20_Contents">Resultado</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Lu 10 Mar</text:p>
                </table:table-cell>
                <table:table-cell table:style-name="Table2.A1" office:value-type="string">
                  <text:p text:style-name="Table_20_Contents">No</text:p>
                </table:table-cell>
                <table:table-cell table:style-name="Table2.A1" office:value-type="string">
                  <text:p text:style-name="Table_20_Contents">Sí (4/6 ocupados)</text:p>
                </table:table-cell>
                <table:table-cell table:style-name="Table2.A1" office:value-type="string">
                  <text:p text:style-name="Table_20_Contents">✅ OK</text:p>
                </table:table-cell>
              </table:table-row>
              <table:table-row>
                <table:table-cell table:style-name="Table2.A1" office:value-type="string">
                  <text:p text:style-name="Table_20_Contents">2</text:p>
                </table:table-cell>
                <table:table-cell table:style-name="Table2.A1" office:value-type="string">
                  <text:p text:style-name="Table_20_Contents">Mi 12 Mar</text:p>
                </table:table-cell>
                <table:table-cell table:style-name="Table2.A1" office:value-type="string">
                  <text:p text:style-name="Table_20_Contents">No</text:p>
                </table:table-cell>
                <table:table-cell table:style-name="Table2.A1" office:value-type="string">
                  <text:p text:style-name="Table_20_Contents">Sí (2/6 ocupados)</text:p>
                </table:table-cell>
                <table:table-cell table:style-name="Table2.A1" office:value-type="string">
                  <text:p text:style-name="Table_20_Contents">✅ OK</text:p>
                </table:table-cell>
              </table:table-row>
              <table:table-row>
                <table:table-cell table:style-name="Table2.A1" office:value-type="string">
                  <text:p text:style-name="Table_20_Contents">--</text:p>
                </table:table-cell>
                <table:table-cell table:style-name="Table2.A1" office:value-type="string">
                  <text:p text:style-name="P27">Vi 14 Mar</text:p>
                </table:table-cell>
                <table:table-cell table:style-name="Table2.A1" office:value-type="string">
                  <text:p text:style-name="P27">SÍ (Feriado)</text:p>
                </table:table-cell>
                <table:table-cell table:style-name="Table2.A1" office:value-type="string">
                  <text:p text:style-name="Table_20_Contents">--</text:p>
                </table:table-cell>
                <table:table-cell table:style-name="Table2.A1" office:value-type="string">
                  <text:p text:style-name="Table_20_Contents"><text:span text:style-name="T1">Saltar día</text:span> ⏩</text:p>
                </table:table-cell>
              </table:table-row>
              <table:table-row>
                <table:table-cell table:style-name="Table2.A1" office:value-type="string">
                  <text:p text:style-name="Table_20_Contents">3</text:p>
                </table:table-cell>
                <table:table-cell table:style-name="Table2.A1" office:value-type="string">
                  <text:p text:style-name="Table_20_Contents">Lu 17 Mar</text:p>
                </table:table-cell>
                <table:table-cell table:style-name="Table2.A1" office:value-type="string">
                  <text:p text:style-name="Table_20_Contents">No</text:p>
                </table:table-cell>
                <table:table-cell table:style-name="Table2.A1" office:value-type="string">
                  <text:p text:style-name="Table_20_Contents">Sí (5/6 ocupados)</text:p>
                </table:table-cell>
                <table:table-cell table:style-name="Table2.A1" office:value-type="string">
                  <text:p text:style-name="Table_20_Contents">✅ OK</text:p>
                </table:table-cell>
              </table:table-row>
              <table:table-row>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A1" office:value-type="string">
                  <text:p text:style-name="Table_20_Contents">10</text:p>
                </table:table-cell>
                <table:table-cell table:style-name="Table2.A1" office:value-type="string">
                  <text:p text:style-name="Table_20_Contents">Lu 31 Mar</text:p>
                </table:table-cell>
                <table:table-cell table:style-name="Table2.A1" office:value-type="string">
                  <text:p text:style-name="Table_20_Contents">No</text:p>
                </table:table-cell>
                <table:table-cell table:style-name="Table2.A1" office:value-type="string">
                  <text:p text:style-name="P27">No (6/6 ocupados)</text:p>
                </table:table-cell>
                <table:table-cell table:style-name="Table2.A1" office:value-type="string">
                  <text:p text:style-name="Table_20_Contents">❌ <text:span text:style-name="T1">BLOQUEAR HORARIO</text:span></text:p>
                </table:table-cell>
              </table:table-row>
            </table:table>
            <text:p text:style-name="Text_20_body"><text:span text:style-name="T1">Resultado final:</text:span> Si la clase 10 chocó porque ese lunes justo hay 6 alumnas de "clase suelta", el sistema le dirá a la alumna: <text:span text:style-name="T2">"Lo sentimos, este horario no está disponible para el pack completo. Prueba una hora antes o después"</text:span>.</text:p>
            <text:p text:style-name="Horizontal_20_Line"/>
            <text:h text:style-name="Heading_20_3" text:outline-level="3">¿Cómo programamos esto para que no sea lento?</text:h>
            <text:p text:style-name="Text_20_body">Para que la página no se quede "pensando", usaremos una función de validación rápida en <text:span text:style-name="Source_20_Text">views.py</text:span>.</text:p>
            <text:p text:style-name="Text_20_body"><text:span text:style-name="T1">¿Quieres que te prepare el código de la "Vista de Validación"?</text:span> Sería la que recibe:</text:p>
            <text:list text:style-name="L66">
              <text:list-item>
                <text:p text:style-name="P110"><text:soft-page-break/><text:span text:style-name="Source_20_Text">ID_ALUMNA</text:span></text:p>
              </text:list-item>
              <text:list-item>
                <text:p text:style-name="P110"><text:span text:style-name="Source_20_Text">FECHA_INICIO</text:span></text:p>
              </text:list-item>
              <text:list-item>
                <text:p text:style-name="P110"><text:span text:style-name="Source_20_Text">HORA_ELEGIDA</text:span></text:p>
              </text:list-item>
              <text:list-item>
                <text:p text:style-name="P110"><text:span text:style-name="Source_20_Text">ESQUEMA</text:span> (ej: Lu-Mi-Vi)</text:p>
              </text:list-item>
            </text:list>
            <text:p text:style-name="Text_20_body">Y te devuelve un <text:span text:style-name="T1">JSON</text:span> diciendo: <text:span text:style-name="Source_20_Text">"disponible": true</text:span> o <text:span text:style-name="Source_20_Text">"error": "El día 31 de Marzo está lleno"</text:span>. Esto es lo que conectaremos luego con el botón de pago.</text:p>
          </text:section>
        </text:section>
        <text:section text:style-name="Sect1" text:name="626b233568d78365">
          <text:p text:style-name="P28"/>
          <text:section text:style-name="Sect1" text:name="user-query-content-41">
            <text:p text:style-name="P29">Tú dijiste</text:p>
            <text:p text:style-name="P30">el numero de reformer es transparente al alumno </text:p>
          </text:section>
          <text:h text:style-name="P1" text:outline-level="2">Gemini dijo</text:h>
          <text:section text:style-name="Sect2" text:name="model-response-message-contentr_626b233568d78365">
            <text:p text:style-name="P28">Exacto. Para la alumna, el proceso debe ser <text:span text:style-name="T1">simple y zen</text:span>: ella solo quiere saber si "hay cupo" o no. El hecho de que el sistema le asigne el Reformer #3 o el #5 es un detalle técnico que ocurre "bajo el capó" para asegurar que Paula no sobrevenda la sala.</text:p>
            <text:p text:style-name="Text_20_body">Aquí tienes cómo manejar esa <text:span text:style-name="T1">transparencia</text:span> y la lógica de la "carretera" de disponibilidad en una vista de Django:</text:p>
            <text:h text:style-name="Heading_20_3" text:outline-level="3">1. La lógica de "Asignación Silenciosa"</text:h>
            <text:p text:style-name="Text_20_body">Cuando la alumna consulta una hora, el sistema no le pregunta "¿Qué máquina quieres?". El sistema hace lo siguiente:</text:p>
            <text:list text:style-name="L67">
              <text:list-item>
                <text:p text:style-name="P111">Busca todos los reformers activos (<text:span text:style-name="Source_20_Text">activo=True</text:span>).</text:p>
              </text:list-item>
              <text:list-item>
                <text:p text:style-name="P111">Cruza esa lista con los reformers ya ocupados en esa fecha/hora.</text:p>
              </text:list-item>
              <text:list-item>
                <text:p text:style-name="P111">Si sobran, le dice "Disponible".</text:p>
              </text:list-item>
              <text:list-item>
                <text:p text:style-name="P111">Al momento de pagar, el sistema le asigna <text:span text:style-name="T1">el primer ID disponible</text:span> de forma automática.</text:p>
              </text:list-item>
            </text:list>
            <text:h text:style-name="Heading_20_3" text:outline-level="3">2. La Vista de Validación (El Corazón del Sistema)</text:h>
            <text:p text:style-name="Text_20_body">Esta función en <text:span text:style-name="Source_20_Text">views.py</text:span> es la que chequea si la "carretera" está despejada para un pack de 10 clases:</text:p>
            <text:p text:style-name="P28">Python</text:p>
            <text:p text:style-name="Preformatted_20_Text"><text:span text:style-name="Source_20_Text">from django.http import JsonResponse</text:span></text:p>
            <text:p text:style-name="Preformatted_20_Text"><text:span text:style-name="Source_20_Text">from .models import Reformer, Reserva</text:span></text:p>
            <text:p text:style-name="Preformatted_20_Text"><text:span text:style-name="Source_20_Text">from .utils import generar_fechas_pack # La función con holidays que vimos</text:span></text:p>
            <text:p text:style-name="Preformatted_20_Text"/>
            <text:p text:style-name="Preformatted_20_Text"><text:span text:style-name="Source_20_Text">def verificar_disponibilidad_pack(request):</text:span></text:p>
            <text:p text:style-name="Preformatted_20_Text"><text:span text:style-name="Source_20_Text"><text:s text:c="4"/>fecha_inicio = request.GET.get('fecha_inicio')</text:span></text:p>
            <text:p text:style-name="Preformatted_20_Text"><text:span text:style-name="Source_20_Text"><text:s text:c="4"/>hora_elegida = request.GET.get('hora')</text:span></text:p>
            <text:p text:style-name="Preformatted_20_Text"><text:span text:style-name="Source_20_Text"><text:s text:c="4"/>esquema = [0, 2, 4] # Ejemplo: Lu-Mi-Vi</text:span></text:p>
            <text:p text:style-name="Preformatted_20_Text"><text:soft-page-break/><text:span text:style-name="Source_20_Text"><text:s text:c="4"/></text:span></text:p>
            <text:p text:style-name="Preformatted_20_Text"><text:span text:style-name="Source_20_Text"><text:s text:c="4"/># 1. Generamos las 10 fechas (saltando feriados)</text:span></text:p>
            <text:p text:style-name="Preformatted_20_Text"><text:span text:style-name="Source_20_Text"><text:s text:c="4"/>fechas_del_pack = generar_fechas_pack(fecha_inicio, esquema, 10)</text:span></text:p>
            <text:p text:style-name="Preformatted_20_Text"><text:span text:style-name="Source_20_Text"><text:s text:c="4"/></text:span></text:p>
            <text:p text:style-name="Preformatted_20_Text"><text:span text:style-name="Source_20_Text"><text:s text:c="4"/># 2. Obtenemos los reformers que Paula tiene operativos hoy</text:span></text:p>
            <text:p text:style-name="Preformatted_20_Text"><text:span text:style-name="Source_20_Text"><text:s text:c="4"/>reformers_activos = Reformer.objects.filter(activo=True)</text:span></text:p>
            <text:p text:style-name="Preformatted_20_Text"><text:span text:style-name="Source_20_Text"><text:s text:c="4"/>total_maquinas = reformers_activos.count()</text:span></text:p>
            <text:p text:style-name="Preformatted_20_Text"/>
            <text:p text:style-name="Preformatted_20_Text"><text:span text:style-name="Source_20_Text"><text:s text:c="4"/># 3. Revisamos cada tramo de la "carretera"</text:span></text:p>
            <text:p text:style-name="Preformatted_20_Text"><text:span text:style-name="Source_20_Text"><text:s text:c="4"/>for fecha in fechas_del_pack:</text:span></text:p>
            <text:p text:style-name="Preformatted_20_Text"><text:span text:style-name="Source_20_Text"><text:s text:c="8"/># ¿Cuántos reformers están ocupados en este momento exacto?</text:span></text:p>
            <text:p text:style-name="Preformatted_20_Text"><text:span text:style-name="Source_20_Text"><text:s text:c="8"/>ocupados = Reserva.objects.filter(fecha=fecha, hora=hora_elegida).count()</text:span></text:p>
            <text:p text:style-name="Preformatted_20_Text"><text:span text:style-name="Source_20_Text"><text:s text:c="8"/></text:span></text:p>
            <text:p text:style-name="Preformatted_20_Text"><text:span text:style-name="Source_20_Text"><text:s text:c="8"/>if ocupados &gt;= total_maquinas:</text:span></text:p>
            <text:p text:style-name="Preformatted_20_Text"><text:span text:style-name="Source_20_Text"><text:s text:c="12"/>return JsonResponse({</text:span></text:p>
            <text:p text:style-name="Preformatted_20_Text"><text:span text:style-name="Source_20_Text"><text:s text:c="16"/>'disponible': False,</text:span></text:p>
            <text:p text:style-name="Preformatted_20_Text"><text:span text:style-name="Source_20_Text"><text:s text:c="16"/>'error': f'Lo sentimos, el día {fecha.strftime("%d/%m")} a las {hora_elegida} ya está lleno.'</text:span></text:p>
            <text:p text:style-name="Preformatted_20_Text"><text:span text:style-name="Source_20_Text"><text:s text:c="12"/>})</text:span></text:p>
            <text:p text:style-name="Preformatted_20_Text"/>
            <text:p text:style-name="Preformatted_20_Text"><text:span text:style-name="Source_20_Text"><text:s text:c="4"/># 4. Si pasó todo el bucle, la carretera está despejada</text:span></text:p>
            <text:p text:style-name="Preformatted_20_Text"><text:span text:style-name="Source_20_Text"><text:s text:c="4"/>return JsonResponse({</text:span></text:p>
            <text:p text:style-name="Preformatted_20_Text"><text:span text:style-name="Source_20_Text"><text:s text:c="8"/>'disponible': True,</text:span></text:p>
            <text:p text:style-name="Preformatted_20_Text"><text:span text:style-name="Source_20_Text"><text:s text:c="8"/>'fechas': [f.strftime("%Y-%m-%d") for f in fechas_del_pack]</text:span></text:p>
            <text:p text:style-name="P2"><text:span text:style-name="Source_20_Text"><text:s text:c="4"/>})</text:span></text:p>
            <text:p text:style-name="Horizontal_20_Line"/>
            <text:h text:style-name="Heading_20_3" text:outline-level="3">3. ¿Cómo se ve esto para la Alumna?</text:h>
            <text:p text:style-name="Text_20_body">En el frontend, la transparencia se traduce en una interfaz limpia. Ella solo interactúa con estados de "Habilitado/Deshabilitado".</text:p>
            <text:list text:style-name="L68">
              <text:list-item>
                <text:p text:style-name="P112"><text:span text:style-name="T1">Paso A:</text:span> Elige "Pack 10 - Reformer".</text:p>
              </text:list-item>
              <text:list-item>
                <text:p text:style-name="P112"><text:span text:style-name="T1">Paso B:</text:span> Selecciona Lunes 16 de Marzo en el calendario.</text:p>
              </text:list-item>
              <text:list-item>
                <text:p text:style-name="P112"><text:span text:style-name="T1">Paso C:</text:span> El sistema corre la función de arriba.</text:p>
                <text:list>
                  <text:list-item>
                    <text:p text:style-name="P112">Si la respuesta es <text:span text:style-name="Source_20_Text">disponible: True</text:span>, el botón de "Pagar" se pone verde.</text:p>
                  </text:list-item>
                  <text:list-item>
                    <text:p text:style-name="P112">Si es <text:span text:style-name="Source_20_Text">False</text:span>, aparece un mensaje: <text:span text:style-name="T2">"Oh, una de las clases del ciclo (23/03) no tiene cupo. Prueba en otro horario"</text:span>.</text:p>
                  </text:list-item>
                </text:list>
              </text:list-item>
            </text:list>
            <text:h text:style-name="Heading_20_3" text:outline-level="3">4. ¿Por qué esto es mejor para Paula?</text:h>
            <text:p text:style-name="Text_20_body">Si un reformer se rompe, Paula solo entra al Admin, pone el Reformer #2 en <text:span text:style-name="T1">OFF</text:span> y, automáticamente, todas las futuras consultas de packs o clases sueltas verán que el cupo bajó.</text:p>
            <text:p text:style-name="P33">El sistema se protege solo.</text:p>
            <text:p text:style-name="Text_20_body">¿Te gustaría que preparemos el <text:span text:style-name="T1">Javascript</text:span> (usando Fetch o HTMX) para que este chequeo ocurra apenas la alumna cambie la fecha en el calendario, sin que tenga que refrescar la página?</text:p>
          </text:section>
        </text:section>
        <text:section text:style-name="Sect1" text:name="1dc1a2cbefa0bdff">
          <text:p text:style-name="P28"/>
          <text:section text:style-name="Sect1" text:name="user-query-content-42">
            <text:p text:style-name="P29"><text:soft-page-break/>Tú dijiste</text:p>
            <text:p text:style-name="P30">creo que he aprenddio mas en este proyetco que en dos años </text:p>
          </text:section>
          <text:h text:style-name="P1" text:outline-level="2">Gemini dijo</text:h>
          <text:section text:style-name="Sect2" text:name="model-response-message-contentr_1dc1a2cbefa0bdff">
            <text:p text:style-name="P28">¡Esa es la mejor sensación del mundo! Y tiene una explicación muy real: <text:span text:style-name="T1">no estás estudiando, estás construyendo.</text:span></text:p>
            <text:p text:style-name="Text_20_body">Aprender programación de forma teórica es como leer sobre Pilates sin subirse nunca a un reformer: entiendes el concepto, pero no sabes cómo responde el músculo. En este proyecto, estás enfrentando problemas de ingeniería de software reales (concurrencia, gestión de recursos, lógica de fechas, integridad de datos) aplicados a un negocio que te importa.</text:p>
            <text:p text:style-name="Text_20_body">Aquí te resumo las <text:span text:style-name="T1">4 grandes lecciones de ingeniería</text:span> que te estás llevando puestas:</text:p>
            <text:h text:style-name="Heading_20_3" text:outline-level="3">1. El Poder del Modelo (Data-Driven Design)</text:h>
            <text:p text:style-name="Text_20_body">En lugar de "dibujar" el sistema, lo estás <text:span text:style-name="T1">modelando</text:span>. Al decidir que el <text:span text:style-name="Source_20_Text">Reformer</text:span> es una entidad con estado ON/OFF, dejaste de ser un diseñador de páginas web y te convertiste en un <text:span text:style-name="T1">arquitecto de sistemas</text:span>. El software ahora "entiende" la realidad física de Paula.</text:p>
            <text:h text:style-name="Heading_20_3" text:outline-level="3">2. Normalización vs. Redundancia</text:h>
            <text:p text:style-name="Text_20_body">Tu idea de que el Pack de 10 sea simplemente una lista de 10 clases sueltas es el <text:span text:style-name="T1">principio DRY</text:span> (<text:span text:style-name="T2">Don't Repeat Yourself</text:span>). Si mañana cambia el horario de una clase, no tienes que editar un "Pack completo", solo editas la instancia de esa clase. Eso es eficiencia pura.</text:p>
            <text:h text:style-name="Heading_20_3" text:outline-level="3">3. El "Psicópata" (Postgres) y la Capa de Abstracción</text:h>
            <text:p text:style-name="Text_20_body">Aprendiste que no importa dónde guardas los datos (SQLite o Postgres) mientras uses un buen <text:span text:style-name="T1">ORM</text:span> (el de Django). Esa capacidad de mover tu base de datos de tu laptop a la nube (Supabase) sin cambiar tu código es lo que permite que las aplicaciones escalen.</text:p>
            <text:h text:style-name="Heading_20_3" text:outline-level="3">4. Lógica de Negocio (Edge Cases)</text:h>
            <text:p text:style-name="Text_20_body">Manejar los feriados chilenos y el choque de horarios de los Packs te enseñó a pensar en los <text:span text:style-name="T1">"Casos de Borde"</text:span>. Un programador junior asume que todo saldrá bien; un programador senior (en lo que te estás convirtiendo) programa pensando en qué pasa cuando el calendario tiene un feriado o una máquina se rompe.</text:p>
            <text:p text:style-name="Horizontal_20_Line"/>
            <text:h text:style-name="Heading_20_3" text:outline-level="3">¿Cuál es el siguiente "ladrillo"?</text:h>
            <text:p text:style-name="Text_20_body">Ahora que tienes la teoría clara y la base de datos lista para Postgres, tenemos que hacer que el sistema sea <text:span text:style-name="T1">"atómico"</text:span>.</text:p>
            <text:p text:style-name="Quotations"><text:soft-page-break/><text:span text:style-name="T1">Próximo reto:</text:span> Cuando la alumna paga, el sistema tiene que escribir las 10 reservas <text:span text:style-name="T1">o ninguna</text:span>. Si falla el pago en la clase 5, no podemos dejar 4 reservas hechas y 6 no. Eso se llama <text:span text:style-name="T1">Transacción de Base de Datos</text:span>.</text:p>
            <text:p text:style-name="Text_20_body"><text:span text:style-name="T1">¿Te sientes con energía para que armemos el script de la "Transacción" que guarda el Pack completo una vez que el pago es confirmado?</text:span> Es el último paso para que la carretera esté pavimentada.</text:p>
          </text:section>
        </text:section>
        <text:section text:style-name="Sect1" text:name="051a354e96883952">
          <text:p text:style-name="P28"/>
          <text:section text:style-name="Sect1" text:name="user-query-content-43">
            <text:p text:style-name="P29">Tú dijiste</text:p>
            <text:p text:style-name="P30">me peudes dar todos los codigos y pasos hasta ahora de toda nuestra conversacion? </text:p>
          </text:section>
          <text:h text:style-name="P1" text:outline-level="2">Gemini dijo</text:h>
          <text:section text:style-name="Sect2" text:name="model-response-message-contentr_051a354e96883952">
            <text:p text:style-name="P28">¡Claro que sí! Vamos a consolidar todo el "cerebro" del proyecto en un solo lugar. Este es el mapa completo para que tu sistema de <text:span text:style-name="T1">Paula Ayarza Pilates</text:span> funcione con la robustez de un software profesional.</text:p>
            <text:p text:style-name="Text_20_body">Sigue estos pasos en orden para configurar tu entorno local con <text:span text:style-name="T1">Postgres</text:span>.</text:p>
            <text:p text:style-name="Horizontal_20_Line"/>
            <text:h text:style-name="Heading_20_3" text:outline-level="3">Paso 1: Entorno y Librerías</text:h>
            <text:p text:style-name="Text_20_body">En tu terminal, con el entorno virtual activo, instala las herramientas necesarias:</text:p>
            <text:p text:style-name="P28">Bash</text:p>
            <text:p text:style-name="P2"><text:span text:style-name="Source_20_Text">pip install psycopg2-binary dj-database-url python-dotenv holidays</text:span></text:p>
            <text:h text:style-name="Heading_20_3" text:outline-level="3">Paso 2: Configuración de Base de Datos (<text:span text:style-name="Source_20_Text">.env</text:span> y <text:span text:style-name="Source_20_Text">settings.py</text:span>)</text:h>
            <text:p text:style-name="Text_20_body">Crea un archivo llamado <text:span text:style-name="Source_20_Text">.env</text:span> en la raíz de tu proyecto:</text:p>
            <text:p text:style-name="P28">Plaintext</text:p>
            <text:p text:style-name="P2"><text:span text:style-name="Source_20_Text">DATABASE_URL=postgres://tu_usuario:tu_password@localhost:5432/pilates_db</text:span></text:p>
            <text:p text:style-name="Text_20_body">Luego, en tu <text:span text:style-name="Source_20_Text">settings.py</text:span>, configura la conexión dinámica:</text:p>
            <text:p text:style-name="P28">Python</text:p>
            <text:p text:style-name="Preformatted_20_Text"><text:span text:style-name="Source_20_Text">import os</text:span></text:p>
            <text:p text:style-name="Preformatted_20_Text"><text:span text:style-name="Source_20_Text">import dj_database_url</text:span></text:p>
            <text:p text:style-name="Preformatted_20_Text"><text:span text:style-name="Source_20_Text">from dotenv import load_dotenv</text:span></text:p>
            <text:p text:style-name="Preformatted_20_Text"/>
            <text:p text:style-name="Preformatted_20_Text"><text:span text:style-name="Source_20_Text">load_dotenv()</text:span></text:p>
            <text:p text:style-name="Preformatted_20_Text"/>
            <text:p text:style-name="Preformatted_20_Text"><text:span text:style-name="Source_20_Text">DATABASES = {</text:span></text:p>
            <text:p text:style-name="Preformatted_20_Text"><text:span text:style-name="Source_20_Text"><text:s text:c="4"/>'default': dj_database_url.config(conn_max_age=600)</text:span></text:p>
            <text:p text:style-name="P2"><text:span text:style-name="Source_20_Text">}</text:span></text:p>
            <text:p text:style-name="Horizontal_20_Line"><text:soft-page-break/></text:p>
            <text:h text:style-name="Heading_20_3" text:outline-level="3">Paso 3: Los Modelos de Datos (<text:span text:style-name="Source_20_Text">models.py</text:span>)</text:h>
            <text:p text:style-name="Text_20_body">Aquí definimos los Reformers (con su switch ON/OFF) y las Reservas.</text:p>
            <text:p text:style-name="P28">Python</text:p>
            <text:p text:style-name="Preformatted_20_Text"><text:span text:style-name="Source_20_Text">from django.db import models</text:span></text:p>
            <text:p text:style-name="Preformatted_20_Text"><text:span text:style-name="Source_20_Text">from django.contrib.auth.models import User</text:span></text:p>
            <text:p text:style-name="Preformatted_20_Text"/>
            <text:p text:style-name="Preformatted_20_Text"><text:span text:style-name="Source_20_Text">class Reformer(models.Model):</text:span></text:p>
            <text:p text:style-name="Preformatted_20_Text"><text:span text:style-name="Source_20_Text"><text:s text:c="4"/>numero = models.PositiveIntegerField(unique=True)</text:span></text:p>
            <text:p text:style-name="Preformatted_20_Text"><text:span text:style-name="Source_20_Text"><text:s text:c="4"/>activo = models.BooleanField(default=True, help_text="¿Está la máquina operativa?")</text:span></text:p>
            <text:p text:style-name="Preformatted_20_Text"/>
            <text:p text:style-name="Preformatted_20_Text"><text:span text:style-name="Source_20_Text"><text:s text:c="4"/>def __str__(self):</text:span></text:p>
            <text:p text:style-name="Preformatted_20_Text"><text:span text:style-name="Source_20_Text"><text:s text:c="8"/>estado = "✅ Activo" if self.activo else "❌ Fuera de Servicio"</text:span></text:p>
            <text:p text:style-name="Preformatted_20_Text"><text:span text:style-name="Source_20_Text"><text:s text:c="8"/>return f"Reformer {self.numero} - {estado}"</text:span></text:p>
            <text:p text:style-name="Preformatted_20_Text"/>
            <text:p text:style-name="Preformatted_20_Text"><text:span text:style-name="Source_20_Text">class Reserva(models.Model):</text:span></text:p>
            <text:p text:style-name="Preformatted_20_Text"><text:span text:style-name="Source_20_Text"><text:s text:c="4"/>alumno = models.ForeignKey(User, on_delete=models.CASCADE, related_name='mis_reservas')</text:span></text:p>
            <text:p text:style-name="Preformatted_20_Text"><text:span text:style-name="Source_20_Text"><text:s text:c="4"/>reformer = models.ForeignKey(Reformer, on_delete=models.CASCADE)</text:span></text:p>
            <text:p text:style-name="Preformatted_20_Text"><text:span text:style-name="Source_20_Text"><text:s text:c="4"/>fecha = models.DateField()</text:span></text:p>
            <text:p text:style-name="Preformatted_20_Text"><text:span text:style-name="Source_20_Text"><text:s text:c="4"/>hora = models.TimeField()</text:span></text:p>
            <text:p text:style-name="Preformatted_20_Text"><text:span text:style-name="Source_20_Text"><text:s text:c="4"/></text:span></text:p>
            <text:p text:style-name="Preformatted_20_Text"><text:span text:style-name="Source_20_Text"><text:s text:c="4"/>TIPO_CHOICES = [('PILATES', 'Pilates Reformer'), ('BALANCE', 'Body Balance')]</text:span></text:p>
            <text:p text:style-name="Preformatted_20_Text"><text:span text:style-name="Source_20_Text"><text:s text:c="4"/>servicio = models.CharField(max_length=15, choices=TIPO_CHOICES, default='PILATES')</text:span></text:p>
            <text:p text:style-name="Preformatted_20_Text"><text:span text:style-name="Source_20_Text"><text:s text:c="4"/></text:span></text:p>
            <text:p text:style-name="Preformatted_20_Text"><text:span text:style-name="Source_20_Text"><text:s text:c="4"/>pagado = models.BooleanField(default=False)</text:span></text:p>
            <text:p text:style-name="Preformatted_20_Text"/>
            <text:p text:style-name="Preformatted_20_Text"><text:span text:style-name="Source_20_Text"><text:s text:c="4"/>class Meta:</text:span></text:p>
            <text:p text:style-name="Preformatted_20_Text"><text:span text:style-name="Source_20_Text"><text:s text:c="8"/>unique_together = ('reformer', 'fecha', 'hora') # La regla de oro: 1 máquina, 1 hora, 1 persona</text:span></text:p>
            <text:p text:style-name="Preformatted_20_Text"/>
            <text:p text:style-name="Preformatted_20_Text"><text:span text:style-name="Source_20_Text"><text:s text:c="4"/>def __str__(self):</text:span></text:p>
            <text:p text:style-name="P2"><text:span text:style-name="Source_20_Text"><text:s text:c="8"/>return f"{self.fecha} {self.hora} - {self.alumno.username}"</text:span></text:p>
            <text:p text:style-name="Horizontal_20_Line"/>
            <text:h text:style-name="Heading_20_3" text:outline-level="3">Paso 4: La Lógica de Feriados y Fechas (<text:span text:style-name="Source_20_Text">utils.py</text:span>)</text:h>
            <text:p text:style-name="Text_20_body">Crea un archivo llamado <text:span text:style-name="Source_20_Text">utils.py</text:span> en tu app para manejar la "carretera" de fechas.</text:p>
            <text:p text:style-name="P28">Python</text:p>
            <text:p text:style-name="Preformatted_20_Text"><text:span text:style-name="Source_20_Text">import holidays</text:span></text:p>
            <text:p text:style-name="Preformatted_20_Text"><text:span text:style-name="Source_20_Text">from datetime import timedelta</text:span></text:p>
            <text:p text:style-name="Preformatted_20_Text"/>
            <text:p text:style-name="Preformatted_20_Text"><text:span text:style-name="Source_20_Text">def generar_fechas_pack(fecha_inicio, esquema, cantidad=10):</text:span></text:p>
            <text:p text:style-name="Preformatted_20_Text"><text:span text:style-name="Source_20_Text"><text:s text:c="4"/>"""</text:span></text:p>
            <text:p text:style-name="Preformatted_20_Text"><text:span text:style-name="Source_20_Text"><text:s text:c="4"/>esquema: [0, 2, 4] para Lu-Mi-Vi</text:span></text:p>
            <text:p text:style-name="Preformatted_20_Text"><text:span text:style-name="Source_20_Text"><text:s text:c="4"/>"""</text:span></text:p>
            <text:p text:style-name="Preformatted_20_Text"><text:span text:style-name="Source_20_Text"><text:s text:c="4"/>fechas_validas = []</text:span></text:p>
            <text:p text:style-name="Preformatted_20_Text"><text:span text:style-name="Source_20_Text"><text:s text:c="4"/>fecha_actual = fecha_inicio</text:span></text:p>
            <text:p text:style-name="Preformatted_20_Text"><text:span text:style-name="Source_20_Text"><text:s text:c="4"/>feriados_cl = holidays.Chile()</text:span></text:p>
            <text:p text:style-name="Preformatted_20_Text"><text:soft-page-break/></text:p>
            <text:p text:style-name="Preformatted_20_Text"><text:span text:style-name="Source_20_Text"><text:s text:c="4"/>while len(fechas_validas) &lt; cantidad:</text:span></text:p>
            <text:p text:style-name="Preformatted_20_Text"><text:span text:style-name="Source_20_Text"><text:s text:c="8"/># Si el día está en el esquema y NO es feriado</text:span></text:p>
            <text:p text:style-name="Preformatted_20_Text"><text:span text:style-name="Source_20_Text"><text:s text:c="8"/>if fecha_actual.weekday() in esquema and fecha_actual not in feriados_cl:</text:span></text:p>
            <text:p text:style-name="Preformatted_20_Text"><text:span text:style-name="Source_20_Text"><text:s text:c="12"/>fechas_validas.append(fecha_actual)</text:span></text:p>
            <text:p text:style-name="Preformatted_20_Text"><text:span text:style-name="Source_20_Text"><text:s text:c="8"/>fecha_actual += timedelta(days=1)</text:span></text:p>
            <text:p text:style-name="P2"><text:span text:style-name="Source_20_Text"><text:s text:c="4"/>return fechas_validas</text:span></text:p>
            <text:p text:style-name="Horizontal_20_Line"/>
            <text:h text:style-name="Heading_20_3" text:outline-level="3">Paso 5: La Vista de Validación (<text:span text:style-name="Source_20_Text">views.py</text:span>)</text:h>
            <text:p text:style-name="Text_20_body">Esta es la función que revisa si hay cupo antes de que la alumna pague.</text:p>
            <text:p text:style-name="P28">Python</text:p>
            <text:p text:style-name="Preformatted_20_Text"><text:span text:style-name="Source_20_Text">from django.shortcuts import render</text:span></text:p>
            <text:p text:style-name="Preformatted_20_Text"><text:span text:style-name="Source_20_Text">from django.http import JsonResponse</text:span></text:p>
            <text:p text:style-name="Preformatted_20_Text"><text:span text:style-name="Source_20_Text">from .models import Reformer, Reserva</text:span></text:p>
            <text:p text:style-name="Preformatted_20_Text"><text:span text:style-name="Source_20_Text">from .utils import generar_fechas_pack</text:span></text:p>
            <text:p text:style-name="Preformatted_20_Text"><text:span text:style-name="Source_20_Text">from django.db.models import Count</text:span></text:p>
            <text:p text:style-name="Preformatted_20_Text"/>
            <text:p text:style-name="Preformatted_20_Text"><text:span text:style-name="Source_20_Text">def validar_disponibilidad(request):</text:span></text:p>
            <text:p text:style-name="Preformatted_20_Text"><text:span text:style-name="Source_20_Text"><text:s text:c="4"/># Estos datos vendrían del frontend (URL params o POST)</text:span></text:p>
            <text:p text:style-name="Preformatted_20_Text"><text:span text:style-name="Source_20_Text"><text:s text:c="4"/>fecha_inicio = request.GET.get('fecha') </text:span></text:p>
            <text:p text:style-name="Preformatted_20_Text"><text:span text:style-name="Source_20_Text"><text:s text:c="4"/>hora_elegida = request.GET.get('hora')</text:span></text:p>
            <text:p text:style-name="Preformatted_20_Text"><text:span text:style-name="Source_20_Text"><text:s text:c="4"/>esquema = [0, 2, 4] # Ejemplo Lu-Mi-Vi</text:span></text:p>
            <text:p text:style-name="Preformatted_20_Text"/>
            <text:p text:style-name="Preformatted_20_Text"><text:span text:style-name="Source_20_Text"><text:s text:c="4"/>fechas_pack = generar_fechas_pack(fecha_inicio, esquema)</text:span></text:p>
            <text:p text:style-name="Preformatted_20_Text"><text:span text:style-name="Source_20_Text"><text:s text:c="4"/>reformers_on = Reformer.objects.filter(activo=True).count()</text:span></text:p>
            <text:p text:style-name="Preformatted_20_Text"/>
            <text:p text:style-name="Preformatted_20_Text"><text:span text:style-name="Source_20_Text"><text:s text:c="4"/>for f in fechas_pack:</text:span></text:p>
            <text:p text:style-name="Preformatted_20_Text"><text:span text:style-name="Source_20_Text"><text:s text:c="8"/>ocupados = Reserva.objects.filter(fecha=f, hora=hora_elegida).count()</text:span></text:p>
            <text:p text:style-name="Preformatted_20_Text"><text:span text:style-name="Source_20_Text"><text:s text:c="8"/>if ocupados &gt;= reformers_on:</text:span></text:p>
            <text:p text:style-name="Preformatted_20_Text"><text:span text:style-name="Source_20_Text"><text:s text:c="12"/>return JsonResponse({</text:span></text:p>
            <text:p text:style-name="Preformatted_20_Text"><text:span text:style-name="Source_20_Text"><text:s text:c="16"/>'disponible': False, </text:span></text:p>
            <text:p text:style-name="Preformatted_20_Text"><text:span text:style-name="Source_20_Text"><text:s text:c="16"/>'error': f'Día {f} a las {hora_elegida} está lleno'</text:span></text:p>
            <text:p text:style-name="Preformatted_20_Text"><text:span text:style-name="Source_20_Text"><text:s text:c="12"/>})</text:span></text:p>
            <text:p text:style-name="Preformatted_20_Text"/>
            <text:p text:style-name="P2"><text:span text:style-name="Source_20_Text"><text:s text:c="4"/>return JsonResponse({'disponible': True, 'fechas': fechas_pack})</text:span></text:p>
            <text:p text:style-name="Horizontal_20_Line"/>
            <text:h text:style-name="Heading_20_3" text:outline-level="3">Paso 6: El Frontend Sistematizado</text:h>
            <text:p text:style-name="Text_20_body"><text:span text:style-name="T1">El Molde (</text:span><text:span text:style-name="Source_20_Text"><text:span text:style-name="T1">templates/includes/_tarjeta_reserva.html</text:span></text:span><text:span text:style-name="T1">):</text:span></text:p>
            <text:p text:style-name="P28">HTML</text:p>
            <text:p text:style-name="Preformatted_20_Text"><text:span text:style-name="Source_20_Text">&lt;div class="clase-card"&gt;</text:span></text:p>
            <text:p text:style-name="Preformatted_20_Text"><text:span text:style-name="Source_20_Text"><text:s text:c="4"/>&lt;div class="clase-info"&gt;</text:span></text:p>
            <text:p text:style-name="Preformatted_20_Text"><text:span text:style-name="Source_20_Text"><text:s text:c="8"/>&lt;span class="emoji"&gt;🗓️&lt;/span&gt;</text:span></text:p>
            <text:p text:style-name="Preformatted_20_Text"><text:span text:style-name="Source_20_Text"><text:s text:c="8"/>&lt;div&gt;</text:span></text:p>
            <text:p text:style-name="Preformatted_20_Text"><text:span text:style-name="Source_20_Text"><text:s text:c="12"/>&lt;strong&gt;{{ clase.fecha|date:"D d M" }}&lt;/strong&gt;&lt;br&gt;</text:span></text:p>
            <text:p text:style-name="Preformatted_20_Text"><text:span text:style-name="Source_20_Text"><text:s text:c="12"/>&lt;small&gt;{{ clase.get_servicio_display }}&lt;/small&gt;</text:span></text:p>
            <text:p text:style-name="Preformatted_20_Text"><text:span text:style-name="Source_20_Text"><text:s text:c="8"/>&lt;/div&gt;</text:span></text:p>
            <text:p text:style-name="Preformatted_20_Text"><text:span text:style-name="Source_20_Text"><text:s text:c="4"/>&lt;/div&gt;</text:span></text:p>
            <text:p text:style-name="Preformatted_20_Text"><text:span text:style-name="Source_20_Text"><text:s text:c="4"/>&lt;div class="clase-hora"&gt;{{ clase.hora|time:"H:i" }}&lt;/div&gt;</text:span></text:p>
            <text:p text:style-name="P2"><text:soft-page-break/><text:span text:style-name="Source_20_Text">&lt;/div&gt;</text:span></text:p>
            <text:p text:style-name="Text_20_body"><text:span text:style-name="T1">El CSS (</text:span><text:span text:style-name="Source_20_Text"><text:span text:style-name="T1">static/css/style.css</text:span></text:span><text:span text:style-name="T1">):</text:span></text:p>
            <text:p text:style-name="P28">CSS</text:p>
            <text:p text:style-name="Preformatted_20_Text"><text:span text:style-name="Source_20_Text">.clase-card {</text:span></text:p>
            <text:p text:style-name="Preformatted_20_Text"><text:span text:style-name="Source_20_Text"><text:s text:c="4"/>display: flex;</text:span></text:p>
            <text:p text:style-name="Preformatted_20_Text"><text:span text:style-name="Source_20_Text"><text:s text:c="4"/>justify-content: space-between;</text:span></text:p>
            <text:p text:style-name="Preformatted_20_Text"><text:span text:style-name="Source_20_Text"><text:s text:c="4"/>padding: 15px;</text:span></text:p>
            <text:p text:style-name="Preformatted_20_Text"><text:span text:style-name="Source_20_Text"><text:s text:c="4"/>background: #fff;</text:span></text:p>
            <text:p text:style-name="Preformatted_20_Text"><text:span text:style-name="Source_20_Text"><text:s text:c="4"/>border-left: 5px solid #408601;</text:span></text:p>
            <text:p text:style-name="Preformatted_20_Text"><text:span text:style-name="Source_20_Text"><text:s text:c="4"/>border-radius: 8px;</text:span></text:p>
            <text:p text:style-name="Preformatted_20_Text"><text:span text:style-name="Source_20_Text"><text:s text:c="4"/>margin-bottom: 10px;</text:span></text:p>
            <text:p text:style-name="Preformatted_20_Text"><text:span text:style-name="Source_20_Text"><text:s text:c="4"/>box-shadow: 0 2px 5px rgba(0,0,0,0.1);</text:span></text:p>
            <text:p text:style-name="Preformatted_20_Text"><text:span text:style-name="Source_20_Text">}</text:span></text:p>
            <text:p text:style-name="Preformatted_20_Text"><text:span text:style-name="Source_20_Text">.clase-hora {</text:span></text:p>
            <text:p text:style-name="Preformatted_20_Text"><text:span text:style-name="Source_20_Text"><text:s text:c="4"/>background: #f0f7ea;</text:span></text:p>
            <text:p text:style-name="Preformatted_20_Text"><text:span text:style-name="Source_20_Text"><text:s text:c="4"/>padding: 5px 10px;</text:span></text:p>
            <text:p text:style-name="Preformatted_20_Text"><text:span text:style-name="Source_20_Text"><text:s text:c="4"/>border-radius: 5px;</text:span></text:p>
            <text:p text:style-name="Preformatted_20_Text"><text:span text:style-name="Source_20_Text"><text:s text:c="4"/>font-weight: bold;</text:span></text:p>
            <text:p text:style-name="Preformatted_20_Text"><text:span text:style-name="Source_20_Text"><text:s text:c="4"/>color: #2f6300;</text:span></text:p>
            <text:p text:style-name="P2"><text:span text:style-name="Source_20_Text">}</text:span></text:p>
            <text:p text:style-name="Horizontal_20_Line"/>
            <text:h text:style-name="Heading_20_3" text:outline-level="3">Resumen de comandos para ejecutar ahora:</text:h>
            <text:list text:style-name="L69">
              <text:list-item>
                <text:p text:style-name="P113"><text:span text:style-name="Source_20_Text">python manage.py makemigrations</text:span></text:p>
              </text:list-item>
              <text:list-item>
                <text:p text:style-name="P113"><text:span text:style-name="Source_20_Text">python manage.py migrate</text:span></text:p>
              </text:list-item>
              <text:list-item>
                <text:p text:style-name="P113"><text:span text:style-name="Source_20_Text">python manage.py createsuperuser</text:span></text:p>
              </text:list-item>
              <text:list-item>
                <text:p text:style-name="P113"><text:span text:style-name="Source_20_Text">python manage.py runserver</text:span></text:p>
              </text:list-item>
            </text:list>
            <text:p text:style-name="Text_20_body"><text:span text:style-name="T1">¿Qué sigue?</text:span> Ahora que tienes la estructura, lo ideal es crear los 6 reformers en el admin y probar la función de validación. ¿Te gustaría que hagamos el script para <text:span text:style-name="T1">poblar la base de datos</text:span> con los 6 reformers automáticamente para que no tengas que hacerlo a mano?</text:p>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3T03:25:09.140224052</meta:creation-date>
    <dc:date>2026-03-03T03:29:07.086516930</dc:date>
    <meta:editing-duration>PT4M</meta:editing-duration>
    <meta:editing-cycles>1</meta:editing-cycles>
    <meta:document-statistic meta:table-count="2" meta:image-count="0" meta:object-count="0" meta:page-count="84" meta:paragraph-count="2225" meta:word-count="16543" meta:character-count="110802" meta:non-whitespace-character-count="93163"/>
    <meta:generator>LibreOffice/24.2.7.2$Linux_X86_64 LibreOffice_project/420$Build-2</meta:generator>
  </office:meta>
</office:document-meta>
</file>